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57.94pt" svg:height="254.92pt" svg:x="258.07pt" svg:y="0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2.81pt" svg:height="254.92pt" svg:x="259.09pt" svg:y="267.73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894818" calcext:value-type="float">
            <text:p>894818</text:p>
          </table:table-cell>
          <table:table-cell/>
          <table:table-cell office:value-type="float" office:value="860901" calcext:value-type="float">
            <text:p>860901</text:p>
          </table:table-cell>
        </table:table-row>
        <table:table-row table:style-name="ro1">
          <table:table-cell/>
          <table:table-cell office:value-type="float" office:value="822789" calcext:value-type="float">
            <text:p>822789</text:p>
          </table:table-cell>
          <table:table-cell/>
          <table:table-cell office:value-type="float" office:value="775665" calcext:value-type="float">
            <text:p>775665</text:p>
          </table:table-cell>
        </table:table-row>
        <table:table-row table:style-name="ro1">
          <table:table-cell/>
          <table:table-cell office:value-type="float" office:value="754571" calcext:value-type="float">
            <text:p>754571</text:p>
          </table:table-cell>
          <table:table-cell/>
          <table:table-cell office:value-type="float" office:value="754953" calcext:value-type="float">
            <text:p>754953</text:p>
          </table:table-cell>
        </table:table-row>
        <table:table-row table:style-name="ro1">
          <table:table-cell/>
          <table:table-cell office:value-type="float" office:value="789280" calcext:value-type="float">
            <text:p>789280</text:p>
          </table:table-cell>
          <table:table-cell/>
          <table:table-cell office:value-type="float" office:value="754734" calcext:value-type="float">
            <text:p>754734</text:p>
          </table:table-cell>
        </table:table-row>
        <table:table-row table:style-name="ro1">
          <table:table-cell/>
          <table:table-cell office:value-type="float" office:value="805965" calcext:value-type="float">
            <text:p>805965</text:p>
          </table:table-cell>
          <table:table-cell/>
          <table:table-cell office:value-type="float" office:value="749402" calcext:value-type="float">
            <text:p>749402</text:p>
          </table:table-cell>
        </table:table-row>
        <table:table-row table:style-name="ro1">
          <table:table-cell/>
          <table:table-cell office:value-type="float" office:value="761374" calcext:value-type="float">
            <text:p>761374</text:p>
          </table:table-cell>
          <table:table-cell/>
          <table:table-cell office:value-type="float" office:value="752368" calcext:value-type="float">
            <text:p>752368</text:p>
          </table:table-cell>
        </table:table-row>
        <table:table-row table:style-name="ro1">
          <table:table-cell/>
          <table:table-cell office:value-type="float" office:value="806010" calcext:value-type="float">
            <text:p>806010</text:p>
          </table:table-cell>
          <table:table-cell/>
          <table:table-cell office:value-type="float" office:value="746363" calcext:value-type="float">
            <text:p>746363</text:p>
          </table:table-cell>
        </table:table-row>
        <table:table-row table:style-name="ro1">
          <table:table-cell/>
          <table:table-cell office:value-type="float" office:value="761108" calcext:value-type="float">
            <text:p>761108</text:p>
          </table:table-cell>
          <table:table-cell/>
          <table:table-cell office:value-type="float" office:value="795904" calcext:value-type="float">
            <text:p>795904</text:p>
          </table:table-cell>
        </table:table-row>
        <table:table-row table:style-name="ro1">
          <table:table-cell/>
          <table:table-cell office:value-type="float" office:value="808157" calcext:value-type="float">
            <text:p>808157</text:p>
          </table:table-cell>
          <table:table-cell/>
          <table:table-cell office:value-type="float" office:value="752194" calcext:value-type="float">
            <text:p>752194</text:p>
          </table:table-cell>
        </table:table-row>
        <table:table-row table:style-name="ro1">
          <table:table-cell/>
          <table:table-cell office:value-type="float" office:value="859519" calcext:value-type="float">
            <text:p>859519</text:p>
          </table:table-cell>
          <table:table-cell/>
          <table:table-cell office:value-type="float" office:value="775786" calcext:value-type="float">
            <text:p>775786</text:p>
          </table:table-cell>
        </table:table-row>
        <table:table-row table:style-name="ro1">
          <table:table-cell/>
          <table:table-cell office:value-type="float" office:value="765486" calcext:value-type="float">
            <text:p>765486</text:p>
          </table:table-cell>
          <table:table-cell/>
          <table:table-cell office:value-type="float" office:value="766539" calcext:value-type="float">
            <text:p>766539</text:p>
          </table:table-cell>
        </table:table-row>
        <table:table-row table:style-name="ro1">
          <table:table-cell/>
          <table:table-cell office:value-type="float" office:value="807945" calcext:value-type="float">
            <text:p>807945</text:p>
          </table:table-cell>
          <table:table-cell/>
          <table:table-cell office:value-type="float" office:value="734812" calcext:value-type="float">
            <text:p>734812</text:p>
          </table:table-cell>
        </table:table-row>
        <table:table-row table:style-name="ro1">
          <table:table-cell/>
          <table:table-cell office:value-type="float" office:value="756214" calcext:value-type="float">
            <text:p>756214</text:p>
          </table:table-cell>
          <table:table-cell/>
          <table:table-cell office:value-type="float" office:value="729434" calcext:value-type="float">
            <text:p>729434</text:p>
          </table:table-cell>
        </table:table-row>
        <table:table-row table:style-name="ro1">
          <table:table-cell/>
          <table:table-cell office:value-type="float" office:value="782719" calcext:value-type="float">
            <text:p>782719</text:p>
          </table:table-cell>
          <table:table-cell/>
          <table:table-cell office:value-type="float" office:value="737165" calcext:value-type="float">
            <text:p>737165</text:p>
          </table:table-cell>
        </table:table-row>
        <table:table-row table:style-name="ro1">
          <table:table-cell/>
          <table:table-cell office:value-type="float" office:value="758896" calcext:value-type="float">
            <text:p>758896</text:p>
          </table:table-cell>
          <table:table-cell/>
          <table:table-cell office:value-type="float" office:value="733606" calcext:value-type="float">
            <text:p>733606</text:p>
          </table:table-cell>
        </table:table-row>
        <table:table-row table:style-name="ro1">
          <table:table-cell/>
          <table:table-cell office:value-type="float" office:value="811580" calcext:value-type="float">
            <text:p>811580</text:p>
          </table:table-cell>
          <table:table-cell/>
          <table:table-cell office:value-type="float" office:value="780346" calcext:value-type="float">
            <text:p>780346</text:p>
          </table:table-cell>
        </table:table-row>
        <table:table-row table:style-name="ro1">
          <table:table-cell/>
          <table:table-cell office:value-type="float" office:value="764574" calcext:value-type="float">
            <text:p>764574</text:p>
          </table:table-cell>
          <table:table-cell/>
          <table:table-cell office:value-type="float" office:value="731878" calcext:value-type="float">
            <text:p>731878</text:p>
          </table:table-cell>
        </table:table-row>
        <table:table-row table:style-name="ro1">
          <table:table-cell/>
          <table:table-cell office:value-type="float" office:value="762408" calcext:value-type="float">
            <text:p>762408</text:p>
          </table:table-cell>
          <table:table-cell/>
          <table:table-cell office:value-type="float" office:value="735088" calcext:value-type="float">
            <text:p>735088</text:p>
          </table:table-cell>
        </table:table-row>
        <table:table-row table:style-name="ro1">
          <table:table-cell/>
          <table:table-cell office:value-type="float" office:value="798827" calcext:value-type="float">
            <text:p>798827</text:p>
          </table:table-cell>
          <table:table-cell/>
          <table:table-cell office:value-type="float" office:value="731448" calcext:value-type="float">
            <text:p>731448</text:p>
          </table:table-cell>
        </table:table-row>
        <table:table-row table:style-name="ro1">
          <table:table-cell/>
          <table:table-cell office:value-type="float" office:value="772363" calcext:value-type="float">
            <text:p>772363</text:p>
          </table:table-cell>
          <table:table-cell/>
          <table:table-cell office:value-type="float" office:value="731959" calcext:value-type="float">
            <text:p>731959</text:p>
          </table:table-cell>
        </table:table-row>
        <table:table-row table:style-name="ro1">
          <table:table-cell/>
          <table:table-cell office:value-type="float" office:value="753142" calcext:value-type="float">
            <text:p>753142</text:p>
          </table:table-cell>
          <table:table-cell/>
          <table:table-cell office:value-type="float" office:value="780009" calcext:value-type="float">
            <text:p>780009</text:p>
          </table:table-cell>
        </table:table-row>
        <table:table-row table:style-name="ro1">
          <table:table-cell/>
          <table:table-cell office:value-type="float" office:value="804307" calcext:value-type="float">
            <text:p>804307</text:p>
          </table:table-cell>
          <table:table-cell/>
          <table:table-cell office:value-type="float" office:value="780230" calcext:value-type="float">
            <text:p>780230</text:p>
          </table:table-cell>
        </table:table-row>
        <table:table-row table:style-name="ro1">
          <table:table-cell/>
          <table:table-cell office:value-type="float" office:value="748284" calcext:value-type="float">
            <text:p>748284</text:p>
          </table:table-cell>
          <table:table-cell/>
          <table:table-cell office:value-type="float" office:value="793375" calcext:value-type="float">
            <text:p>793375</text:p>
          </table:table-cell>
        </table:table-row>
        <table:table-row table:style-name="ro1">
          <table:table-cell/>
          <table:table-cell office:value-type="float" office:value="744242" calcext:value-type="float">
            <text:p>744242</text:p>
          </table:table-cell>
          <table:table-cell/>
          <table:table-cell office:value-type="float" office:value="793007" calcext:value-type="float">
            <text:p>793007</text:p>
          </table:table-cell>
        </table:table-row>
        <table:table-row table:style-name="ro1">
          <table:table-cell/>
          <table:table-cell office:value-type="float" office:value="791076" calcext:value-type="float">
            <text:p>791076</text:p>
          </table:table-cell>
          <table:table-cell/>
          <table:table-cell office:value-type="float" office:value="738393" calcext:value-type="float">
            <text:p>738393</text:p>
          </table:table-cell>
        </table:table-row>
        <table:table-row table:style-name="ro1">
          <table:table-cell/>
          <table:table-cell office:value-type="float" office:value="782124" calcext:value-type="float">
            <text:p>782124</text:p>
          </table:table-cell>
          <table:table-cell/>
          <table:table-cell office:value-type="float" office:value="745056" calcext:value-type="float">
            <text:p>745056</text:p>
          </table:table-cell>
        </table:table-row>
        <table:table-row table:style-name="ro1">
          <table:table-cell/>
          <table:table-cell office:value-type="float" office:value="808752" calcext:value-type="float">
            <text:p>808752</text:p>
          </table:table-cell>
          <table:table-cell/>
          <table:table-cell office:value-type="float" office:value="759106" calcext:value-type="float">
            <text:p>759106</text:p>
          </table:table-cell>
        </table:table-row>
        <table:table-row table:style-name="ro1">
          <table:table-cell/>
          <table:table-cell office:value-type="float" office:value="757830" calcext:value-type="float">
            <text:p>757830</text:p>
          </table:table-cell>
          <table:table-cell/>
          <table:table-cell office:value-type="float" office:value="739075" calcext:value-type="float">
            <text:p>739075</text:p>
          </table:table-cell>
        </table:table-row>
        <table:table-row table:style-name="ro1">
          <table:table-cell/>
          <table:table-cell office:value-type="float" office:value="748580" calcext:value-type="float">
            <text:p>748580</text:p>
          </table:table-cell>
          <table:table-cell/>
          <table:table-cell office:value-type="float" office:value="764056" calcext:value-type="float">
            <text:p>764056</text:p>
          </table:table-cell>
        </table:table-row>
        <table:table-row table:style-name="ro1">
          <table:table-cell/>
          <table:table-cell office:value-type="float" office:value="762758" calcext:value-type="float">
            <text:p>762758</text:p>
          </table:table-cell>
          <table:table-cell/>
          <table:table-cell office:value-type="float" office:value="732259" calcext:value-type="float">
            <text:p>732259</text:p>
          </table:table-cell>
        </table:table-row>
        <table:table-row table:style-name="ro1">
          <table:table-cell/>
          <table:table-cell office:value-type="float" office:value="755813" calcext:value-type="float">
            <text:p>755813</text:p>
          </table:table-cell>
          <table:table-cell/>
          <table:table-cell office:value-type="float" office:value="775184" calcext:value-type="float">
            <text:p>775184</text:p>
          </table:table-cell>
        </table:table-row>
        <table:table-row table:style-name="ro1">
          <table:table-cell/>
          <table:table-cell office:value-type="float" office:value="754879" calcext:value-type="float">
            <text:p>754879</text:p>
          </table:table-cell>
          <table:table-cell/>
          <table:table-cell office:value-type="float" office:value="730640" calcext:value-type="float">
            <text:p>730640</text:p>
          </table:table-cell>
        </table:table-row>
        <table:table-row table:style-name="ro1">
          <table:table-cell/>
          <table:table-cell office:value-type="float" office:value="801372" calcext:value-type="float">
            <text:p>801372</text:p>
          </table:table-cell>
          <table:table-cell/>
          <table:table-cell office:value-type="float" office:value="730341" calcext:value-type="float">
            <text:p>730341</text:p>
          </table:table-cell>
        </table:table-row>
        <table:table-row table:style-name="ro1">
          <table:table-cell/>
          <table:table-cell office:value-type="float" office:value="739819" calcext:value-type="float">
            <text:p>739819</text:p>
          </table:table-cell>
          <table:table-cell/>
          <table:table-cell office:value-type="float" office:value="784118" calcext:value-type="float">
            <text:p>784118</text:p>
          </table:table-cell>
        </table:table-row>
        <table:table-row table:style-name="ro1">
          <table:table-cell/>
          <table:table-cell office:value-type="float" office:value="778146" calcext:value-type="float">
            <text:p>778146</text:p>
          </table:table-cell>
          <table:table-cell/>
          <table:table-cell office:value-type="float" office:value="732468" calcext:value-type="float">
            <text:p>732468</text:p>
          </table:table-cell>
        </table:table-row>
        <table:table-row table:style-name="ro1">
          <table:table-cell/>
          <table:table-cell office:value-type="float" office:value="805528" calcext:value-type="float">
            <text:p>805528</text:p>
          </table:table-cell>
          <table:table-cell/>
          <table:table-cell office:value-type="float" office:value="732637" calcext:value-type="float">
            <text:p>732637</text:p>
          </table:table-cell>
        </table:table-row>
        <table:table-row table:style-name="ro1">
          <table:table-cell/>
          <table:table-cell office:value-type="float" office:value="746071" calcext:value-type="float">
            <text:p>746071</text:p>
          </table:table-cell>
          <table:table-cell/>
          <table:table-cell office:value-type="float" office:value="741476" calcext:value-type="float">
            <text:p>741476</text:p>
          </table:table-cell>
        </table:table-row>
        <table:table-row table:style-name="ro1">
          <table:table-cell/>
          <table:table-cell office:value-type="float" office:value="751747" calcext:value-type="float">
            <text:p>751747</text:p>
          </table:table-cell>
          <table:table-cell/>
          <table:table-cell office:value-type="float" office:value="737783" calcext:value-type="float">
            <text:p>737783</text:p>
          </table:table-cell>
        </table:table-row>
        <table:table-row table:style-name="ro1">
          <table:table-cell/>
          <table:table-cell office:value-type="float" office:value="750244" calcext:value-type="float">
            <text:p>750244</text:p>
          </table:table-cell>
          <table:table-cell/>
          <table:table-cell office:value-type="float" office:value="769850" calcext:value-type="float">
            <text:p>769850</text:p>
          </table:table-cell>
        </table:table-row>
        <table:table-row table:style-name="ro1">
          <table:table-cell/>
          <table:table-cell office:value-type="float" office:value="817749" calcext:value-type="float">
            <text:p>817749</text:p>
          </table:table-cell>
          <table:table-cell/>
          <table:table-cell office:value-type="float" office:value="744178" calcext:value-type="float">
            <text:p>744178</text:p>
          </table:table-cell>
        </table:table-row>
        <table:table-row table:style-name="ro1">
          <table:table-cell/>
          <table:table-cell office:value-type="float" office:value="806280" calcext:value-type="float">
            <text:p>806280</text:p>
          </table:table-cell>
          <table:table-cell/>
          <table:table-cell office:value-type="float" office:value="784149" calcext:value-type="float">
            <text:p>784149</text:p>
          </table:table-cell>
        </table:table-row>
        <table:table-row table:style-name="ro1">
          <table:table-cell/>
          <table:table-cell office:value-type="float" office:value="800089" calcext:value-type="float">
            <text:p>800089</text:p>
          </table:table-cell>
          <table:table-cell/>
          <table:table-cell office:value-type="float" office:value="736985" calcext:value-type="float">
            <text:p>736985</text:p>
          </table:table-cell>
        </table:table-row>
        <table:table-row table:style-name="ro1">
          <table:table-cell/>
          <table:table-cell office:value-type="float" office:value="796559" calcext:value-type="float">
            <text:p>796559</text:p>
          </table:table-cell>
          <table:table-cell/>
          <table:table-cell office:value-type="float" office:value="735775" calcext:value-type="float">
            <text:p>735775</text:p>
          </table:table-cell>
        </table:table-row>
        <table:table-row table:style-name="ro1">
          <table:table-cell/>
          <table:table-cell office:value-type="float" office:value="761370" calcext:value-type="float">
            <text:p>761370</text:p>
          </table:table-cell>
          <table:table-cell/>
          <table:table-cell office:value-type="float" office:value="735879" calcext:value-type="float">
            <text:p>735879</text:p>
          </table:table-cell>
        </table:table-row>
        <table:table-row table:style-name="ro1">
          <table:table-cell/>
          <table:table-cell office:value-type="float" office:value="754571" calcext:value-type="float">
            <text:p>754571</text:p>
          </table:table-cell>
          <table:table-cell/>
          <table:table-cell office:value-type="float" office:value="735202" calcext:value-type="float">
            <text:p>735202</text:p>
          </table:table-cell>
        </table:table-row>
        <table:table-row table:style-name="ro1">
          <table:table-cell/>
          <table:table-cell office:value-type="float" office:value="765524" calcext:value-type="float">
            <text:p>765524</text:p>
          </table:table-cell>
          <table:table-cell/>
          <table:table-cell office:value-type="float" office:value="738889" calcext:value-type="float">
            <text:p>738889</text:p>
          </table:table-cell>
        </table:table-row>
        <table:table-row table:style-name="ro1">
          <table:table-cell/>
          <table:table-cell office:value-type="float" office:value="799105" calcext:value-type="float">
            <text:p>799105</text:p>
          </table:table-cell>
          <table:table-cell/>
          <table:table-cell office:value-type="float" office:value="735762" calcext:value-type="float">
            <text:p>735762</text:p>
          </table:table-cell>
        </table:table-row>
        <table:table-row table:style-name="ro1">
          <table:table-cell/>
          <table:table-cell office:value-type="float" office:value="748950" calcext:value-type="float">
            <text:p>748950</text:p>
          </table:table-cell>
          <table:table-cell/>
          <table:table-cell office:value-type="float" office:value="734867" calcext:value-type="float">
            <text:p>734867</text:p>
          </table:table-cell>
        </table:table-row>
        <table:table-row table:style-name="ro1">
          <table:table-cell/>
          <table:table-cell office:value-type="float" office:value="794267" calcext:value-type="float">
            <text:p>794267</text:p>
          </table:table-cell>
          <table:table-cell/>
          <table:table-cell office:value-type="float" office:value="721144" calcext:value-type="float">
            <text:p>721144</text:p>
          </table:table-cell>
        </table:table-row>
        <table:table-row table:style-name="ro1">
          <table:table-cell/>
          <table:table-cell office:value-type="float" office:value="747391" calcext:value-type="float">
            <text:p>747391</text:p>
          </table:table-cell>
          <table:table-cell/>
          <table:table-cell office:value-type="float" office:value="741422" calcext:value-type="float">
            <text:p>741422</text:p>
          </table:table-cell>
        </table:table-row>
        <table:table-row table:style-name="ro1">
          <table:table-cell/>
          <table:table-cell office:value-type="float" office:value="742672" calcext:value-type="float">
            <text:p>742672</text:p>
          </table:table-cell>
          <table:table-cell/>
          <table:table-cell office:value-type="float" office:value="777253" calcext:value-type="float">
            <text:p>777253</text:p>
          </table:table-cell>
        </table:table-row>
        <table:table-row table:style-name="ro1">
          <table:table-cell/>
          <table:table-cell office:value-type="float" office:value="758623" calcext:value-type="float">
            <text:p>758623</text:p>
          </table:table-cell>
          <table:table-cell/>
          <table:table-cell office:value-type="float" office:value="723138" calcext:value-type="float">
            <text:p>723138</text:p>
          </table:table-cell>
        </table:table-row>
        <table:table-row table:style-name="ro1">
          <table:table-cell/>
          <table:table-cell office:value-type="float" office:value="739888" calcext:value-type="float">
            <text:p>739888</text:p>
          </table:table-cell>
          <table:table-cell/>
          <table:table-cell office:value-type="float" office:value="724720" calcext:value-type="float">
            <text:p>724720</text:p>
          </table:table-cell>
        </table:table-row>
        <table:table-row table:style-name="ro1">
          <table:table-cell/>
          <table:table-cell office:value-type="float" office:value="746293" calcext:value-type="float">
            <text:p>746293</text:p>
          </table:table-cell>
          <table:table-cell/>
          <table:table-cell office:value-type="float" office:value="734322" calcext:value-type="float">
            <text:p>734322</text:p>
          </table:table-cell>
        </table:table-row>
        <table:table-row table:style-name="ro1">
          <table:table-cell/>
          <table:table-cell office:value-type="float" office:value="760261" calcext:value-type="float">
            <text:p>760261</text:p>
          </table:table-cell>
          <table:table-cell/>
          <table:table-cell office:value-type="float" office:value="728221" calcext:value-type="float">
            <text:p>728221</text:p>
          </table:table-cell>
        </table:table-row>
        <table:table-row table:style-name="ro1">
          <table:table-cell/>
          <table:table-cell office:value-type="float" office:value="747418" calcext:value-type="float">
            <text:p>747418</text:p>
          </table:table-cell>
          <table:table-cell/>
          <table:table-cell office:value-type="float" office:value="728684" calcext:value-type="float">
            <text:p>728684</text:p>
          </table:table-cell>
        </table:table-row>
        <table:table-row table:style-name="ro1">
          <table:table-cell/>
          <table:table-cell office:value-type="float" office:value="741327" calcext:value-type="float">
            <text:p>741327</text:p>
          </table:table-cell>
          <table:table-cell/>
          <table:table-cell office:value-type="float" office:value="750539" calcext:value-type="float">
            <text:p>750539</text:p>
          </table:table-cell>
        </table:table-row>
        <table:table-row table:style-name="ro1">
          <table:table-cell/>
          <table:table-cell office:value-type="float" office:value="748235" calcext:value-type="float">
            <text:p>748235</text:p>
          </table:table-cell>
          <table:table-cell/>
          <table:table-cell office:value-type="float" office:value="730800" calcext:value-type="float">
            <text:p>730800</text:p>
          </table:table-cell>
        </table:table-row>
        <table:table-row table:style-name="ro1">
          <table:table-cell/>
          <table:table-cell office:value-type="float" office:value="744440" calcext:value-type="float">
            <text:p>744440</text:p>
          </table:table-cell>
          <table:table-cell/>
          <table:table-cell office:value-type="float" office:value="737153" calcext:value-type="float">
            <text:p>737153</text:p>
          </table:table-cell>
        </table:table-row>
        <table:table-row table:style-name="ro1">
          <table:table-cell/>
          <table:table-cell office:value-type="float" office:value="749638" calcext:value-type="float">
            <text:p>749638</text:p>
          </table:table-cell>
          <table:table-cell/>
          <table:table-cell office:value-type="float" office:value="734388" calcext:value-type="float">
            <text:p>734388</text:p>
          </table:table-cell>
        </table:table-row>
        <table:table-row table:style-name="ro1">
          <table:table-cell/>
          <table:table-cell office:value-type="float" office:value="791117" calcext:value-type="float">
            <text:p>791117</text:p>
          </table:table-cell>
          <table:table-cell/>
          <table:table-cell office:value-type="float" office:value="725373" calcext:value-type="float">
            <text:p>725373</text:p>
          </table:table-cell>
        </table:table-row>
        <table:table-row table:style-name="ro1">
          <table:table-cell/>
          <table:table-cell office:value-type="float" office:value="744497" calcext:value-type="float">
            <text:p>744497</text:p>
          </table:table-cell>
          <table:table-cell/>
          <table:table-cell office:value-type="float" office:value="728712" calcext:value-type="float">
            <text:p>728712</text:p>
          </table:table-cell>
        </table:table-row>
        <table:table-row table:style-name="ro1">
          <table:table-cell/>
          <table:table-cell office:value-type="float" office:value="811439" calcext:value-type="float">
            <text:p>811439</text:p>
          </table:table-cell>
          <table:table-cell/>
          <table:table-cell office:value-type="float" office:value="771821" calcext:value-type="float">
            <text:p>771821</text:p>
          </table:table-cell>
        </table:table-row>
        <table:table-row table:style-name="ro1">
          <table:table-cell/>
          <table:table-cell office:value-type="float" office:value="771136" calcext:value-type="float">
            <text:p>771136</text:p>
          </table:table-cell>
          <table:table-cell/>
          <table:table-cell office:value-type="float" office:value="729770" calcext:value-type="float">
            <text:p>729770</text:p>
          </table:table-cell>
        </table:table-row>
        <table:table-row table:style-name="ro1">
          <table:table-cell/>
          <table:table-cell office:value-type="float" office:value="772546" calcext:value-type="float">
            <text:p>772546</text:p>
          </table:table-cell>
          <table:table-cell/>
          <table:table-cell office:value-type="float" office:value="735353" calcext:value-type="float">
            <text:p>735353</text:p>
          </table:table-cell>
        </table:table-row>
        <table:table-row table:style-name="ro1">
          <table:table-cell/>
          <table:table-cell office:value-type="float" office:value="771481" calcext:value-type="float">
            <text:p>771481</text:p>
          </table:table-cell>
          <table:table-cell/>
          <table:table-cell office:value-type="float" office:value="737071" calcext:value-type="float">
            <text:p>737071</text:p>
          </table:table-cell>
        </table:table-row>
        <table:table-row table:style-name="ro1">
          <table:table-cell/>
          <table:table-cell office:value-type="float" office:value="748345" calcext:value-type="float">
            <text:p>748345</text:p>
          </table:table-cell>
          <table:table-cell/>
          <table:table-cell office:value-type="float" office:value="732302" calcext:value-type="float">
            <text:p>732302</text:p>
          </table:table-cell>
        </table:table-row>
        <table:table-row table:style-name="ro1">
          <table:table-cell/>
          <table:table-cell office:value-type="float" office:value="752604" calcext:value-type="float">
            <text:p>752604</text:p>
          </table:table-cell>
          <table:table-cell/>
          <table:table-cell office:value-type="float" office:value="756480" calcext:value-type="float">
            <text:p>756480</text:p>
          </table:table-cell>
        </table:table-row>
        <table:table-row table:style-name="ro1">
          <table:table-cell/>
          <table:table-cell office:value-type="float" office:value="954779" calcext:value-type="float">
            <text:p>954779</text:p>
          </table:table-cell>
          <table:table-cell/>
          <table:table-cell office:value-type="float" office:value="787399" calcext:value-type="float">
            <text:p>787399</text:p>
          </table:table-cell>
        </table:table-row>
        <table:table-row table:style-name="ro1">
          <table:table-cell/>
          <table:table-cell office:value-type="float" office:value="746600" calcext:value-type="float">
            <text:p>746600</text:p>
          </table:table-cell>
          <table:table-cell/>
          <table:table-cell office:value-type="float" office:value="737975" calcext:value-type="float">
            <text:p>737975</text:p>
          </table:table-cell>
        </table:table-row>
        <table:table-row table:style-name="ro1">
          <table:table-cell/>
          <table:table-cell office:value-type="float" office:value="828331" calcext:value-type="float">
            <text:p>828331</text:p>
          </table:table-cell>
          <table:table-cell/>
          <table:table-cell office:value-type="float" office:value="796416" calcext:value-type="float">
            <text:p>796416</text:p>
          </table:table-cell>
        </table:table-row>
        <table:table-row table:style-name="ro1">
          <table:table-cell/>
          <table:table-cell office:value-type="float" office:value="779894" calcext:value-type="float">
            <text:p>779894</text:p>
          </table:table-cell>
          <table:table-cell/>
          <table:table-cell office:value-type="float" office:value="737931" calcext:value-type="float">
            <text:p>737931</text:p>
          </table:table-cell>
        </table:table-row>
        <table:table-row table:style-name="ro1">
          <table:table-cell/>
          <table:table-cell office:value-type="float" office:value="779908" calcext:value-type="float">
            <text:p>779908</text:p>
          </table:table-cell>
          <table:table-cell/>
          <table:table-cell office:value-type="float" office:value="737162" calcext:value-type="float">
            <text:p>737162</text:p>
          </table:table-cell>
        </table:table-row>
        <table:table-row table:style-name="ro1">
          <table:table-cell/>
          <table:table-cell office:value-type="float" office:value="789303" calcext:value-type="float">
            <text:p>789303</text:p>
          </table:table-cell>
          <table:table-cell/>
          <table:table-cell office:value-type="float" office:value="735653" calcext:value-type="float">
            <text:p>735653</text:p>
          </table:table-cell>
        </table:table-row>
        <table:table-row table:style-name="ro1">
          <table:table-cell/>
          <table:table-cell office:value-type="float" office:value="798352" calcext:value-type="float">
            <text:p>798352</text:p>
          </table:table-cell>
          <table:table-cell/>
          <table:table-cell office:value-type="float" office:value="732184" calcext:value-type="float">
            <text:p>732184</text:p>
          </table:table-cell>
        </table:table-row>
        <table:table-row table:style-name="ro1">
          <table:table-cell/>
          <table:table-cell office:value-type="float" office:value="823800" calcext:value-type="float">
            <text:p>823800</text:p>
          </table:table-cell>
          <table:table-cell/>
          <table:table-cell office:value-type="float" office:value="740438" calcext:value-type="float">
            <text:p>740438</text:p>
          </table:table-cell>
        </table:table-row>
        <table:table-row table:style-name="ro1">
          <table:table-cell/>
          <table:table-cell office:value-type="float" office:value="745837" calcext:value-type="float">
            <text:p>745837</text:p>
          </table:table-cell>
          <table:table-cell/>
          <table:table-cell office:value-type="float" office:value="788337" calcext:value-type="float">
            <text:p>788337</text:p>
          </table:table-cell>
        </table:table-row>
        <table:table-row table:style-name="ro1">
          <table:table-cell/>
          <table:table-cell office:value-type="float" office:value="750896" calcext:value-type="float">
            <text:p>750896</text:p>
          </table:table-cell>
          <table:table-cell/>
          <table:table-cell office:value-type="float" office:value="733688" calcext:value-type="float">
            <text:p>733688</text:p>
          </table:table-cell>
        </table:table-row>
        <table:table-row table:style-name="ro1">
          <table:table-cell/>
          <table:table-cell office:value-type="float" office:value="799032" calcext:value-type="float">
            <text:p>799032</text:p>
          </table:table-cell>
          <table:table-cell/>
          <table:table-cell office:value-type="float" office:value="738652" calcext:value-type="float">
            <text:p>738652</text:p>
          </table:table-cell>
        </table:table-row>
        <table:table-row table:style-name="ro1">
          <table:table-cell/>
          <table:table-cell office:value-type="float" office:value="782499" calcext:value-type="float">
            <text:p>782499</text:p>
          </table:table-cell>
          <table:table-cell/>
          <table:table-cell office:value-type="float" office:value="735134" calcext:value-type="float">
            <text:p>735134</text:p>
          </table:table-cell>
        </table:table-row>
        <table:table-row table:style-name="ro1">
          <table:table-cell/>
          <table:table-cell office:value-type="float" office:value="779720" calcext:value-type="float">
            <text:p>779720</text:p>
          </table:table-cell>
          <table:table-cell/>
          <table:table-cell office:value-type="float" office:value="731421" calcext:value-type="float">
            <text:p>731421</text:p>
          </table:table-cell>
        </table:table-row>
        <table:table-row table:style-name="ro1">
          <table:table-cell/>
          <table:table-cell office:value-type="float" office:value="756018" calcext:value-type="float">
            <text:p>756018</text:p>
          </table:table-cell>
          <table:table-cell/>
          <table:table-cell office:value-type="float" office:value="733561" calcext:value-type="float">
            <text:p>733561</text:p>
          </table:table-cell>
        </table:table-row>
        <table:table-row table:style-name="ro1">
          <table:table-cell/>
          <table:table-cell office:value-type="float" office:value="785440" calcext:value-type="float">
            <text:p>785440</text:p>
          </table:table-cell>
          <table:table-cell/>
          <table:table-cell office:value-type="float" office:value="736893" calcext:value-type="float">
            <text:p>736893</text:p>
          </table:table-cell>
        </table:table-row>
        <table:table-row table:style-name="ro1">
          <table:table-cell/>
          <table:table-cell office:value-type="float" office:value="757691" calcext:value-type="float">
            <text:p>757691</text:p>
          </table:table-cell>
          <table:table-cell/>
          <table:table-cell office:value-type="float" office:value="778813" calcext:value-type="float">
            <text:p>778813</text:p>
          </table:table-cell>
        </table:table-row>
        <table:table-row table:style-name="ro1">
          <table:table-cell/>
          <table:table-cell office:value-type="float" office:value="795107" calcext:value-type="float">
            <text:p>795107</text:p>
          </table:table-cell>
          <table:table-cell/>
          <table:table-cell office:value-type="float" office:value="739381" calcext:value-type="float">
            <text:p>739381</text:p>
          </table:table-cell>
        </table:table-row>
        <table:table-row table:style-name="ro1">
          <table:table-cell/>
          <table:table-cell office:value-type="float" office:value="747255" calcext:value-type="float">
            <text:p>747255</text:p>
          </table:table-cell>
          <table:table-cell/>
          <table:table-cell office:value-type="float" office:value="733085" calcext:value-type="float">
            <text:p>733085</text:p>
          </table:table-cell>
        </table:table-row>
        <table:table-row table:style-name="ro1">
          <table:table-cell/>
          <table:table-cell office:value-type="float" office:value="765412" calcext:value-type="float">
            <text:p>765412</text:p>
          </table:table-cell>
          <table:table-cell/>
          <table:table-cell office:value-type="float" office:value="783448" calcext:value-type="float">
            <text:p>783448</text:p>
          </table:table-cell>
        </table:table-row>
        <table:table-row table:style-name="ro1">
          <table:table-cell/>
          <table:table-cell office:value-type="float" office:value="802981" calcext:value-type="float">
            <text:p>802981</text:p>
          </table:table-cell>
          <table:table-cell/>
          <table:table-cell office:value-type="float" office:value="740193" calcext:value-type="float">
            <text:p>740193</text:p>
          </table:table-cell>
        </table:table-row>
        <table:table-row table:style-name="ro1">
          <table:table-cell/>
          <table:table-cell office:value-type="float" office:value="745991" calcext:value-type="float">
            <text:p>745991</text:p>
          </table:table-cell>
          <table:table-cell/>
          <table:table-cell office:value-type="float" office:value="777491" calcext:value-type="float">
            <text:p>777491</text:p>
          </table:table-cell>
        </table:table-row>
        <table:table-row table:style-name="ro1">
          <table:table-cell/>
          <table:table-cell office:value-type="float" office:value="775868" calcext:value-type="float">
            <text:p>775868</text:p>
          </table:table-cell>
          <table:table-cell/>
          <table:table-cell office:value-type="float" office:value="779058" calcext:value-type="float">
            <text:p>779058</text:p>
          </table:table-cell>
        </table:table-row>
        <table:table-row table:style-name="ro1">
          <table:table-cell/>
          <table:table-cell office:value-type="float" office:value="754668" calcext:value-type="float">
            <text:p>754668</text:p>
          </table:table-cell>
          <table:table-cell/>
          <table:table-cell office:value-type="float" office:value="736658" calcext:value-type="float">
            <text:p>736658</text:p>
          </table:table-cell>
        </table:table-row>
        <table:table-row table:style-name="ro1">
          <table:table-cell/>
          <table:table-cell office:value-type="float" office:value="752222" calcext:value-type="float">
            <text:p>752222</text:p>
          </table:table-cell>
          <table:table-cell/>
          <table:table-cell office:value-type="float" office:value="781143" calcext:value-type="float">
            <text:p>781143</text:p>
          </table:table-cell>
        </table:table-row>
        <table:table-row table:style-name="ro1">
          <table:table-cell/>
          <table:table-cell office:value-type="float" office:value="807747" calcext:value-type="float">
            <text:p>807747</text:p>
          </table:table-cell>
          <table:table-cell/>
          <table:table-cell office:value-type="float" office:value="746656" calcext:value-type="float">
            <text:p>746656</text:p>
          </table:table-cell>
        </table:table-row>
        <table:table-row table:style-name="ro1">
          <table:table-cell/>
          <table:table-cell office:value-type="float" office:value="749212" calcext:value-type="float">
            <text:p>749212</text:p>
          </table:table-cell>
          <table:table-cell/>
          <table:table-cell office:value-type="float" office:value="738109" calcext:value-type="float">
            <text:p>738109</text:p>
          </table:table-cell>
        </table:table-row>
        <table:table-row table:style-name="ro1">
          <table:table-cell/>
          <table:table-cell office:value-type="float" office:value="761212" calcext:value-type="float">
            <text:p>761212</text:p>
          </table:table-cell>
          <table:table-cell/>
          <table:table-cell office:value-type="float" office:value="737225" calcext:value-type="float">
            <text:p>737225</text:p>
          </table:table-cell>
        </table:table-row>
        <table:table-row table:style-name="ro1">
          <table:table-cell/>
          <table:table-cell office:value-type="float" office:value="820468" calcext:value-type="float">
            <text:p>820468</text:p>
          </table:table-cell>
          <table:table-cell/>
          <table:table-cell office:value-type="float" office:value="749796" calcext:value-type="float">
            <text:p>749796</text:p>
          </table:table-cell>
        </table:table-row>
        <table:table-row table:style-name="ro1">
          <table:table-cell/>
          <table:table-cell office:value-type="float" office:value="755647" calcext:value-type="float">
            <text:p>755647</text:p>
          </table:table-cell>
          <table:table-cell/>
          <table:table-cell office:value-type="float" office:value="733547" calcext:value-type="float">
            <text:p>733547</text:p>
          </table:table-cell>
        </table:table-row>
        <table:table-row table:style-name="ro1">
          <table:table-cell/>
          <table:table-cell office:value-type="float" office:value="811291" calcext:value-type="float">
            <text:p>811291</text:p>
          </table:table-cell>
          <table:table-cell/>
          <table:table-cell office:value-type="float" office:value="732572" calcext:value-type="float">
            <text:p>732572</text:p>
          </table:table-cell>
        </table:table-row>
        <table:table-row table:style-name="ro1">
          <table:table-cell/>
          <table:table-cell office:value-type="float" office:value="793335" calcext:value-type="float">
            <text:p>793335</text:p>
          </table:table-cell>
          <table:table-cell/>
          <table:table-cell office:value-type="float" office:value="769691" calcext:value-type="float">
            <text:p>769691</text:p>
          </table:table-cell>
        </table:table-row>
        <table:table-row table:style-name="ro1">
          <table:table-cell/>
          <table:table-cell office:value-type="float" office:value="846570" calcext:value-type="float">
            <text:p>846570</text:p>
          </table:table-cell>
          <table:table-cell/>
          <table:table-cell office:value-type="float" office:value="771300" calcext:value-type="float">
            <text:p>771300</text:p>
          </table:table-cell>
        </table:table-row>
        <table:table-row table:style-name="ro1">
          <table:table-cell/>
          <table:table-cell office:value-type="float" office:value="762049" calcext:value-type="float">
            <text:p>762049</text:p>
          </table:table-cell>
          <table:table-cell/>
          <table:table-cell office:value-type="float" office:value="742192" calcext:value-type="float">
            <text:p>742192</text:p>
          </table:table-cell>
        </table:table-row>
        <table:table-row table:style-name="ro1">
          <table:table-cell/>
          <table:table-cell office:value-type="float" office:value="781682" calcext:value-type="float">
            <text:p>781682</text:p>
          </table:table-cell>
          <table:table-cell/>
          <table:table-cell office:value-type="float" office:value="731458" calcext:value-type="float">
            <text:p>731458</text:p>
          </table:table-cell>
        </table:table-row>
        <table:table-row table:style-name="ro1">
          <table:table-cell/>
          <table:table-cell office:value-type="float" office:value="757502" calcext:value-type="float">
            <text:p>757502</text:p>
          </table:table-cell>
          <table:table-cell/>
          <table:table-cell office:value-type="float" office:value="733150" calcext:value-type="float">
            <text:p>733150</text:p>
          </table:table-cell>
        </table:table-row>
        <table:table-row table:style-name="ro1">
          <table:table-cell/>
          <table:table-cell office:value-type="float" office:value="748995" calcext:value-type="float">
            <text:p>748995</text:p>
          </table:table-cell>
          <table:table-cell/>
          <table:table-cell office:value-type="float" office:value="739125" calcext:value-type="float">
            <text:p>739125</text:p>
          </table:table-cell>
        </table:table-row>
        <table:table-row table:style-name="ro1">
          <table:table-cell/>
          <table:table-cell office:value-type="float" office:value="749634" calcext:value-type="float">
            <text:p>749634</text:p>
          </table:table-cell>
          <table:table-cell/>
          <table:table-cell office:value-type="float" office:value="775984" calcext:value-type="float">
            <text:p>775984</text:p>
          </table:table-cell>
        </table:table-row>
        <table:table-row table:style-name="ro1">
          <table:table-cell/>
          <table:table-cell office:value-type="float" office:value="751277" calcext:value-type="float">
            <text:p>751277</text:p>
          </table:table-cell>
          <table:table-cell/>
          <table:table-cell office:value-type="float" office:value="730906" calcext:value-type="float">
            <text:p>730906</text:p>
          </table:table-cell>
        </table:table-row>
        <table:table-row table:style-name="ro1">
          <table:table-cell/>
          <table:table-cell office:value-type="float" office:value="792550" calcext:value-type="float">
            <text:p>792550</text:p>
          </table:table-cell>
          <table:table-cell/>
          <table:table-cell office:value-type="float" office:value="782699" calcext:value-type="float">
            <text:p>782699</text:p>
          </table:table-cell>
        </table:table-row>
        <table:table-row table:style-name="ro1">
          <table:table-cell/>
          <table:table-cell office:value-type="float" office:value="745930" calcext:value-type="float">
            <text:p>745930</text:p>
          </table:table-cell>
          <table:table-cell/>
          <table:table-cell office:value-type="float" office:value="737779" calcext:value-type="float">
            <text:p>737779</text:p>
          </table:table-cell>
        </table:table-row>
        <table:table-row table:style-name="ro1">
          <table:table-cell/>
          <table:table-cell office:value-type="float" office:value="774124" calcext:value-type="float">
            <text:p>774124</text:p>
          </table:table-cell>
          <table:table-cell/>
          <table:table-cell office:value-type="float" office:value="733405" calcext:value-type="float">
            <text:p>733405</text:p>
          </table:table-cell>
        </table:table-row>
        <table:table-row table:style-name="ro1">
          <table:table-cell/>
          <table:table-cell office:value-type="float" office:value="766489" calcext:value-type="float">
            <text:p>766489</text:p>
          </table:table-cell>
          <table:table-cell/>
          <table:table-cell office:value-type="float" office:value="749693" calcext:value-type="float">
            <text:p>749693</text:p>
          </table:table-cell>
        </table:table-row>
        <table:table-row table:style-name="ro1">
          <table:table-cell/>
          <table:table-cell office:value-type="float" office:value="758847" calcext:value-type="float">
            <text:p>758847</text:p>
          </table:table-cell>
          <table:table-cell/>
          <table:table-cell office:value-type="float" office:value="792040" calcext:value-type="float">
            <text:p>792040</text:p>
          </table:table-cell>
        </table:table-row>
        <table:table-row table:style-name="ro1">
          <table:table-cell/>
          <table:table-cell office:value-type="float" office:value="775319" calcext:value-type="float">
            <text:p>775319</text:p>
          </table:table-cell>
          <table:table-cell/>
          <table:table-cell office:value-type="float" office:value="736738" calcext:value-type="float">
            <text:p>736738</text:p>
          </table:table-cell>
        </table:table-row>
        <table:table-row table:style-name="ro1">
          <table:table-cell/>
          <table:table-cell office:value-type="float" office:value="747803" calcext:value-type="float">
            <text:p>747803</text:p>
          </table:table-cell>
          <table:table-cell/>
          <table:table-cell office:value-type="float" office:value="735294" calcext:value-type="float">
            <text:p>735294</text:p>
          </table:table-cell>
        </table:table-row>
        <table:table-row table:style-name="ro1">
          <table:table-cell/>
          <table:table-cell office:value-type="float" office:value="801774" calcext:value-type="float">
            <text:p>801774</text:p>
          </table:table-cell>
          <table:table-cell/>
          <table:table-cell office:value-type="float" office:value="796570" calcext:value-type="float">
            <text:p>796570</text:p>
          </table:table-cell>
        </table:table-row>
        <table:table-row table:style-name="ro1">
          <table:table-cell/>
          <table:table-cell office:value-type="float" office:value="770194" calcext:value-type="float">
            <text:p>770194</text:p>
          </table:table-cell>
          <table:table-cell/>
          <table:table-cell office:value-type="float" office:value="734744" calcext:value-type="float">
            <text:p>734744</text:p>
          </table:table-cell>
        </table:table-row>
        <table:table-row table:style-name="ro1">
          <table:table-cell/>
          <table:table-cell office:value-type="float" office:value="814780" calcext:value-type="float">
            <text:p>814780</text:p>
          </table:table-cell>
          <table:table-cell/>
          <table:table-cell office:value-type="float" office:value="730670" calcext:value-type="float">
            <text:p>730670</text:p>
          </table:table-cell>
        </table:table-row>
        <table:table-row table:style-name="ro1">
          <table:table-cell/>
          <table:table-cell office:value-type="float" office:value="786860" calcext:value-type="float">
            <text:p>786860</text:p>
          </table:table-cell>
          <table:table-cell/>
          <table:table-cell office:value-type="float" office:value="730957" calcext:value-type="float">
            <text:p>730957</text:p>
          </table:table-cell>
        </table:table-row>
        <table:table-row table:style-name="ro1">
          <table:table-cell/>
          <table:table-cell office:value-type="float" office:value="807777" calcext:value-type="float">
            <text:p>807777</text:p>
          </table:table-cell>
          <table:table-cell/>
          <table:table-cell office:value-type="float" office:value="740269" calcext:value-type="float">
            <text:p>740269</text:p>
          </table:table-cell>
        </table:table-row>
        <table:table-row table:style-name="ro1">
          <table:table-cell/>
          <table:table-cell office:value-type="float" office:value="802770" calcext:value-type="float">
            <text:p>802770</text:p>
          </table:table-cell>
          <table:table-cell/>
          <table:table-cell office:value-type="float" office:value="733848" calcext:value-type="float">
            <text:p>733848</text:p>
          </table:table-cell>
        </table:table-row>
        <table:table-row table:style-name="ro1">
          <table:table-cell/>
          <table:table-cell office:value-type="float" office:value="854229" calcext:value-type="float">
            <text:p>854229</text:p>
          </table:table-cell>
          <table:table-cell/>
          <table:table-cell office:value-type="float" office:value="732546" calcext:value-type="float">
            <text:p>732546</text:p>
          </table:table-cell>
        </table:table-row>
        <table:table-row table:style-name="ro1">
          <table:table-cell/>
          <table:table-cell office:value-type="float" office:value="781515" calcext:value-type="float">
            <text:p>781515</text:p>
          </table:table-cell>
          <table:table-cell/>
          <table:table-cell office:value-type="float" office:value="748751" calcext:value-type="float">
            <text:p>748751</text:p>
          </table:table-cell>
        </table:table-row>
        <table:table-row table:style-name="ro1">
          <table:table-cell/>
          <table:table-cell office:value-type="float" office:value="784331" calcext:value-type="float">
            <text:p>784331</text:p>
          </table:table-cell>
          <table:table-cell/>
          <table:table-cell office:value-type="float" office:value="737002" calcext:value-type="float">
            <text:p>737002</text:p>
          </table:table-cell>
        </table:table-row>
        <table:table-row table:style-name="ro1">
          <table:table-cell/>
          <table:table-cell office:value-type="float" office:value="769077" calcext:value-type="float">
            <text:p>769077</text:p>
          </table:table-cell>
          <table:table-cell/>
          <table:table-cell office:value-type="float" office:value="792409" calcext:value-type="float">
            <text:p>792409</text:p>
          </table:table-cell>
        </table:table-row>
        <table:table-row table:style-name="ro1">
          <table:table-cell/>
          <table:table-cell office:value-type="float" office:value="816247" calcext:value-type="float">
            <text:p>816247</text:p>
          </table:table-cell>
          <table:table-cell/>
          <table:table-cell office:value-type="float" office:value="781243" calcext:value-type="float">
            <text:p>781243</text:p>
          </table:table-cell>
        </table:table-row>
        <table:table-row table:style-name="ro1">
          <table:table-cell/>
          <table:table-cell office:value-type="float" office:value="771333" calcext:value-type="float">
            <text:p>771333</text:p>
          </table:table-cell>
          <table:table-cell/>
          <table:table-cell office:value-type="float" office:value="751824" calcext:value-type="float">
            <text:p>751824</text:p>
          </table:table-cell>
        </table:table-row>
        <table:table-row table:style-name="ro1">
          <table:table-cell/>
          <table:table-cell office:value-type="float" office:value="830224" calcext:value-type="float">
            <text:p>830224</text:p>
          </table:table-cell>
          <table:table-cell/>
          <table:table-cell office:value-type="float" office:value="743142" calcext:value-type="float">
            <text:p>743142</text:p>
          </table:table-cell>
        </table:table-row>
        <table:table-row table:style-name="ro1">
          <table:table-cell/>
          <table:table-cell office:value-type="float" office:value="781464" calcext:value-type="float">
            <text:p>781464</text:p>
          </table:table-cell>
          <table:table-cell/>
          <table:table-cell office:value-type="float" office:value="795509" calcext:value-type="float">
            <text:p>795509</text:p>
          </table:table-cell>
        </table:table-row>
        <table:table-row table:style-name="ro1">
          <table:table-cell/>
          <table:table-cell office:value-type="float" office:value="767958" calcext:value-type="float">
            <text:p>767958</text:p>
          </table:table-cell>
          <table:table-cell/>
          <table:table-cell office:value-type="float" office:value="747207" calcext:value-type="float">
            <text:p>747207</text:p>
          </table:table-cell>
        </table:table-row>
        <table:table-row table:style-name="ro1">
          <table:table-cell/>
          <table:table-cell office:value-type="float" office:value="778746" calcext:value-type="float">
            <text:p>778746</text:p>
          </table:table-cell>
          <table:table-cell/>
          <table:table-cell office:value-type="float" office:value="748889" calcext:value-type="float">
            <text:p>748889</text:p>
          </table:table-cell>
        </table:table-row>
        <table:table-row table:style-name="ro1">
          <table:table-cell/>
          <table:table-cell office:value-type="float" office:value="783635" calcext:value-type="float">
            <text:p>783635</text:p>
          </table:table-cell>
          <table:table-cell/>
          <table:table-cell office:value-type="float" office:value="787962" calcext:value-type="float">
            <text:p>787962</text:p>
          </table:table-cell>
        </table:table-row>
        <table:table-row table:style-name="ro1">
          <table:table-cell/>
          <table:table-cell office:value-type="float" office:value="773283" calcext:value-type="float">
            <text:p>773283</text:p>
          </table:table-cell>
          <table:table-cell/>
          <table:table-cell office:value-type="float" office:value="739170" calcext:value-type="float">
            <text:p>739170</text:p>
          </table:table-cell>
        </table:table-row>
        <table:table-row table:style-name="ro1">
          <table:table-cell/>
          <table:table-cell office:value-type="float" office:value="776230" calcext:value-type="float">
            <text:p>776230</text:p>
          </table:table-cell>
          <table:table-cell/>
          <table:table-cell office:value-type="float" office:value="754926" calcext:value-type="float">
            <text:p>754926</text:p>
          </table:table-cell>
        </table:table-row>
        <table:table-row table:style-name="ro1">
          <table:table-cell/>
          <table:table-cell office:value-type="float" office:value="776510" calcext:value-type="float">
            <text:p>776510</text:p>
          </table:table-cell>
          <table:table-cell/>
          <table:table-cell office:value-type="float" office:value="741539" calcext:value-type="float">
            <text:p>741539</text:p>
          </table:table-cell>
        </table:table-row>
        <table:table-row table:style-name="ro1">
          <table:table-cell/>
          <table:table-cell office:value-type="float" office:value="830527" calcext:value-type="float">
            <text:p>830527</text:p>
          </table:table-cell>
          <table:table-cell/>
          <table:table-cell office:value-type="float" office:value="791752" calcext:value-type="float">
            <text:p>791752</text:p>
          </table:table-cell>
        </table:table-row>
        <table:table-row table:style-name="ro1">
          <table:table-cell/>
          <table:table-cell office:value-type="float" office:value="813239" calcext:value-type="float">
            <text:p>813239</text:p>
          </table:table-cell>
          <table:table-cell/>
          <table:table-cell office:value-type="float" office:value="800050" calcext:value-type="float">
            <text:p>800050</text:p>
          </table:table-cell>
        </table:table-row>
        <table:table-row table:style-name="ro1">
          <table:table-cell/>
          <table:table-cell office:value-type="float" office:value="760515" calcext:value-type="float">
            <text:p>760515</text:p>
          </table:table-cell>
          <table:table-cell/>
          <table:table-cell office:value-type="float" office:value="742030" calcext:value-type="float">
            <text:p>742030</text:p>
          </table:table-cell>
        </table:table-row>
        <table:table-row table:style-name="ro1">
          <table:table-cell/>
          <table:table-cell office:value-type="float" office:value="810329" calcext:value-type="float">
            <text:p>810329</text:p>
          </table:table-cell>
          <table:table-cell/>
          <table:table-cell office:value-type="float" office:value="795628" calcext:value-type="float">
            <text:p>795628</text:p>
          </table:table-cell>
        </table:table-row>
        <table:table-row table:style-name="ro1">
          <table:table-cell/>
          <table:table-cell office:value-type="float" office:value="774796" calcext:value-type="float">
            <text:p>774796</text:p>
          </table:table-cell>
          <table:table-cell/>
          <table:table-cell office:value-type="float" office:value="739438" calcext:value-type="float">
            <text:p>739438</text:p>
          </table:table-cell>
        </table:table-row>
        <table:table-row table:style-name="ro1">
          <table:table-cell/>
          <table:table-cell office:value-type="float" office:value="808661" calcext:value-type="float">
            <text:p>808661</text:p>
          </table:table-cell>
          <table:table-cell/>
          <table:table-cell office:value-type="float" office:value="782970" calcext:value-type="float">
            <text:p>782970</text:p>
          </table:table-cell>
        </table:table-row>
        <table:table-row table:style-name="ro1">
          <table:table-cell/>
          <table:table-cell office:value-type="float" office:value="771881" calcext:value-type="float">
            <text:p>771881</text:p>
          </table:table-cell>
          <table:table-cell/>
          <table:table-cell office:value-type="float" office:value="748932" calcext:value-type="float">
            <text:p>748932</text:p>
          </table:table-cell>
        </table:table-row>
        <table:table-row table:style-name="ro1">
          <table:table-cell/>
          <table:table-cell office:value-type="float" office:value="766193" calcext:value-type="float">
            <text:p>766193</text:p>
          </table:table-cell>
          <table:table-cell/>
          <table:table-cell office:value-type="float" office:value="777101" calcext:value-type="float">
            <text:p>777101</text:p>
          </table:table-cell>
        </table:table-row>
        <table:table-row table:style-name="ro1">
          <table:table-cell/>
          <table:table-cell office:value-type="float" office:value="767143" calcext:value-type="float">
            <text:p>767143</text:p>
          </table:table-cell>
          <table:table-cell/>
          <table:table-cell office:value-type="float" office:value="783708" calcext:value-type="float">
            <text:p>783708</text:p>
          </table:table-cell>
        </table:table-row>
        <table:table-row table:style-name="ro1">
          <table:table-cell/>
          <table:table-cell office:value-type="float" office:value="763846" calcext:value-type="float">
            <text:p>763846</text:p>
          </table:table-cell>
          <table:table-cell/>
          <table:table-cell office:value-type="float" office:value="751217" calcext:value-type="float">
            <text:p>751217</text:p>
          </table:table-cell>
        </table:table-row>
        <table:table-row table:style-name="ro1">
          <table:table-cell/>
          <table:table-cell office:value-type="float" office:value="758247" calcext:value-type="float">
            <text:p>758247</text:p>
          </table:table-cell>
          <table:table-cell/>
          <table:table-cell office:value-type="float" office:value="741332" calcext:value-type="float">
            <text:p>741332</text:p>
          </table:table-cell>
        </table:table-row>
        <table:table-row table:style-name="ro1">
          <table:table-cell/>
          <table:table-cell office:value-type="float" office:value="799972" calcext:value-type="float">
            <text:p>799972</text:p>
          </table:table-cell>
          <table:table-cell/>
          <table:table-cell office:value-type="float" office:value="745118" calcext:value-type="float">
            <text:p>745118</text:p>
          </table:table-cell>
        </table:table-row>
        <table:table-row table:style-name="ro1">
          <table:table-cell/>
          <table:table-cell office:value-type="float" office:value="806581" calcext:value-type="float">
            <text:p>806581</text:p>
          </table:table-cell>
          <table:table-cell/>
          <table:table-cell office:value-type="float" office:value="745606" calcext:value-type="float">
            <text:p>745606</text:p>
          </table:table-cell>
        </table:table-row>
        <table:table-row table:style-name="ro1">
          <table:table-cell/>
          <table:table-cell office:value-type="float" office:value="833122" calcext:value-type="float">
            <text:p>833122</text:p>
          </table:table-cell>
          <table:table-cell/>
          <table:table-cell office:value-type="float" office:value="742702" calcext:value-type="float">
            <text:p>742702</text:p>
          </table:table-cell>
        </table:table-row>
        <table:table-row table:style-name="ro1">
          <table:table-cell/>
          <table:table-cell office:value-type="float" office:value="787414" calcext:value-type="float">
            <text:p>787414</text:p>
          </table:table-cell>
          <table:table-cell/>
          <table:table-cell office:value-type="float" office:value="793615" calcext:value-type="float">
            <text:p>793615</text:p>
          </table:table-cell>
        </table:table-row>
        <table:table-row table:style-name="ro1">
          <table:table-cell/>
          <table:table-cell office:value-type="float" office:value="770673" calcext:value-type="float">
            <text:p>770673</text:p>
          </table:table-cell>
          <table:table-cell/>
          <table:table-cell office:value-type="float" office:value="740065" calcext:value-type="float">
            <text:p>740065</text:p>
          </table:table-cell>
        </table:table-row>
        <table:table-row table:style-name="ro1">
          <table:table-cell/>
          <table:table-cell office:value-type="float" office:value="784835" calcext:value-type="float">
            <text:p>784835</text:p>
          </table:table-cell>
          <table:table-cell/>
          <table:table-cell office:value-type="float" office:value="740710" calcext:value-type="float">
            <text:p>740710</text:p>
          </table:table-cell>
        </table:table-row>
        <table:table-row table:style-name="ro1">
          <table:table-cell/>
          <table:table-cell office:value-type="float" office:value="772099" calcext:value-type="float">
            <text:p>772099</text:p>
          </table:table-cell>
          <table:table-cell/>
          <table:table-cell office:value-type="float" office:value="759288" calcext:value-type="float">
            <text:p>759288</text:p>
          </table:table-cell>
        </table:table-row>
        <table:table-row table:style-name="ro1">
          <table:table-cell/>
          <table:table-cell office:value-type="float" office:value="766128" calcext:value-type="float">
            <text:p>766128</text:p>
          </table:table-cell>
          <table:table-cell/>
          <table:table-cell office:value-type="float" office:value="754206" calcext:value-type="float">
            <text:p>754206</text:p>
          </table:table-cell>
        </table:table-row>
        <table:table-row table:style-name="ro1">
          <table:table-cell/>
          <table:table-cell office:value-type="float" office:value="771442" calcext:value-type="float">
            <text:p>771442</text:p>
          </table:table-cell>
          <table:table-cell/>
          <table:table-cell office:value-type="float" office:value="761390" calcext:value-type="float">
            <text:p>761390</text:p>
          </table:table-cell>
        </table:table-row>
        <table:table-row table:style-name="ro1">
          <table:table-cell/>
          <table:table-cell office:value-type="float" office:value="771011" calcext:value-type="float">
            <text:p>771011</text:p>
          </table:table-cell>
          <table:table-cell/>
          <table:table-cell office:value-type="float" office:value="760509" calcext:value-type="float">
            <text:p>760509</text:p>
          </table:table-cell>
        </table:table-row>
        <table:table-row table:style-name="ro1">
          <table:table-cell/>
          <table:table-cell office:value-type="float" office:value="770210" calcext:value-type="float">
            <text:p>770210</text:p>
          </table:table-cell>
          <table:table-cell/>
          <table:table-cell office:value-type="float" office:value="765797" calcext:value-type="float">
            <text:p>765797</text:p>
          </table:table-cell>
        </table:table-row>
        <table:table-row table:style-name="ro1">
          <table:table-cell/>
          <table:table-cell office:value-type="float" office:value="814302" calcext:value-type="float">
            <text:p>814302</text:p>
          </table:table-cell>
          <table:table-cell/>
          <table:table-cell office:value-type="float" office:value="758826" calcext:value-type="float">
            <text:p>758826</text:p>
          </table:table-cell>
        </table:table-row>
        <table:table-row table:style-name="ro1">
          <table:table-cell/>
          <table:table-cell office:value-type="float" office:value="763736" calcext:value-type="float">
            <text:p>763736</text:p>
          </table:table-cell>
          <table:table-cell/>
          <table:table-cell office:value-type="float" office:value="745653" calcext:value-type="float">
            <text:p>745653</text:p>
          </table:table-cell>
        </table:table-row>
        <table:table-row table:style-name="ro1">
          <table:table-cell/>
          <table:table-cell office:value-type="float" office:value="822401" calcext:value-type="float">
            <text:p>822401</text:p>
          </table:table-cell>
          <table:table-cell/>
          <table:table-cell office:value-type="float" office:value="740189" calcext:value-type="float">
            <text:p>740189</text:p>
          </table:table-cell>
        </table:table-row>
        <table:table-row table:style-name="ro1">
          <table:table-cell/>
          <table:table-cell office:value-type="float" office:value="775310" calcext:value-type="float">
            <text:p>775310</text:p>
          </table:table-cell>
          <table:table-cell/>
          <table:table-cell office:value-type="float" office:value="753477" calcext:value-type="float">
            <text:p>753477</text:p>
          </table:table-cell>
        </table:table-row>
        <table:table-row table:style-name="ro1">
          <table:table-cell/>
          <table:table-cell office:value-type="float" office:value="768286" calcext:value-type="float">
            <text:p>768286</text:p>
          </table:table-cell>
          <table:table-cell/>
          <table:table-cell office:value-type="float" office:value="742183" calcext:value-type="float">
            <text:p>742183</text:p>
          </table:table-cell>
        </table:table-row>
        <table:table-row table:style-name="ro1">
          <table:table-cell/>
          <table:table-cell office:value-type="float" office:value="818661" calcext:value-type="float">
            <text:p>818661</text:p>
          </table:table-cell>
          <table:table-cell/>
          <table:table-cell office:value-type="float" office:value="784045" calcext:value-type="float">
            <text:p>784045</text:p>
          </table:table-cell>
        </table:table-row>
        <table:table-row table:style-name="ro1">
          <table:table-cell/>
          <table:table-cell office:value-type="float" office:value="808949" calcext:value-type="float">
            <text:p>808949</text:p>
          </table:table-cell>
          <table:table-cell/>
          <table:table-cell office:value-type="float" office:value="802485" calcext:value-type="float">
            <text:p>802485</text:p>
          </table:table-cell>
        </table:table-row>
        <table:table-row table:style-name="ro1">
          <table:table-cell/>
          <table:table-cell office:value-type="float" office:value="832724" calcext:value-type="float">
            <text:p>832724</text:p>
          </table:table-cell>
          <table:table-cell/>
          <table:table-cell office:value-type="float" office:value="742907" calcext:value-type="float">
            <text:p>742907</text:p>
          </table:table-cell>
        </table:table-row>
        <table:table-row table:style-name="ro1">
          <table:table-cell/>
          <table:table-cell office:value-type="float" office:value="808869" calcext:value-type="float">
            <text:p>808869</text:p>
          </table:table-cell>
          <table:table-cell/>
          <table:table-cell office:value-type="float" office:value="738781" calcext:value-type="float">
            <text:p>738781</text:p>
          </table:table-cell>
        </table:table-row>
        <table:table-row table:style-name="ro1">
          <table:table-cell/>
          <table:table-cell office:value-type="float" office:value="811289" calcext:value-type="float">
            <text:p>811289</text:p>
          </table:table-cell>
          <table:table-cell/>
          <table:table-cell office:value-type="float" office:value="803651" calcext:value-type="float">
            <text:p>803651</text:p>
          </table:table-cell>
        </table:table-row>
        <table:table-row table:style-name="ro1">
          <table:table-cell/>
          <table:table-cell office:value-type="float" office:value="767045" calcext:value-type="float">
            <text:p>767045</text:p>
          </table:table-cell>
          <table:table-cell/>
          <table:table-cell office:value-type="float" office:value="741059" calcext:value-type="float">
            <text:p>741059</text:p>
          </table:table-cell>
        </table:table-row>
        <table:table-row table:style-name="ro1">
          <table:table-cell/>
          <table:table-cell office:value-type="float" office:value="829576" calcext:value-type="float">
            <text:p>829576</text:p>
          </table:table-cell>
          <table:table-cell/>
          <table:table-cell office:value-type="float" office:value="744284" calcext:value-type="float">
            <text:p>744284</text:p>
          </table:table-cell>
        </table:table-row>
        <table:table-row table:style-name="ro1">
          <table:table-cell/>
          <table:table-cell office:value-type="float" office:value="765652" calcext:value-type="float">
            <text:p>765652</text:p>
          </table:table-cell>
          <table:table-cell/>
          <table:table-cell office:value-type="float" office:value="747830" calcext:value-type="float">
            <text:p>747830</text:p>
          </table:table-cell>
        </table:table-row>
        <table:table-row table:style-name="ro1">
          <table:table-cell/>
          <table:table-cell office:value-type="float" office:value="774831" calcext:value-type="float">
            <text:p>774831</text:p>
          </table:table-cell>
          <table:table-cell/>
          <table:table-cell office:value-type="float" office:value="759166" calcext:value-type="float">
            <text:p>759166</text:p>
          </table:table-cell>
        </table:table-row>
        <table:table-row table:style-name="ro1">
          <table:table-cell/>
          <table:table-cell office:value-type="float" office:value="819529" calcext:value-type="float">
            <text:p>819529</text:p>
          </table:table-cell>
          <table:table-cell/>
          <table:table-cell office:value-type="float" office:value="745370" calcext:value-type="float">
            <text:p>745370</text:p>
          </table:table-cell>
        </table:table-row>
        <table:table-row table:style-name="ro1">
          <table:table-cell/>
          <table:table-cell office:value-type="float" office:value="765278" calcext:value-type="float">
            <text:p>765278</text:p>
          </table:table-cell>
          <table:table-cell/>
          <table:table-cell office:value-type="float" office:value="790187" calcext:value-type="float">
            <text:p>790187</text:p>
          </table:table-cell>
        </table:table-row>
        <table:table-row table:style-name="ro1">
          <table:table-cell/>
          <table:table-cell office:value-type="float" office:value="776901" calcext:value-type="float">
            <text:p>776901</text:p>
          </table:table-cell>
          <table:table-cell/>
          <table:table-cell office:value-type="float" office:value="738783" calcext:value-type="float">
            <text:p>738783</text:p>
          </table:table-cell>
        </table:table-row>
        <table:table-row table:style-name="ro1">
          <table:table-cell/>
          <table:table-cell office:value-type="float" office:value="771834" calcext:value-type="float">
            <text:p>771834</text:p>
          </table:table-cell>
          <table:table-cell/>
          <table:table-cell office:value-type="float" office:value="785506" calcext:value-type="float">
            <text:p>785506</text:p>
          </table:table-cell>
        </table:table-row>
        <table:table-row table:style-name="ro1">
          <table:table-cell/>
          <table:table-cell office:value-type="float" office:value="819044" calcext:value-type="float">
            <text:p>819044</text:p>
          </table:table-cell>
          <table:table-cell/>
          <table:table-cell office:value-type="float" office:value="742113" calcext:value-type="float">
            <text:p>742113</text:p>
          </table:table-cell>
        </table:table-row>
        <table:table-row table:style-name="ro1">
          <table:table-cell/>
          <table:table-cell office:value-type="float" office:value="891010" calcext:value-type="float">
            <text:p>891010</text:p>
          </table:table-cell>
          <table:table-cell/>
          <table:table-cell office:value-type="float" office:value="782650" calcext:value-type="float">
            <text:p>782650</text:p>
          </table:table-cell>
        </table:table-row>
        <table:table-row table:style-name="ro1">
          <table:table-cell/>
          <table:table-cell office:value-type="float" office:value="832751" calcext:value-type="float">
            <text:p>832751</text:p>
          </table:table-cell>
          <table:table-cell/>
          <table:table-cell office:value-type="float" office:value="746154" calcext:value-type="float">
            <text:p>746154</text:p>
          </table:table-cell>
        </table:table-row>
        <table:table-row table:style-name="ro1">
          <table:table-cell/>
          <table:table-cell office:value-type="float" office:value="880651" calcext:value-type="float">
            <text:p>880651</text:p>
          </table:table-cell>
          <table:table-cell/>
          <table:table-cell office:value-type="float" office:value="746586" calcext:value-type="float">
            <text:p>746586</text:p>
          </table:table-cell>
        </table:table-row>
        <table:table-row table:style-name="ro1">
          <table:table-cell/>
          <table:table-cell office:value-type="float" office:value="819120" calcext:value-type="float">
            <text:p>819120</text:p>
          </table:table-cell>
          <table:table-cell/>
          <table:table-cell office:value-type="float" office:value="743119" calcext:value-type="float">
            <text:p>743119</text:p>
          </table:table-cell>
        </table:table-row>
        <table:table-row table:style-name="ro1">
          <table:table-cell/>
          <table:table-cell office:value-type="float" office:value="826133" calcext:value-type="float">
            <text:p>826133</text:p>
          </table:table-cell>
          <table:table-cell/>
          <table:table-cell office:value-type="float" office:value="799555" calcext:value-type="float">
            <text:p>799555</text:p>
          </table:table-cell>
        </table:table-row>
        <table:table-row table:style-name="ro1">
          <table:table-cell/>
          <table:table-cell office:value-type="float" office:value="848226" calcext:value-type="float">
            <text:p>848226</text:p>
          </table:table-cell>
          <table:table-cell/>
          <table:table-cell office:value-type="float" office:value="741194" calcext:value-type="float">
            <text:p>741194</text:p>
          </table:table-cell>
        </table:table-row>
        <table:table-row table:style-name="ro1">
          <table:table-cell/>
          <table:table-cell office:value-type="float" office:value="770280" calcext:value-type="float">
            <text:p>770280</text:p>
          </table:table-cell>
          <table:table-cell/>
          <table:table-cell office:value-type="float" office:value="802230" calcext:value-type="float">
            <text:p>802230</text:p>
          </table:table-cell>
        </table:table-row>
        <table:table-row table:style-name="ro1">
          <table:table-cell/>
          <table:table-cell office:value-type="float" office:value="767188" calcext:value-type="float">
            <text:p>767188</text:p>
          </table:table-cell>
          <table:table-cell/>
          <table:table-cell office:value-type="float" office:value="801507" calcext:value-type="float">
            <text:p>801507</text:p>
          </table:table-cell>
        </table:table-row>
        <table:table-row table:style-name="ro1">
          <table:table-cell/>
          <table:table-cell office:value-type="float" office:value="767189" calcext:value-type="float">
            <text:p>767189</text:p>
          </table:table-cell>
          <table:table-cell/>
          <table:table-cell office:value-type="float" office:value="866691" calcext:value-type="float">
            <text:p>866691</text:p>
          </table:table-cell>
        </table:table-row>
        <table:table-row table:style-name="ro1">
          <table:table-cell/>
          <table:table-cell office:value-type="float" office:value="810818" calcext:value-type="float">
            <text:p>810818</text:p>
          </table:table-cell>
          <table:table-cell/>
          <table:table-cell office:value-type="float" office:value="794057" calcext:value-type="float">
            <text:p>794057</text:p>
          </table:table-cell>
        </table:table-row>
        <table:table-row table:style-name="ro1">
          <table:table-cell/>
          <table:table-cell office:value-type="float" office:value="791166" calcext:value-type="float">
            <text:p>791166</text:p>
          </table:table-cell>
          <table:table-cell/>
          <table:table-cell office:value-type="float" office:value="832275" calcext:value-type="float">
            <text:p>832275</text:p>
          </table:table-cell>
        </table:table-row>
        <table:table-row table:style-name="ro1">
          <table:table-cell/>
          <table:table-cell office:value-type="float" office:value="824588" calcext:value-type="float">
            <text:p>824588</text:p>
          </table:table-cell>
          <table:table-cell/>
          <table:table-cell office:value-type="float" office:value="782912" calcext:value-type="float">
            <text:p>782912</text:p>
          </table:table-cell>
        </table:table-row>
        <table:table-row table:style-name="ro1">
          <table:table-cell/>
          <table:table-cell office:value-type="float" office:value="836451" calcext:value-type="float">
            <text:p>836451</text:p>
          </table:table-cell>
          <table:table-cell/>
          <table:table-cell office:value-type="float" office:value="754928" calcext:value-type="float">
            <text:p>754928</text:p>
          </table:table-cell>
        </table:table-row>
        <table:table-row table:style-name="ro1">
          <table:table-cell/>
          <table:table-cell office:value-type="float" office:value="804088" calcext:value-type="float">
            <text:p>804088</text:p>
          </table:table-cell>
          <table:table-cell/>
          <table:table-cell office:value-type="float" office:value="775179" calcext:value-type="float">
            <text:p>775179</text:p>
          </table:table-cell>
        </table:table-row>
        <table:table-row table:style-name="ro1">
          <table:table-cell/>
          <table:table-cell office:value-type="float" office:value="794829" calcext:value-type="float">
            <text:p>794829</text:p>
          </table:table-cell>
          <table:table-cell/>
          <table:table-cell office:value-type="float" office:value="805360" calcext:value-type="float">
            <text:p>805360</text:p>
          </table:table-cell>
        </table:table-row>
        <table:table-row table:style-name="ro1">
          <table:table-cell/>
          <table:table-cell office:value-type="float" office:value="776793" calcext:value-type="float">
            <text:p>776793</text:p>
          </table:table-cell>
          <table:table-cell/>
          <table:table-cell office:value-type="float" office:value="740817" calcext:value-type="float">
            <text:p>740817</text:p>
          </table:table-cell>
        </table:table-row>
        <table:table-row table:style-name="ro1">
          <table:table-cell/>
          <table:table-cell office:value-type="float" office:value="796556" calcext:value-type="float">
            <text:p>796556</text:p>
          </table:table-cell>
          <table:table-cell/>
          <table:table-cell office:value-type="float" office:value="739125" calcext:value-type="float">
            <text:p>739125</text:p>
          </table:table-cell>
        </table:table-row>
        <table:table-row table:style-name="ro1">
          <table:table-cell/>
          <table:table-cell office:value-type="float" office:value="787042" calcext:value-type="float">
            <text:p>787042</text:p>
          </table:table-cell>
          <table:table-cell/>
          <table:table-cell office:value-type="float" office:value="796727" calcext:value-type="float">
            <text:p>796727</text:p>
          </table:table-cell>
        </table:table-row>
        <table:table-row table:style-name="ro1">
          <table:table-cell/>
          <table:table-cell office:value-type="float" office:value="764879" calcext:value-type="float">
            <text:p>764879</text:p>
          </table:table-cell>
          <table:table-cell/>
          <table:table-cell office:value-type="float" office:value="826698" calcext:value-type="float">
            <text:p>826698</text:p>
          </table:table-cell>
        </table:table-row>
        <table:table-row table:style-name="ro1">
          <table:table-cell/>
          <table:table-cell office:value-type="float" office:value="767128" calcext:value-type="float">
            <text:p>767128</text:p>
          </table:table-cell>
          <table:table-cell/>
          <table:table-cell office:value-type="float" office:value="794640" calcext:value-type="float">
            <text:p>794640</text:p>
          </table:table-cell>
        </table:table-row>
        <table:table-row table:style-name="ro1">
          <table:table-cell/>
          <table:table-cell office:value-type="float" office:value="799392" calcext:value-type="float">
            <text:p>799392</text:p>
          </table:table-cell>
          <table:table-cell/>
          <table:table-cell office:value-type="float" office:value="858333" calcext:value-type="float">
            <text:p>858333</text:p>
          </table:table-cell>
        </table:table-row>
        <table:table-row table:style-name="ro1">
          <table:table-cell/>
          <table:table-cell office:value-type="float" office:value="769898" calcext:value-type="float">
            <text:p>769898</text:p>
          </table:table-cell>
          <table:table-cell/>
          <table:table-cell office:value-type="float" office:value="864429" calcext:value-type="float">
            <text:p>864429</text:p>
          </table:table-cell>
        </table:table-row>
        <table:table-row table:style-name="ro1">
          <table:table-cell/>
          <table:table-cell office:value-type="float" office:value="761265" calcext:value-type="float">
            <text:p>761265</text:p>
          </table:table-cell>
          <table:table-cell/>
          <table:table-cell office:value-type="float" office:value="780165" calcext:value-type="float">
            <text:p>780165</text:p>
          </table:table-cell>
        </table:table-row>
        <table:table-row table:style-name="ro1">
          <table:table-cell/>
          <table:table-cell office:value-type="float" office:value="773874" calcext:value-type="float">
            <text:p>773874</text:p>
          </table:table-cell>
          <table:table-cell/>
          <table:table-cell office:value-type="float" office:value="758996" calcext:value-type="float">
            <text:p>758996</text:p>
          </table:table-cell>
        </table:table-row>
        <table:table-row table:style-name="ro1">
          <table:table-cell/>
          <table:table-cell office:value-type="float" office:value="827674" calcext:value-type="float">
            <text:p>827674</text:p>
          </table:table-cell>
          <table:table-cell/>
          <table:table-cell office:value-type="float" office:value="753704" calcext:value-type="float">
            <text:p>753704</text:p>
          </table:table-cell>
        </table:table-row>
        <table:table-row table:style-name="ro1">
          <table:table-cell/>
          <table:table-cell office:value-type="float" office:value="860754" calcext:value-type="float">
            <text:p>860754</text:p>
          </table:table-cell>
          <table:table-cell/>
          <table:table-cell office:value-type="float" office:value="752289" calcext:value-type="float">
            <text:p>752289</text:p>
          </table:table-cell>
        </table:table-row>
        <table:table-row table:style-name="ro1">
          <table:table-cell/>
          <table:table-cell office:value-type="float" office:value="839079" calcext:value-type="float">
            <text:p>839079</text:p>
          </table:table-cell>
          <table:table-cell/>
          <table:table-cell office:value-type="float" office:value="742808" calcext:value-type="float">
            <text:p>742808</text:p>
          </table:table-cell>
        </table:table-row>
        <table:table-row table:style-name="ro1">
          <table:table-cell/>
          <table:table-cell office:value-type="float" office:value="854077" calcext:value-type="float">
            <text:p>854077</text:p>
          </table:table-cell>
          <table:table-cell/>
          <table:table-cell office:value-type="float" office:value="785956" calcext:value-type="float">
            <text:p>785956</text:p>
          </table:table-cell>
        </table:table-row>
        <table:table-row table:style-name="ro1">
          <table:table-cell/>
          <table:table-cell office:value-type="float" office:value="834628" calcext:value-type="float">
            <text:p>834628</text:p>
          </table:table-cell>
          <table:table-cell/>
          <table:table-cell office:value-type="float" office:value="785747" calcext:value-type="float">
            <text:p>785747</text:p>
          </table:table-cell>
        </table:table-row>
        <table:table-row table:style-name="ro1">
          <table:table-cell/>
          <table:table-cell office:value-type="float" office:value="778384" calcext:value-type="float">
            <text:p>778384</text:p>
          </table:table-cell>
          <table:table-cell/>
          <table:table-cell office:value-type="float" office:value="740170" calcext:value-type="float">
            <text:p>740170</text:p>
          </table:table-cell>
        </table:table-row>
        <table:table-row table:style-name="ro1">
          <table:table-cell/>
          <table:table-cell office:value-type="float" office:value="819076" calcext:value-type="float">
            <text:p>819076</text:p>
          </table:table-cell>
          <table:table-cell/>
          <table:table-cell office:value-type="float" office:value="738585" calcext:value-type="float">
            <text:p>738585</text:p>
          </table:table-cell>
        </table:table-row>
        <table:table-row table:style-name="ro1">
          <table:table-cell/>
          <table:table-cell office:value-type="float" office:value="779677" calcext:value-type="float">
            <text:p>779677</text:p>
          </table:table-cell>
          <table:table-cell/>
          <table:table-cell office:value-type="float" office:value="747991" calcext:value-type="float">
            <text:p>747991</text:p>
          </table:table-cell>
        </table:table-row>
        <table:table-row table:style-name="ro1">
          <table:table-cell/>
          <table:table-cell office:value-type="float" office:value="829437" calcext:value-type="float">
            <text:p>829437</text:p>
          </table:table-cell>
          <table:table-cell/>
          <table:table-cell office:value-type="float" office:value="789277" calcext:value-type="float">
            <text:p>789277</text:p>
          </table:table-cell>
        </table:table-row>
        <table:table-row table:style-name="ro1">
          <table:table-cell/>
          <table:table-cell office:value-type="float" office:value="789892" calcext:value-type="float">
            <text:p>789892</text:p>
          </table:table-cell>
          <table:table-cell/>
          <table:table-cell office:value-type="float" office:value="794093" calcext:value-type="float">
            <text:p>794093</text:p>
          </table:table-cell>
        </table:table-row>
        <table:table-row table:style-name="ro1">
          <table:table-cell/>
          <table:table-cell office:value-type="float" office:value="829138" calcext:value-type="float">
            <text:p>829138</text:p>
          </table:table-cell>
          <table:table-cell/>
          <table:table-cell office:value-type="float" office:value="788355" calcext:value-type="float">
            <text:p>788355</text:p>
          </table:table-cell>
        </table:table-row>
        <table:table-row table:style-name="ro1">
          <table:table-cell/>
          <table:table-cell office:value-type="float" office:value="769972" calcext:value-type="float">
            <text:p>769972</text:p>
          </table:table-cell>
          <table:table-cell/>
          <table:table-cell office:value-type="float" office:value="790407" calcext:value-type="float">
            <text:p>790407</text:p>
          </table:table-cell>
        </table:table-row>
        <table:table-row table:style-name="ro1">
          <table:table-cell/>
          <table:table-cell office:value-type="float" office:value="778768" calcext:value-type="float">
            <text:p>778768</text:p>
          </table:table-cell>
          <table:table-cell/>
          <table:table-cell office:value-type="float" office:value="770521" calcext:value-type="float">
            <text:p>770521</text:p>
          </table:table-cell>
        </table:table-row>
        <table:table-row table:style-name="ro1">
          <table:table-cell/>
          <table:table-cell office:value-type="float" office:value="770877" calcext:value-type="float">
            <text:p>770877</text:p>
          </table:table-cell>
          <table:table-cell/>
          <table:table-cell office:value-type="float" office:value="738783" calcext:value-type="float">
            <text:p>738783</text:p>
          </table:table-cell>
        </table:table-row>
        <table:table-row table:style-name="ro1">
          <table:table-cell/>
          <table:table-cell office:value-type="float" office:value="766123" calcext:value-type="float">
            <text:p>766123</text:p>
          </table:table-cell>
          <table:table-cell/>
          <table:table-cell office:value-type="float" office:value="743082" calcext:value-type="float">
            <text:p>743082</text:p>
          </table:table-cell>
        </table:table-row>
        <table:table-row table:style-name="ro1">
          <table:table-cell/>
          <table:table-cell office:value-type="float" office:value="839875" calcext:value-type="float">
            <text:p>839875</text:p>
          </table:table-cell>
          <table:table-cell/>
          <table:table-cell office:value-type="float" office:value="740512" calcext:value-type="float">
            <text:p>740512</text:p>
          </table:table-cell>
        </table:table-row>
        <table:table-row table:style-name="ro1">
          <table:table-cell/>
          <table:table-cell office:value-type="float" office:value="859241" calcext:value-type="float">
            <text:p>859241</text:p>
          </table:table-cell>
          <table:table-cell/>
          <table:table-cell office:value-type="float" office:value="738819" calcext:value-type="float">
            <text:p>738819</text:p>
          </table:table-cell>
        </table:table-row>
        <table:table-row table:style-name="ro1">
          <table:table-cell/>
          <table:table-cell office:value-type="float" office:value="825280" calcext:value-type="float">
            <text:p>825280</text:p>
          </table:table-cell>
          <table:table-cell/>
          <table:table-cell office:value-type="float" office:value="748207" calcext:value-type="float">
            <text:p>748207</text:p>
          </table:table-cell>
        </table:table-row>
        <table:table-row table:style-name="ro1">
          <table:table-cell/>
          <table:table-cell office:value-type="float" office:value="883370" calcext:value-type="float">
            <text:p>883370</text:p>
          </table:table-cell>
          <table:table-cell/>
          <table:table-cell office:value-type="float" office:value="770230" calcext:value-type="float">
            <text:p>770230</text:p>
          </table:table-cell>
        </table:table-row>
        <table:table-row table:style-name="ro1">
          <table:table-cell/>
          <table:table-cell office:value-type="float" office:value="828294" calcext:value-type="float">
            <text:p>828294</text:p>
          </table:table-cell>
          <table:table-cell/>
          <table:table-cell office:value-type="float" office:value="752097" calcext:value-type="float">
            <text:p>752097</text:p>
          </table:table-cell>
        </table:table-row>
        <table:table-row table:style-name="ro1">
          <table:table-cell/>
          <table:table-cell office:value-type="float" office:value="868750" calcext:value-type="float">
            <text:p>868750</text:p>
          </table:table-cell>
          <table:table-cell/>
          <table:table-cell office:value-type="float" office:value="781032" calcext:value-type="float">
            <text:p>781032</text:p>
          </table:table-cell>
        </table:table-row>
        <table:table-row table:style-name="ro1">
          <table:table-cell/>
          <table:table-cell office:value-type="float" office:value="815253" calcext:value-type="float">
            <text:p>815253</text:p>
          </table:table-cell>
          <table:table-cell/>
          <table:table-cell office:value-type="float" office:value="737845" calcext:value-type="float">
            <text:p>737845</text:p>
          </table:table-cell>
        </table:table-row>
        <table:table-row table:style-name="ro1">
          <table:table-cell/>
          <table:table-cell office:value-type="float" office:value="833321" calcext:value-type="float">
            <text:p>833321</text:p>
          </table:table-cell>
          <table:table-cell/>
          <table:table-cell office:value-type="float" office:value="737715" calcext:value-type="float">
            <text:p>737715</text:p>
          </table:table-cell>
        </table:table-row>
        <table:table-row table:style-name="ro1">
          <table:table-cell/>
          <table:table-cell office:value-type="float" office:value="815159" calcext:value-type="float">
            <text:p>815159</text:p>
          </table:table-cell>
          <table:table-cell/>
          <table:table-cell office:value-type="float" office:value="734364" calcext:value-type="float">
            <text:p>734364</text:p>
          </table:table-cell>
        </table:table-row>
        <table:table-row table:style-name="ro1">
          <table:table-cell/>
          <table:table-cell office:value-type="float" office:value="804631" calcext:value-type="float">
            <text:p>804631</text:p>
          </table:table-cell>
          <table:table-cell/>
          <table:table-cell office:value-type="float" office:value="779938" calcext:value-type="float">
            <text:p>779938</text:p>
          </table:table-cell>
        </table:table-row>
        <table:table-row table:style-name="ro1">
          <table:table-cell/>
          <table:table-cell office:value-type="float" office:value="872610" calcext:value-type="float">
            <text:p>872610</text:p>
          </table:table-cell>
          <table:table-cell/>
          <table:table-cell office:value-type="float" office:value="797532" calcext:value-type="float">
            <text:p>797532</text:p>
          </table:table-cell>
        </table:table-row>
        <table:table-row table:style-name="ro1">
          <table:table-cell/>
          <table:table-cell office:value-type="float" office:value="828055" calcext:value-type="float">
            <text:p>828055</text:p>
          </table:table-cell>
          <table:table-cell/>
          <table:table-cell office:value-type="float" office:value="789952" calcext:value-type="float">
            <text:p>789952</text:p>
          </table:table-cell>
        </table:table-row>
        <table:table-row table:style-name="ro1">
          <table:table-cell/>
          <table:table-cell office:value-type="float" office:value="825099" calcext:value-type="float">
            <text:p>825099</text:p>
          </table:table-cell>
          <table:table-cell/>
          <table:table-cell office:value-type="float" office:value="787984" calcext:value-type="float">
            <text:p>787984</text:p>
          </table:table-cell>
        </table:table-row>
        <table:table-row table:style-name="ro1">
          <table:table-cell/>
          <table:table-cell office:value-type="float" office:value="821204" calcext:value-type="float">
            <text:p>821204</text:p>
          </table:table-cell>
          <table:table-cell/>
          <table:table-cell office:value-type="float" office:value="837996" calcext:value-type="float">
            <text:p>837996</text:p>
          </table:table-cell>
        </table:table-row>
        <table:table-row table:style-name="ro1">
          <table:table-cell/>
          <table:table-cell office:value-type="float" office:value="840106" calcext:value-type="float">
            <text:p>840106</text:p>
          </table:table-cell>
          <table:table-cell/>
          <table:table-cell office:value-type="float" office:value="736484" calcext:value-type="float">
            <text:p>736484</text:p>
          </table:table-cell>
        </table:table-row>
        <table:table-row table:style-name="ro1">
          <table:table-cell/>
          <table:table-cell office:value-type="float" office:value="785479" calcext:value-type="float">
            <text:p>785479</text:p>
          </table:table-cell>
          <table:table-cell/>
          <table:table-cell office:value-type="float" office:value="739484" calcext:value-type="float">
            <text:p>739484</text:p>
          </table:table-cell>
        </table:table-row>
        <table:table-row table:style-name="ro1">
          <table:table-cell/>
          <table:table-cell office:value-type="float" office:value="769953" calcext:value-type="float">
            <text:p>769953</text:p>
          </table:table-cell>
          <table:table-cell/>
          <table:table-cell office:value-type="float" office:value="742577" calcext:value-type="float">
            <text:p>742577</text:p>
          </table:table-cell>
        </table:table-row>
        <table:table-row table:style-name="ro1">
          <table:table-cell/>
          <table:table-cell office:value-type="float" office:value="778927" calcext:value-type="float">
            <text:p>778927</text:p>
          </table:table-cell>
          <table:table-cell/>
          <table:table-cell office:value-type="float" office:value="777359" calcext:value-type="float">
            <text:p>777359</text:p>
          </table:table-cell>
        </table:table-row>
        <table:table-row table:style-name="ro1">
          <table:table-cell/>
          <table:table-cell office:value-type="float" office:value="797120" calcext:value-type="float">
            <text:p>797120</text:p>
          </table:table-cell>
          <table:table-cell/>
          <table:table-cell office:value-type="float" office:value="742261" calcext:value-type="float">
            <text:p>742261</text:p>
          </table:table-cell>
        </table:table-row>
        <table:table-row table:style-name="ro1">
          <table:table-cell/>
          <table:table-cell office:value-type="float" office:value="839086" calcext:value-type="float">
            <text:p>839086</text:p>
          </table:table-cell>
          <table:table-cell/>
          <table:table-cell office:value-type="float" office:value="843600" calcext:value-type="float">
            <text:p>843600</text:p>
          </table:table-cell>
        </table:table-row>
        <table:table-row table:style-name="ro1">
          <table:table-cell/>
          <table:table-cell office:value-type="float" office:value="851274" calcext:value-type="float">
            <text:p>851274</text:p>
          </table:table-cell>
          <table:table-cell/>
          <table:table-cell office:value-type="float" office:value="795118" calcext:value-type="float">
            <text:p>795118</text:p>
          </table:table-cell>
        </table:table-row>
        <table:table-row table:style-name="ro1">
          <table:table-cell/>
          <table:table-cell office:value-type="float" office:value="817202" calcext:value-type="float">
            <text:p>817202</text:p>
          </table:table-cell>
          <table:table-cell/>
          <table:table-cell office:value-type="float" office:value="796311" calcext:value-type="float">
            <text:p>796311</text:p>
          </table:table-cell>
        </table:table-row>
        <table:table-row table:style-name="ro1">
          <table:table-cell/>
          <table:table-cell office:value-type="float" office:value="823033" calcext:value-type="float">
            <text:p>823033</text:p>
          </table:table-cell>
          <table:table-cell/>
          <table:table-cell office:value-type="float" office:value="830920" calcext:value-type="float">
            <text:p>830920</text:p>
          </table:table-cell>
        </table:table-row>
        <table:table-row table:style-name="ro1">
          <table:table-cell/>
          <table:table-cell office:value-type="float" office:value="845402" calcext:value-type="float">
            <text:p>845402</text:p>
          </table:table-cell>
          <table:table-cell/>
          <table:table-cell office:value-type="float" office:value="804788" calcext:value-type="float">
            <text:p>804788</text:p>
          </table:table-cell>
        </table:table-row>
        <table:table-row table:style-name="ro1">
          <table:table-cell/>
          <table:table-cell office:value-type="float" office:value="894175" calcext:value-type="float">
            <text:p>894175</text:p>
          </table:table-cell>
          <table:table-cell/>
          <table:table-cell office:value-type="float" office:value="734231" calcext:value-type="float">
            <text:p>734231</text:p>
          </table:table-cell>
        </table:table-row>
        <table:table-row table:style-name="ro1">
          <table:table-cell/>
          <table:table-cell office:value-type="float" office:value="865381" calcext:value-type="float">
            <text:p>865381</text:p>
          </table:table-cell>
          <table:table-cell/>
          <table:table-cell office:value-type="float" office:value="734404" calcext:value-type="float">
            <text:p>734404</text:p>
          </table:table-cell>
        </table:table-row>
        <table:table-row table:style-name="ro1">
          <table:table-cell/>
          <table:table-cell office:value-type="float" office:value="788633" calcext:value-type="float">
            <text:p>788633</text:p>
          </table:table-cell>
          <table:table-cell/>
          <table:table-cell office:value-type="float" office:value="789526" calcext:value-type="float">
            <text:p>789526</text:p>
          </table:table-cell>
        </table:table-row>
        <table:table-row table:style-name="ro1">
          <table:table-cell/>
          <table:table-cell office:value-type="float" office:value="803926" calcext:value-type="float">
            <text:p>803926</text:p>
          </table:table-cell>
          <table:table-cell/>
          <table:table-cell office:value-type="float" office:value="736463" calcext:value-type="float">
            <text:p>736463</text:p>
          </table:table-cell>
        </table:table-row>
        <table:table-row table:style-name="ro1">
          <table:table-cell/>
          <table:table-cell office:value-type="float" office:value="802942" calcext:value-type="float">
            <text:p>802942</text:p>
          </table:table-cell>
          <table:table-cell/>
          <table:table-cell office:value-type="float" office:value="748854" calcext:value-type="float">
            <text:p>748854</text:p>
          </table:table-cell>
        </table:table-row>
        <table:table-row table:style-name="ro1">
          <table:table-cell/>
          <table:table-cell office:value-type="float" office:value="756255" calcext:value-type="float">
            <text:p>756255</text:p>
          </table:table-cell>
          <table:table-cell/>
          <table:table-cell office:value-type="float" office:value="791520" calcext:value-type="float">
            <text:p>791520</text:p>
          </table:table-cell>
        </table:table-row>
        <table:table-row table:style-name="ro1">
          <table:table-cell/>
          <table:table-cell office:value-type="float" office:value="827435" calcext:value-type="float">
            <text:p>827435</text:p>
          </table:table-cell>
          <table:table-cell/>
          <table:table-cell office:value-type="float" office:value="827818" calcext:value-type="float">
            <text:p>827818</text:p>
          </table:table-cell>
        </table:table-row>
        <table:table-row table:style-name="ro1">
          <table:table-cell/>
          <table:table-cell office:value-type="float" office:value="782095" calcext:value-type="float">
            <text:p>782095</text:p>
          </table:table-cell>
          <table:table-cell/>
          <table:table-cell office:value-type="float" office:value="789834" calcext:value-type="float">
            <text:p>789834</text:p>
          </table:table-cell>
        </table:table-row>
        <table:table-row table:style-name="ro1">
          <table:table-cell/>
          <table:table-cell office:value-type="float" office:value="804257" calcext:value-type="float">
            <text:p>804257</text:p>
          </table:table-cell>
          <table:table-cell/>
          <table:table-cell office:value-type="float" office:value="857096" calcext:value-type="float">
            <text:p>857096</text:p>
          </table:table-cell>
        </table:table-row>
        <table:table-row table:style-name="ro1">
          <table:table-cell/>
          <table:table-cell office:value-type="float" office:value="818935" calcext:value-type="float">
            <text:p>818935</text:p>
          </table:table-cell>
          <table:table-cell/>
          <table:table-cell office:value-type="float" office:value="804689" calcext:value-type="float">
            <text:p>804689</text:p>
          </table:table-cell>
        </table:table-row>
        <table:table-row table:style-name="ro1">
          <table:table-cell/>
          <table:table-cell office:value-type="float" office:value="803011" calcext:value-type="float">
            <text:p>803011</text:p>
          </table:table-cell>
          <table:table-cell/>
          <table:table-cell office:value-type="float" office:value="835463" calcext:value-type="float">
            <text:p>835463</text:p>
          </table:table-cell>
        </table:table-row>
        <table:table-row table:style-name="ro1">
          <table:table-cell/>
          <table:table-cell office:value-type="float" office:value="814746" calcext:value-type="float">
            <text:p>814746</text:p>
          </table:table-cell>
          <table:table-cell/>
          <table:table-cell office:value-type="float" office:value="818292" calcext:value-type="float">
            <text:p>818292</text:p>
          </table:table-cell>
        </table:table-row>
        <table:table-row table:style-name="ro1">
          <table:table-cell/>
          <table:table-cell office:value-type="float" office:value="760726" calcext:value-type="float">
            <text:p>760726</text:p>
          </table:table-cell>
          <table:table-cell/>
          <table:table-cell office:value-type="float" office:value="734283" calcext:value-type="float">
            <text:p>734283</text:p>
          </table:table-cell>
        </table:table-row>
        <table:table-row table:style-name="ro1">
          <table:table-cell/>
          <table:table-cell office:value-type="float" office:value="756510" calcext:value-type="float">
            <text:p>756510</text:p>
          </table:table-cell>
          <table:table-cell/>
          <table:table-cell office:value-type="float" office:value="742426" calcext:value-type="float">
            <text:p>742426</text:p>
          </table:table-cell>
        </table:table-row>
        <table:table-row table:style-name="ro1">
          <table:table-cell/>
          <table:table-cell office:value-type="float" office:value="783834" calcext:value-type="float">
            <text:p>783834</text:p>
          </table:table-cell>
          <table:table-cell/>
          <table:table-cell office:value-type="float" office:value="732456" calcext:value-type="float">
            <text:p>732456</text:p>
          </table:table-cell>
        </table:table-row>
        <table:table-row table:style-name="ro1">
          <table:table-cell/>
          <table:table-cell office:value-type="float" office:value="751849" calcext:value-type="float">
            <text:p>751849</text:p>
          </table:table-cell>
          <table:table-cell/>
          <table:table-cell office:value-type="float" office:value="782820" calcext:value-type="float">
            <text:p>782820</text:p>
          </table:table-cell>
        </table:table-row>
        <table:table-row table:style-name="ro1">
          <table:table-cell/>
          <table:table-cell office:value-type="float" office:value="747298" calcext:value-type="float">
            <text:p>747298</text:p>
          </table:table-cell>
          <table:table-cell/>
          <table:table-cell office:value-type="float" office:value="731950" calcext:value-type="float">
            <text:p>731950</text:p>
          </table:table-cell>
        </table:table-row>
        <table:table-row table:style-name="ro1">
          <table:table-cell/>
          <table:table-cell office:value-type="float" office:value="824367" calcext:value-type="float">
            <text:p>824367</text:p>
          </table:table-cell>
          <table:table-cell/>
          <table:table-cell office:value-type="float" office:value="775557" calcext:value-type="float">
            <text:p>775557</text:p>
          </table:table-cell>
        </table:table-row>
        <table:table-row table:style-name="ro1">
          <table:table-cell/>
          <table:table-cell office:value-type="float" office:value="791695" calcext:value-type="float">
            <text:p>791695</text:p>
          </table:table-cell>
          <table:table-cell/>
          <table:table-cell office:value-type="float" office:value="781084" calcext:value-type="float">
            <text:p>781084</text:p>
          </table:table-cell>
        </table:table-row>
        <table:table-row table:style-name="ro1">
          <table:table-cell/>
          <table:table-cell office:value-type="float" office:value="849964" calcext:value-type="float">
            <text:p>849964</text:p>
          </table:table-cell>
          <table:table-cell/>
          <table:table-cell office:value-type="float" office:value="779337" calcext:value-type="float">
            <text:p>779337</text:p>
          </table:table-cell>
        </table:table-row>
        <table:table-row table:style-name="ro1">
          <table:table-cell/>
          <table:table-cell office:value-type="float" office:value="794514" calcext:value-type="float">
            <text:p>794514</text:p>
          </table:table-cell>
          <table:table-cell/>
          <table:table-cell office:value-type="float" office:value="777341" calcext:value-type="float">
            <text:p>777341</text:p>
          </table:table-cell>
        </table:table-row>
        <table:table-row table:style-name="ro1">
          <table:table-cell/>
          <table:table-cell office:value-type="float" office:value="789085" calcext:value-type="float">
            <text:p>789085</text:p>
          </table:table-cell>
          <table:table-cell/>
          <table:table-cell office:value-type="float" office:value="824590" calcext:value-type="float">
            <text:p>824590</text:p>
          </table:table-cell>
        </table:table-row>
        <table:table-row table:style-name="ro1">
          <table:table-cell/>
          <table:table-cell office:value-type="float" office:value="800191" calcext:value-type="float">
            <text:p>800191</text:p>
          </table:table-cell>
          <table:table-cell/>
          <table:table-cell office:value-type="float" office:value="785005" calcext:value-type="float">
            <text:p>785005</text:p>
          </table:table-cell>
        </table:table-row>
        <table:table-row table:style-name="ro1">
          <table:table-cell/>
          <table:table-cell office:value-type="float" office:value="742160" calcext:value-type="float">
            <text:p>742160</text:p>
          </table:table-cell>
          <table:table-cell/>
          <table:table-cell office:value-type="float" office:value="767617" calcext:value-type="float">
            <text:p>767617</text:p>
          </table:table-cell>
        </table:table-row>
        <table:table-row table:style-name="ro1">
          <table:table-cell/>
          <table:table-cell office:value-type="float" office:value="742467" calcext:value-type="float">
            <text:p>742467</text:p>
          </table:table-cell>
          <table:table-cell/>
          <table:table-cell office:value-type="float" office:value="747637" calcext:value-type="float">
            <text:p>747637</text:p>
          </table:table-cell>
        </table:table-row>
        <table:table-row table:style-name="ro1">
          <table:table-cell/>
          <table:table-cell office:value-type="float" office:value="758570" calcext:value-type="float">
            <text:p>758570</text:p>
          </table:table-cell>
          <table:table-cell/>
          <table:table-cell office:value-type="float" office:value="732109" calcext:value-type="float">
            <text:p>732109</text:p>
          </table:table-cell>
        </table:table-row>
        <table:table-row table:style-name="ro1">
          <table:table-cell/>
          <table:table-cell office:value-type="float" office:value="751173" calcext:value-type="float">
            <text:p>751173</text:p>
          </table:table-cell>
          <table:table-cell/>
          <table:table-cell office:value-type="float" office:value="730626" calcext:value-type="float">
            <text:p>730626</text:p>
          </table:table-cell>
        </table:table-row>
        <table:table-row table:style-name="ro1">
          <table:table-cell/>
          <table:table-cell office:value-type="float" office:value="797669" calcext:value-type="float">
            <text:p>797669</text:p>
          </table:table-cell>
          <table:table-cell/>
          <table:table-cell office:value-type="float" office:value="784056" calcext:value-type="float">
            <text:p>784056</text:p>
          </table:table-cell>
        </table:table-row>
        <table:table-row table:style-name="ro1">
          <table:table-cell/>
          <table:table-cell office:value-type="float" office:value="824772" calcext:value-type="float">
            <text:p>824772</text:p>
          </table:table-cell>
          <table:table-cell/>
          <table:table-cell office:value-type="float" office:value="819127" calcext:value-type="float">
            <text:p>819127</text:p>
          </table:table-cell>
        </table:table-row>
        <table:table-row table:style-name="ro1">
          <table:table-cell/>
          <table:table-cell office:value-type="float" office:value="883212" calcext:value-type="float">
            <text:p>883212</text:p>
          </table:table-cell>
          <table:table-cell/>
          <table:table-cell office:value-type="float" office:value="785006" calcext:value-type="float">
            <text:p>785006</text:p>
          </table:table-cell>
        </table:table-row>
        <table:table-row table:style-name="ro1">
          <table:table-cell/>
          <table:table-cell office:value-type="float" office:value="815391" calcext:value-type="float">
            <text:p>815391</text:p>
          </table:table-cell>
          <table:table-cell/>
          <table:table-cell office:value-type="float" office:value="780931" calcext:value-type="float">
            <text:p>780931</text:p>
          </table:table-cell>
        </table:table-row>
        <table:table-row table:style-name="ro1">
          <table:table-cell/>
          <table:table-cell office:value-type="float" office:value="1058539" calcext:value-type="float">
            <text:p>1058539</text:p>
          </table:table-cell>
          <table:table-cell/>
          <table:table-cell office:value-type="float" office:value="780030" calcext:value-type="float">
            <text:p>780030</text:p>
          </table:table-cell>
        </table:table-row>
        <table:table-row table:style-name="ro1">
          <table:table-cell/>
          <table:table-cell office:value-type="float" office:value="1293996" calcext:value-type="float">
            <text:p>1293996</text:p>
          </table:table-cell>
          <table:table-cell/>
          <table:table-cell office:value-type="float" office:value="783764" calcext:value-type="float">
            <text:p>783764</text:p>
          </table:table-cell>
        </table:table-row>
        <table:table-row table:style-name="ro1">
          <table:table-cell/>
          <table:table-cell office:value-type="float" office:value="1280665" calcext:value-type="float">
            <text:p>1280665</text:p>
          </table:table-cell>
          <table:table-cell/>
          <table:table-cell office:value-type="float" office:value="777022" calcext:value-type="float">
            <text:p>777022</text:p>
          </table:table-cell>
        </table:table-row>
        <table:table-row table:style-name="ro1">
          <table:table-cell/>
          <table:table-cell office:value-type="float" office:value="1061432" calcext:value-type="float">
            <text:p>1061432</text:p>
          </table:table-cell>
          <table:table-cell/>
          <table:table-cell office:value-type="float" office:value="731140" calcext:value-type="float">
            <text:p>731140</text:p>
          </table:table-cell>
        </table:table-row>
        <table:table-row table:style-name="ro1">
          <table:table-cell/>
          <table:table-cell office:value-type="float" office:value="755511" calcext:value-type="float">
            <text:p>755511</text:p>
          </table:table-cell>
          <table:table-cell/>
          <table:table-cell office:value-type="float" office:value="781183" calcext:value-type="float">
            <text:p>781183</text:p>
          </table:table-cell>
        </table:table-row>
        <table:table-row table:style-name="ro1">
          <table:table-cell/>
          <table:table-cell office:value-type="float" office:value="762488" calcext:value-type="float">
            <text:p>762488</text:p>
          </table:table-cell>
          <table:table-cell/>
          <table:table-cell office:value-type="float" office:value="790717" calcext:value-type="float">
            <text:p>790717</text:p>
          </table:table-cell>
        </table:table-row>
        <table:table-row table:style-name="ro1">
          <table:table-cell/>
          <table:table-cell office:value-type="float" office:value="749866" calcext:value-type="float">
            <text:p>749866</text:p>
          </table:table-cell>
          <table:table-cell/>
          <table:table-cell office:value-type="float" office:value="823958" calcext:value-type="float">
            <text:p>823958</text:p>
          </table:table-cell>
        </table:table-row>
        <table:table-row table:style-name="ro1">
          <table:table-cell/>
          <table:table-cell office:value-type="float" office:value="750437" calcext:value-type="float">
            <text:p>750437</text:p>
          </table:table-cell>
          <table:table-cell/>
          <table:table-cell office:value-type="float" office:value="839443" calcext:value-type="float">
            <text:p>839443</text:p>
          </table:table-cell>
        </table:table-row>
        <table:table-row table:style-name="ro1">
          <table:table-cell/>
          <table:table-cell office:value-type="float" office:value="802914" calcext:value-type="float">
            <text:p>802914</text:p>
          </table:table-cell>
          <table:table-cell/>
          <table:table-cell office:value-type="float" office:value="782291" calcext:value-type="float">
            <text:p>782291</text:p>
          </table:table-cell>
        </table:table-row>
        <table:table-row table:style-name="ro1">
          <table:table-cell/>
          <table:table-cell office:value-type="float" office:value="801835" calcext:value-type="float">
            <text:p>801835</text:p>
          </table:table-cell>
          <table:table-cell/>
          <table:table-cell office:value-type="float" office:value="806986" calcext:value-type="float">
            <text:p>806986</text:p>
          </table:table-cell>
        </table:table-row>
        <table:table-row table:style-name="ro1">
          <table:table-cell/>
          <table:table-cell office:value-type="float" office:value="854523" calcext:value-type="float">
            <text:p>854523</text:p>
          </table:table-cell>
          <table:table-cell/>
          <table:table-cell office:value-type="float" office:value="1013179" calcext:value-type="float">
            <text:p>1013179</text:p>
          </table:table-cell>
        </table:table-row>
        <table:table-row table:style-name="ro1">
          <table:table-cell/>
          <table:table-cell office:value-type="float" office:value="801854" calcext:value-type="float">
            <text:p>801854</text:p>
          </table:table-cell>
          <table:table-cell/>
          <table:table-cell office:value-type="float" office:value="1247815" calcext:value-type="float">
            <text:p>1247815</text:p>
          </table:table-cell>
        </table:table-row>
        <table:table-row table:style-name="ro1">
          <table:table-cell/>
          <table:table-cell office:value-type="float" office:value="799047" calcext:value-type="float">
            <text:p>799047</text:p>
          </table:table-cell>
          <table:table-cell/>
          <table:table-cell office:value-type="float" office:value="1241859" calcext:value-type="float">
            <text:p>1241859</text:p>
          </table:table-cell>
        </table:table-row>
        <table:table-row table:style-name="ro1">
          <table:table-cell/>
          <table:table-cell office:value-type="float" office:value="764394" calcext:value-type="float">
            <text:p>764394</text:p>
          </table:table-cell>
          <table:table-cell/>
          <table:table-cell office:value-type="float" office:value="1094680" calcext:value-type="float">
            <text:p>1094680</text:p>
          </table:table-cell>
        </table:table-row>
        <table:table-row table:style-name="ro1">
          <table:table-cell/>
          <table:table-cell office:value-type="float" office:value="793019" calcext:value-type="float">
            <text:p>793019</text:p>
          </table:table-cell>
          <table:table-cell/>
          <table:table-cell office:value-type="float" office:value="763297" calcext:value-type="float">
            <text:p>763297</text:p>
          </table:table-cell>
        </table:table-row>
        <table:table-row table:style-name="ro1">
          <table:table-cell/>
          <table:table-cell office:value-type="float" office:value="803227" calcext:value-type="float">
            <text:p>803227</text:p>
          </table:table-cell>
          <table:table-cell/>
          <table:table-cell office:value-type="float" office:value="782930" calcext:value-type="float">
            <text:p>782930</text:p>
          </table:table-cell>
        </table:table-row>
        <table:table-row table:style-name="ro1">
          <table:table-cell/>
          <table:table-cell office:value-type="float" office:value="755795" calcext:value-type="float">
            <text:p>755795</text:p>
          </table:table-cell>
          <table:table-cell/>
          <table:table-cell office:value-type="float" office:value="728035" calcext:value-type="float">
            <text:p>728035</text:p>
          </table:table-cell>
        </table:table-row>
        <table:table-row table:style-name="ro1">
          <table:table-cell/>
          <table:table-cell office:value-type="float" office:value="756099" calcext:value-type="float">
            <text:p>756099</text:p>
          </table:table-cell>
          <table:table-cell/>
          <table:table-cell office:value-type="float" office:value="728963" calcext:value-type="float">
            <text:p>728963</text:p>
          </table:table-cell>
        </table:table-row>
        <table:table-row table:style-name="ro1">
          <table:table-cell/>
          <table:table-cell office:value-type="float" office:value="808100" calcext:value-type="float">
            <text:p>808100</text:p>
          </table:table-cell>
          <table:table-cell/>
          <table:table-cell office:value-type="float" office:value="757928" calcext:value-type="float">
            <text:p>757928</text:p>
          </table:table-cell>
        </table:table-row>
        <table:table-row table:style-name="ro1">
          <table:table-cell/>
          <table:table-cell office:value-type="float" office:value="799905" calcext:value-type="float">
            <text:p>799905</text:p>
          </table:table-cell>
          <table:table-cell/>
          <table:table-cell office:value-type="float" office:value="783451" calcext:value-type="float">
            <text:p>783451</text:p>
          </table:table-cell>
        </table:table-row>
        <table:table-row table:style-name="ro1">
          <table:table-cell/>
          <table:table-cell office:value-type="float" office:value="800581" calcext:value-type="float">
            <text:p>800581</text:p>
          </table:table-cell>
          <table:table-cell/>
          <table:table-cell office:value-type="float" office:value="777456" calcext:value-type="float">
            <text:p>777456</text:p>
          </table:table-cell>
        </table:table-row>
        <table:table-row table:style-name="ro1">
          <table:table-cell/>
          <table:table-cell office:value-type="float" office:value="869253" calcext:value-type="float">
            <text:p>869253</text:p>
          </table:table-cell>
          <table:table-cell/>
          <table:table-cell office:value-type="float" office:value="779689" calcext:value-type="float">
            <text:p>779689</text:p>
          </table:table-cell>
        </table:table-row>
        <table:table-row table:style-name="ro1">
          <table:table-cell/>
          <table:table-cell office:value-type="float" office:value="1009949" calcext:value-type="float">
            <text:p>1009949</text:p>
          </table:table-cell>
          <table:table-cell/>
          <table:table-cell office:value-type="float" office:value="779022" calcext:value-type="float">
            <text:p>779022</text:p>
          </table:table-cell>
        </table:table-row>
        <table:table-row table:style-name="ro1">
          <table:table-cell/>
          <table:table-cell office:value-type="float" office:value="1294589" calcext:value-type="float">
            <text:p>1294589</text:p>
          </table:table-cell>
          <table:table-cell/>
          <table:table-cell office:value-type="float" office:value="755604" calcext:value-type="float">
            <text:p>755604</text:p>
          </table:table-cell>
        </table:table-row>
        <table:table-row table:style-name="ro1">
          <table:table-cell/>
          <table:table-cell office:value-type="float" office:value="1359456" calcext:value-type="float">
            <text:p>1359456</text:p>
          </table:table-cell>
          <table:table-cell/>
          <table:table-cell office:value-type="float" office:value="758668" calcext:value-type="float">
            <text:p>758668</text:p>
          </table:table-cell>
        </table:table-row>
        <table:table-row table:style-name="ro1">
          <table:table-cell/>
          <table:table-cell office:value-type="float" office:value="1074862" calcext:value-type="float">
            <text:p>1074862</text:p>
          </table:table-cell>
          <table:table-cell/>
          <table:table-cell office:value-type="float" office:value="785922" calcext:value-type="float">
            <text:p>785922</text:p>
          </table:table-cell>
        </table:table-row>
        <table:table-row table:style-name="ro1">
          <table:table-cell/>
          <table:table-cell office:value-type="float" office:value="881948" calcext:value-type="float">
            <text:p>881948</text:p>
          </table:table-cell>
          <table:table-cell/>
          <table:table-cell office:value-type="float" office:value="743759" calcext:value-type="float">
            <text:p>743759</text:p>
          </table:table-cell>
        </table:table-row>
        <table:table-row table:style-name="ro1">
          <table:table-cell/>
          <table:table-cell office:value-type="float" office:value="828662" calcext:value-type="float">
            <text:p>828662</text:p>
          </table:table-cell>
          <table:table-cell/>
          <table:table-cell office:value-type="float" office:value="778286" calcext:value-type="float">
            <text:p>778286</text:p>
          </table:table-cell>
        </table:table-row>
        <table:table-row table:style-name="ro1">
          <table:table-cell/>
          <table:table-cell office:value-type="float" office:value="750940" calcext:value-type="float">
            <text:p>750940</text:p>
          </table:table-cell>
          <table:table-cell/>
          <table:table-cell office:value-type="float" office:value="758711" calcext:value-type="float">
            <text:p>758711</text:p>
          </table:table-cell>
        </table:table-row>
        <table:table-row table:style-name="ro1">
          <table:table-cell/>
          <table:table-cell office:value-type="float" office:value="751032" calcext:value-type="float">
            <text:p>751032</text:p>
          </table:table-cell>
          <table:table-cell/>
          <table:table-cell office:value-type="float" office:value="826359" calcext:value-type="float">
            <text:p>826359</text:p>
          </table:table-cell>
        </table:table-row>
        <table:table-row table:style-name="ro1">
          <table:table-cell/>
          <table:table-cell office:value-type="float" office:value="741726" calcext:value-type="float">
            <text:p>741726</text:p>
          </table:table-cell>
          <table:table-cell/>
          <table:table-cell office:value-type="float" office:value="779766" calcext:value-type="float">
            <text:p>779766</text:p>
          </table:table-cell>
        </table:table-row>
        <table:table-row table:style-name="ro1">
          <table:table-cell/>
          <table:table-cell office:value-type="float" office:value="743720" calcext:value-type="float">
            <text:p>743720</text:p>
          </table:table-cell>
          <table:table-cell/>
          <table:table-cell office:value-type="float" office:value="824783" calcext:value-type="float">
            <text:p>824783</text:p>
          </table:table-cell>
        </table:table-row>
        <table:table-row table:style-name="ro1">
          <table:table-cell/>
          <table:table-cell office:value-type="float" office:value="807005" calcext:value-type="float">
            <text:p>807005</text:p>
          </table:table-cell>
          <table:table-cell/>
          <table:table-cell office:value-type="float" office:value="778562" calcext:value-type="float">
            <text:p>778562</text:p>
          </table:table-cell>
        </table:table-row>
        <table:table-row table:style-name="ro1">
          <table:table-cell/>
          <table:table-cell office:value-type="float" office:value="806823" calcext:value-type="float">
            <text:p>806823</text:p>
          </table:table-cell>
          <table:table-cell/>
          <table:table-cell office:value-type="float" office:value="1154047" calcext:value-type="float">
            <text:p>1154047</text:p>
          </table:table-cell>
        </table:table-row>
        <table:table-row table:style-name="ro1">
          <table:table-cell/>
          <table:table-cell office:value-type="float" office:value="810130" calcext:value-type="float">
            <text:p>810130</text:p>
          </table:table-cell>
          <table:table-cell/>
          <table:table-cell office:value-type="float" office:value="1247300" calcext:value-type="float">
            <text:p>1247300</text:p>
          </table:table-cell>
        </table:table-row>
        <table:table-row table:style-name="ro1">
          <table:table-cell/>
          <table:table-cell office:value-type="float" office:value="811326" calcext:value-type="float">
            <text:p>811326</text:p>
          </table:table-cell>
          <table:table-cell/>
          <table:table-cell office:value-type="float" office:value="1250607" calcext:value-type="float">
            <text:p>1250607</text:p>
          </table:table-cell>
        </table:table-row>
        <table:table-row table:style-name="ro1">
          <table:table-cell/>
          <table:table-cell office:value-type="float" office:value="800688" calcext:value-type="float">
            <text:p>800688</text:p>
          </table:table-cell>
          <table:table-cell/>
          <table:table-cell office:value-type="float" office:value="972581" calcext:value-type="float">
            <text:p>972581</text:p>
          </table:table-cell>
        </table:table-row>
        <table:table-row table:style-name="ro1">
          <table:table-cell/>
          <table:table-cell office:value-type="float" office:value="810726" calcext:value-type="float">
            <text:p>810726</text:p>
          </table:table-cell>
          <table:table-cell/>
          <table:table-cell office:value-type="float" office:value="911945" calcext:value-type="float">
            <text:p>911945</text:p>
          </table:table-cell>
        </table:table-row>
        <table:table-row table:style-name="ro1">
          <table:table-cell/>
          <table:table-cell office:value-type="float" office:value="846115" calcext:value-type="float">
            <text:p>846115</text:p>
          </table:table-cell>
          <table:table-cell/>
          <table:table-cell office:value-type="float" office:value="734923" calcext:value-type="float">
            <text:p>734923</text:p>
          </table:table-cell>
        </table:table-row>
        <table:table-row table:style-name="ro1">
          <table:table-cell/>
          <table:table-cell office:value-type="float" office:value="784948" calcext:value-type="float">
            <text:p>784948</text:p>
          </table:table-cell>
          <table:table-cell/>
          <table:table-cell office:value-type="float" office:value="738961" calcext:value-type="float">
            <text:p>738961</text:p>
          </table:table-cell>
        </table:table-row>
        <table:table-row table:style-name="ro1">
          <table:table-cell/>
          <table:table-cell office:value-type="float" office:value="757121" calcext:value-type="float">
            <text:p>757121</text:p>
          </table:table-cell>
          <table:table-cell/>
          <table:table-cell office:value-type="float" office:value="738609" calcext:value-type="float">
            <text:p>738609</text:p>
          </table:table-cell>
        </table:table-row>
        <table:table-row table:style-name="ro1">
          <table:table-cell/>
          <table:table-cell office:value-type="float" office:value="749689" calcext:value-type="float">
            <text:p>749689</text:p>
          </table:table-cell>
          <table:table-cell/>
          <table:table-cell office:value-type="float" office:value="733166" calcext:value-type="float">
            <text:p>733166</text:p>
          </table:table-cell>
        </table:table-row>
        <table:table-row table:style-name="ro1">
          <table:table-cell/>
          <table:table-cell office:value-type="float" office:value="790779" calcext:value-type="float">
            <text:p>790779</text:p>
          </table:table-cell>
          <table:table-cell/>
          <table:table-cell office:value-type="float" office:value="782837" calcext:value-type="float">
            <text:p>782837</text:p>
          </table:table-cell>
        </table:table-row>
        <table:table-row table:style-name="ro1">
          <table:table-cell/>
          <table:table-cell office:value-type="float" office:value="754619" calcext:value-type="float">
            <text:p>754619</text:p>
          </table:table-cell>
          <table:table-cell/>
          <table:table-cell office:value-type="float" office:value="740786" calcext:value-type="float">
            <text:p>740786</text:p>
          </table:table-cell>
        </table:table-row>
        <table:table-row table:style-name="ro1">
          <table:table-cell/>
          <table:table-cell office:value-type="float" office:value="764218" calcext:value-type="float">
            <text:p>764218</text:p>
          </table:table-cell>
          <table:table-cell/>
          <table:table-cell office:value-type="float" office:value="732992" calcext:value-type="float">
            <text:p>732992</text:p>
          </table:table-cell>
        </table:table-row>
        <table:table-row table:style-name="ro1">
          <table:table-cell/>
          <table:table-cell office:value-type="float" office:value="855964" calcext:value-type="float">
            <text:p>855964</text:p>
          </table:table-cell>
          <table:table-cell/>
          <table:table-cell office:value-type="float" office:value="732431" calcext:value-type="float">
            <text:p>732431</text:p>
          </table:table-cell>
        </table:table-row>
        <table:table-row table:style-name="ro1">
          <table:table-cell/>
          <table:table-cell office:value-type="float" office:value="854427" calcext:value-type="float">
            <text:p>854427</text:p>
          </table:table-cell>
          <table:table-cell/>
          <table:table-cell office:value-type="float" office:value="784848" calcext:value-type="float">
            <text:p>784848</text:p>
          </table:table-cell>
        </table:table-row>
        <table:table-row table:style-name="ro1">
          <table:table-cell/>
          <table:table-cell office:value-type="float" office:value="796503" calcext:value-type="float">
            <text:p>796503</text:p>
          </table:table-cell>
          <table:table-cell/>
          <table:table-cell office:value-type="float" office:value="781517" calcext:value-type="float">
            <text:p>781517</text:p>
          </table:table-cell>
        </table:table-row>
        <table:table-row table:style-name="ro1">
          <table:table-cell/>
          <table:table-cell office:value-type="float" office:value="819511" calcext:value-type="float">
            <text:p>819511</text:p>
          </table:table-cell>
          <table:table-cell/>
          <table:table-cell office:value-type="float" office:value="784335" calcext:value-type="float">
            <text:p>784335</text:p>
          </table:table-cell>
        </table:table-row>
        <table:table-row table:style-name="ro1">
          <table:table-cell/>
          <table:table-cell office:value-type="float" office:value="1236467" calcext:value-type="float">
            <text:p>1236467</text:p>
          </table:table-cell>
          <table:table-cell/>
          <table:table-cell office:value-type="float" office:value="834336" calcext:value-type="float">
            <text:p>834336</text:p>
          </table:table-cell>
        </table:table-row>
        <table:table-row table:style-name="ro1">
          <table:table-cell/>
          <table:table-cell office:value-type="float" office:value="1301899" calcext:value-type="float">
            <text:p>1301899</text:p>
          </table:table-cell>
          <table:table-cell/>
          <table:table-cell office:value-type="float" office:value="782585" calcext:value-type="float">
            <text:p>782585</text:p>
          </table:table-cell>
        </table:table-row>
        <table:table-row table:style-name="ro1">
          <table:table-cell/>
          <table:table-cell office:value-type="float" office:value="1290062" calcext:value-type="float">
            <text:p>1290062</text:p>
          </table:table-cell>
          <table:table-cell/>
          <table:table-cell office:value-type="float" office:value="745990" calcext:value-type="float">
            <text:p>745990</text:p>
          </table:table-cell>
        </table:table-row>
        <table:table-row table:style-name="ro1">
          <table:table-cell/>
          <table:table-cell office:value-type="float" office:value="962765" calcext:value-type="float">
            <text:p>962765</text:p>
          </table:table-cell>
          <table:table-cell/>
          <table:table-cell office:value-type="float" office:value="729312" calcext:value-type="float">
            <text:p>729312</text:p>
          </table:table-cell>
        </table:table-row>
        <table:table-row table:style-name="ro1">
          <table:table-cell/>
          <table:table-cell office:value-type="float" office:value="774591" calcext:value-type="float">
            <text:p>774591</text:p>
          </table:table-cell>
          <table:table-cell/>
          <table:table-cell office:value-type="float" office:value="773178" calcext:value-type="float">
            <text:p>773178</text:p>
          </table:table-cell>
        </table:table-row>
        <table:table-row table:style-name="ro1">
          <table:table-cell/>
          <table:table-cell office:value-type="float" office:value="767427" calcext:value-type="float">
            <text:p>767427</text:p>
          </table:table-cell>
          <table:table-cell/>
          <table:table-cell office:value-type="float" office:value="773615" calcext:value-type="float">
            <text:p>773615</text:p>
          </table:table-cell>
        </table:table-row>
        <table:table-row table:style-name="ro1">
          <table:table-cell/>
          <table:table-cell office:value-type="float" office:value="786693" calcext:value-type="float">
            <text:p>786693</text:p>
          </table:table-cell>
          <table:table-cell/>
          <table:table-cell office:value-type="float" office:value="733577" calcext:value-type="float">
            <text:p>733577</text:p>
          </table:table-cell>
        </table:table-row>
        <table:table-row table:style-name="ro1">
          <table:table-cell/>
          <table:table-cell office:value-type="float" office:value="807434" calcext:value-type="float">
            <text:p>807434</text:p>
          </table:table-cell>
          <table:table-cell/>
          <table:table-cell office:value-type="float" office:value="779377" calcext:value-type="float">
            <text:p>779377</text:p>
          </table:table-cell>
        </table:table-row>
        <table:table-row table:style-name="ro1">
          <table:table-cell/>
          <table:table-cell office:value-type="float" office:value="809442" calcext:value-type="float">
            <text:p>809442</text:p>
          </table:table-cell>
          <table:table-cell/>
          <table:table-cell office:value-type="float" office:value="794108" calcext:value-type="float">
            <text:p>794108</text:p>
          </table:table-cell>
        </table:table-row>
        <table:table-row table:style-name="ro1">
          <table:table-cell/>
          <table:table-cell office:value-type="float" office:value="804908" calcext:value-type="float">
            <text:p>804908</text:p>
          </table:table-cell>
          <table:table-cell/>
          <table:table-cell office:value-type="float" office:value="788999" calcext:value-type="float">
            <text:p>788999</text:p>
          </table:table-cell>
        </table:table-row>
        <table:table-row table:style-name="ro1">
          <table:table-cell/>
          <table:table-cell office:value-type="float" office:value="822141" calcext:value-type="float">
            <text:p>822141</text:p>
          </table:table-cell>
          <table:table-cell/>
          <table:table-cell office:value-type="float" office:value="825894" calcext:value-type="float">
            <text:p>825894</text:p>
          </table:table-cell>
        </table:table-row>
        <table:table-row table:style-name="ro1">
          <table:table-cell/>
          <table:table-cell office:value-type="float" office:value="806833" calcext:value-type="float">
            <text:p>806833</text:p>
          </table:table-cell>
          <table:table-cell/>
          <table:table-cell office:value-type="float" office:value="918997" calcext:value-type="float">
            <text:p>918997</text:p>
          </table:table-cell>
        </table:table-row>
        <table:table-row table:style-name="ro1">
          <table:table-cell/>
          <table:table-cell office:value-type="float" office:value="1092013" calcext:value-type="float">
            <text:p>1092013</text:p>
          </table:table-cell>
          <table:table-cell/>
          <table:table-cell office:value-type="float" office:value="1244584" calcext:value-type="float">
            <text:p>1244584</text:p>
          </table:table-cell>
        </table:table-row>
        <table:table-row table:style-name="ro1">
          <table:table-cell/>
          <table:table-cell office:value-type="float" office:value="1277270" calcext:value-type="float">
            <text:p>1277270</text:p>
          </table:table-cell>
          <table:table-cell/>
          <table:table-cell office:value-type="float" office:value="1237951" calcext:value-type="float">
            <text:p>1237951</text:p>
          </table:table-cell>
        </table:table-row>
        <table:table-row table:style-name="ro1">
          <table:table-cell/>
          <table:table-cell office:value-type="float" office:value="1297442" calcext:value-type="float">
            <text:p>1297442</text:p>
          </table:table-cell>
          <table:table-cell/>
          <table:table-cell office:value-type="float" office:value="1193249" calcext:value-type="float">
            <text:p>1193249</text:p>
          </table:table-cell>
        </table:table-row>
        <table:table-row table:style-name="ro1">
          <table:table-cell/>
          <table:table-cell office:value-type="float" office:value="1086477" calcext:value-type="float">
            <text:p>1086477</text:p>
          </table:table-cell>
          <table:table-cell/>
          <table:table-cell office:value-type="float" office:value="834978" calcext:value-type="float">
            <text:p>834978</text:p>
          </table:table-cell>
        </table:table-row>
        <table:table-row table:style-name="ro1">
          <table:table-cell/>
          <table:table-cell office:value-type="float" office:value="791204" calcext:value-type="float">
            <text:p>791204</text:p>
          </table:table-cell>
          <table:table-cell/>
          <table:table-cell office:value-type="float" office:value="779853" calcext:value-type="float">
            <text:p>779853</text:p>
          </table:table-cell>
        </table:table-row>
        <table:table-row table:style-name="ro1">
          <table:table-cell/>
          <table:table-cell office:value-type="float" office:value="770724" calcext:value-type="float">
            <text:p>770724</text:p>
          </table:table-cell>
          <table:table-cell/>
          <table:table-cell office:value-type="float" office:value="730840" calcext:value-type="float">
            <text:p>730840</text:p>
          </table:table-cell>
        </table:table-row>
        <table:table-row table:style-name="ro1">
          <table:table-cell/>
          <table:table-cell office:value-type="float" office:value="747070" calcext:value-type="float">
            <text:p>747070</text:p>
          </table:table-cell>
          <table:table-cell/>
          <table:table-cell office:value-type="float" office:value="730376" calcext:value-type="float">
            <text:p>730376</text:p>
          </table:table-cell>
        </table:table-row>
        <table:table-row table:style-name="ro1">
          <table:table-cell/>
          <table:table-cell office:value-type="float" office:value="751633" calcext:value-type="float">
            <text:p>751633</text:p>
          </table:table-cell>
          <table:table-cell/>
          <table:table-cell office:value-type="float" office:value="794614" calcext:value-type="float">
            <text:p>794614</text:p>
          </table:table-cell>
        </table:table-row>
        <table:table-row table:style-name="ro1">
          <table:table-cell/>
          <table:table-cell office:value-type="float" office:value="790412" calcext:value-type="float">
            <text:p>790412</text:p>
          </table:table-cell>
          <table:table-cell/>
          <table:table-cell office:value-type="float" office:value="778493" calcext:value-type="float">
            <text:p>778493</text:p>
          </table:table-cell>
        </table:table-row>
        <table:table-row table:style-name="ro1">
          <table:table-cell/>
          <table:table-cell office:value-type="float" office:value="812732" calcext:value-type="float">
            <text:p>812732</text:p>
          </table:table-cell>
          <table:table-cell/>
          <table:table-cell office:value-type="float" office:value="828198" calcext:value-type="float">
            <text:p>828198</text:p>
          </table:table-cell>
        </table:table-row>
        <table:table-row table:style-name="ro1">
          <table:table-cell/>
          <table:table-cell office:value-type="float" office:value="807364" calcext:value-type="float">
            <text:p>807364</text:p>
          </table:table-cell>
          <table:table-cell/>
          <table:table-cell office:value-type="float" office:value="825638" calcext:value-type="float">
            <text:p>825638</text:p>
          </table:table-cell>
        </table:table-row>
        <table:table-row table:style-name="ro1">
          <table:table-cell/>
          <table:table-cell office:value-type="float" office:value="800493" calcext:value-type="float">
            <text:p>800493</text:p>
          </table:table-cell>
          <table:table-cell/>
          <table:table-cell office:value-type="float" office:value="776789" calcext:value-type="float">
            <text:p>776789</text:p>
          </table:table-cell>
        </table:table-row>
        <table:table-row table:style-name="ro1">
          <table:table-cell/>
          <table:table-cell office:value-type="float" office:value="818779" calcext:value-type="float">
            <text:p>818779</text:p>
          </table:table-cell>
          <table:table-cell/>
          <table:table-cell office:value-type="float" office:value="1025307" calcext:value-type="float">
            <text:p>1025307</text:p>
          </table:table-cell>
        </table:table-row>
        <table:table-row table:style-name="ro1">
          <table:table-cell/>
          <table:table-cell office:value-type="float" office:value="778710" calcext:value-type="float">
            <text:p>778710</text:p>
          </table:table-cell>
          <table:table-cell/>
          <table:table-cell office:value-type="float" office:value="1237677" calcext:value-type="float">
            <text:p>1237677</text:p>
          </table:table-cell>
        </table:table-row>
        <table:table-row table:style-name="ro1">
          <table:table-cell/>
          <table:table-cell office:value-type="float" office:value="760329" calcext:value-type="float">
            <text:p>760329</text:p>
          </table:table-cell>
          <table:table-cell/>
          <table:table-cell office:value-type="float" office:value="1240527" calcext:value-type="float">
            <text:p>1240527</text:p>
          </table:table-cell>
        </table:table-row>
        <table:table-row table:style-name="ro1">
          <table:table-cell/>
          <table:table-cell office:value-type="float" office:value="808053" calcext:value-type="float">
            <text:p>808053</text:p>
          </table:table-cell>
          <table:table-cell/>
          <table:table-cell office:value-type="float" office:value="1073989" calcext:value-type="float">
            <text:p>1073989</text:p>
          </table:table-cell>
        </table:table-row>
        <table:table-row table:style-name="ro1">
          <table:table-cell/>
          <table:table-cell office:value-type="float" office:value="803806" calcext:value-type="float">
            <text:p>803806</text:p>
          </table:table-cell>
          <table:table-cell/>
          <table:table-cell office:value-type="float" office:value="783347" calcext:value-type="float">
            <text:p>783347</text:p>
          </table:table-cell>
        </table:table-row>
        <table:table-row table:style-name="ro1">
          <table:table-cell/>
          <table:table-cell office:value-type="float" office:value="768431" calcext:value-type="float">
            <text:p>768431</text:p>
          </table:table-cell>
          <table:table-cell/>
          <table:table-cell office:value-type="float" office:value="729716" calcext:value-type="float">
            <text:p>729716</text:p>
          </table:table-cell>
        </table:table-row>
        <table:table-row table:style-name="ro1">
          <table:table-cell/>
          <table:table-cell office:value-type="float" office:value="801870" calcext:value-type="float">
            <text:p>801870</text:p>
          </table:table-cell>
          <table:table-cell/>
          <table:table-cell office:value-type="float" office:value="784856" calcext:value-type="float">
            <text:p>784856</text:p>
          </table:table-cell>
        </table:table-row>
        <table:table-row table:style-name="ro1">
          <table:table-cell/>
          <table:table-cell office:value-type="float" office:value="798697" calcext:value-type="float">
            <text:p>798697</text:p>
          </table:table-cell>
          <table:table-cell/>
          <table:table-cell office:value-type="float" office:value="747459" calcext:value-type="float">
            <text:p>747459</text:p>
          </table:table-cell>
        </table:table-row>
        <table:table-row table:style-name="ro1">
          <table:table-cell/>
          <table:table-cell office:value-type="float" office:value="855029" calcext:value-type="float">
            <text:p>855029</text:p>
          </table:table-cell>
          <table:table-cell/>
          <table:table-cell office:value-type="float" office:value="755947" calcext:value-type="float">
            <text:p>755947</text:p>
          </table:table-cell>
        </table:table-row>
        <table:table-row table:style-name="ro1">
          <table:table-cell/>
          <table:table-cell office:value-type="float" office:value="827284" calcext:value-type="float">
            <text:p>827284</text:p>
          </table:table-cell>
          <table:table-cell/>
          <table:table-cell office:value-type="float" office:value="778750" calcext:value-type="float">
            <text:p>778750</text:p>
          </table:table-cell>
        </table:table-row>
        <table:table-row table:style-name="ro1">
          <table:table-cell/>
          <table:table-cell office:value-type="float" office:value="782045" calcext:value-type="float">
            <text:p>782045</text:p>
          </table:table-cell>
          <table:table-cell/>
          <table:table-cell office:value-type="float" office:value="779458" calcext:value-type="float">
            <text:p>779458</text:p>
          </table:table-cell>
        </table:table-row>
        <table:table-row table:style-name="ro1">
          <table:table-cell/>
          <table:table-cell office:value-type="float" office:value="771721" calcext:value-type="float">
            <text:p>771721</text:p>
          </table:table-cell>
          <table:table-cell/>
          <table:table-cell office:value-type="float" office:value="777761" calcext:value-type="float">
            <text:p>777761</text:p>
          </table:table-cell>
        </table:table-row>
        <table:table-row table:style-name="ro1">
          <table:table-cell/>
          <table:table-cell office:value-type="float" office:value="794017" calcext:value-type="float">
            <text:p>794017</text:p>
          </table:table-cell>
          <table:table-cell/>
          <table:table-cell office:value-type="float" office:value="780329" calcext:value-type="float">
            <text:p>780329</text:p>
          </table:table-cell>
        </table:table-row>
        <table:table-row table:style-name="ro1">
          <table:table-cell/>
          <table:table-cell office:value-type="float" office:value="846169" calcext:value-type="float">
            <text:p>846169</text:p>
          </table:table-cell>
          <table:table-cell/>
          <table:table-cell office:value-type="float" office:value="750405" calcext:value-type="float">
            <text:p>750405</text:p>
          </table:table-cell>
        </table:table-row>
        <table:table-row table:style-name="ro1">
          <table:table-cell/>
          <table:table-cell office:value-type="float" office:value="862403" calcext:value-type="float">
            <text:p>862403</text:p>
          </table:table-cell>
          <table:table-cell/>
          <table:table-cell office:value-type="float" office:value="732096" calcext:value-type="float">
            <text:p>732096</text:p>
          </table:table-cell>
        </table:table-row>
        <table:table-row table:style-name="ro1">
          <table:table-cell/>
          <table:table-cell office:value-type="float" office:value="830308" calcext:value-type="float">
            <text:p>830308</text:p>
          </table:table-cell>
          <table:table-cell/>
          <table:table-cell office:value-type="float" office:value="734408" calcext:value-type="float">
            <text:p>734408</text:p>
          </table:table-cell>
        </table:table-row>
        <table:table-row table:style-name="ro1">
          <table:table-cell/>
          <table:table-cell office:value-type="float" office:value="803269" calcext:value-type="float">
            <text:p>803269</text:p>
          </table:table-cell>
          <table:table-cell/>
          <table:table-cell office:value-type="float" office:value="782609" calcext:value-type="float">
            <text:p>782609</text:p>
          </table:table-cell>
        </table:table-row>
        <table:table-row table:style-name="ro1">
          <table:table-cell/>
          <table:table-cell office:value-type="float" office:value="856432" calcext:value-type="float">
            <text:p>856432</text:p>
          </table:table-cell>
          <table:table-cell/>
          <table:table-cell office:value-type="float" office:value="775479" calcext:value-type="float">
            <text:p>775479</text:p>
          </table:table-cell>
        </table:table-row>
        <table:table-row table:style-name="ro1">
          <table:table-cell/>
          <table:table-cell office:value-type="float" office:value="846411" calcext:value-type="float">
            <text:p>846411</text:p>
          </table:table-cell>
          <table:table-cell/>
          <table:table-cell office:value-type="float" office:value="819423" calcext:value-type="float">
            <text:p>819423</text:p>
          </table:table-cell>
        </table:table-row>
        <table:table-row table:style-name="ro1">
          <table:table-cell/>
          <table:table-cell office:value-type="float" office:value="932413" calcext:value-type="float">
            <text:p>932413</text:p>
          </table:table-cell>
          <table:table-cell/>
          <table:table-cell office:value-type="float" office:value="832257" calcext:value-type="float">
            <text:p>832257</text:p>
          </table:table-cell>
        </table:table-row>
        <table:table-row table:style-name="ro1">
          <table:table-cell/>
          <table:table-cell office:value-type="float" office:value="1296249" calcext:value-type="float">
            <text:p>1296249</text:p>
          </table:table-cell>
          <table:table-cell/>
          <table:table-cell office:value-type="float" office:value="828111" calcext:value-type="float">
            <text:p>828111</text:p>
          </table:table-cell>
        </table:table-row>
        <table:table-row table:style-name="ro1">
          <table:table-cell/>
          <table:table-cell office:value-type="float" office:value="1282830" calcext:value-type="float">
            <text:p>1282830</text:p>
          </table:table-cell>
          <table:table-cell/>
          <table:table-cell office:value-type="float" office:value="785652" calcext:value-type="float">
            <text:p>785652</text:p>
          </table:table-cell>
        </table:table-row>
        <table:table-row table:style-name="ro1">
          <table:table-cell/>
          <table:table-cell office:value-type="float" office:value="1448148" calcext:value-type="float">
            <text:p>1448148</text:p>
          </table:table-cell>
          <table:table-cell/>
          <table:table-cell office:value-type="float" office:value="810691" calcext:value-type="float">
            <text:p>810691</text:p>
          </table:table-cell>
        </table:table-row>
        <table:table-row table:style-name="ro1">
          <table:table-cell/>
          <table:table-cell office:value-type="float" office:value="1273752" calcext:value-type="float">
            <text:p>1273752</text:p>
          </table:table-cell>
          <table:table-cell/>
          <table:table-cell office:value-type="float" office:value="755308" calcext:value-type="float">
            <text:p>755308</text:p>
          </table:table-cell>
        </table:table-row>
        <table:table-row table:style-name="ro1">
          <table:table-cell/>
          <table:table-cell office:value-type="float" office:value="1273458" calcext:value-type="float">
            <text:p>1273458</text:p>
          </table:table-cell>
          <table:table-cell/>
          <table:table-cell office:value-type="float" office:value="801789" calcext:value-type="float">
            <text:p>801789</text:p>
          </table:table-cell>
        </table:table-row>
        <table:table-row table:style-name="ro1">
          <table:table-cell/>
          <table:table-cell office:value-type="float" office:value="866888" calcext:value-type="float">
            <text:p>866888</text:p>
          </table:table-cell>
          <table:table-cell/>
          <table:table-cell office:value-type="float" office:value="750672" calcext:value-type="float">
            <text:p>750672</text:p>
          </table:table-cell>
        </table:table-row>
        <table:table-row table:style-name="ro1">
          <table:table-cell/>
          <table:table-cell office:value-type="float" office:value="743453" calcext:value-type="float">
            <text:p>743453</text:p>
          </table:table-cell>
          <table:table-cell/>
          <table:table-cell office:value-type="float" office:value="805671" calcext:value-type="float">
            <text:p>805671</text:p>
          </table:table-cell>
        </table:table-row>
        <table:table-row table:style-name="ro1">
          <table:table-cell/>
          <table:table-cell office:value-type="float" office:value="741986" calcext:value-type="float">
            <text:p>741986</text:p>
          </table:table-cell>
          <table:table-cell/>
          <table:table-cell office:value-type="float" office:value="744526" calcext:value-type="float">
            <text:p>744526</text:p>
          </table:table-cell>
        </table:table-row>
        <table:table-row table:style-name="ro1">
          <table:table-cell/>
          <table:table-cell office:value-type="float" office:value="792555" calcext:value-type="float">
            <text:p>792555</text:p>
          </table:table-cell>
          <table:table-cell/>
          <table:table-cell office:value-type="float" office:value="814378" calcext:value-type="float">
            <text:p>814378</text:p>
          </table:table-cell>
        </table:table-row>
        <table:table-row table:style-name="ro1">
          <table:table-cell/>
          <table:table-cell office:value-type="float" office:value="748030" calcext:value-type="float">
            <text:p>748030</text:p>
          </table:table-cell>
          <table:table-cell/>
          <table:table-cell office:value-type="float" office:value="887421" calcext:value-type="float">
            <text:p>887421</text:p>
          </table:table-cell>
        </table:table-row>
        <table:table-row table:style-name="ro1">
          <table:table-cell/>
          <table:table-cell office:value-type="float" office:value="797301" calcext:value-type="float">
            <text:p>797301</text:p>
          </table:table-cell>
          <table:table-cell/>
          <table:table-cell office:value-type="float" office:value="842978" calcext:value-type="float">
            <text:p>842978</text:p>
          </table:table-cell>
        </table:table-row>
        <table:table-row table:style-name="ro1">
          <table:table-cell/>
          <table:table-cell office:value-type="float" office:value="793322" calcext:value-type="float">
            <text:p>793322</text:p>
          </table:table-cell>
          <table:table-cell/>
          <table:table-cell office:value-type="float" office:value="906342" calcext:value-type="float">
            <text:p>906342</text:p>
          </table:table-cell>
        </table:table-row>
        <table:table-row table:style-name="ro1">
          <table:table-cell/>
          <table:table-cell office:value-type="float" office:value="790355" calcext:value-type="float">
            <text:p>790355</text:p>
          </table:table-cell>
          <table:table-cell/>
          <table:table-cell office:value-type="float" office:value="1149681" calcext:value-type="float">
            <text:p>1149681</text:p>
          </table:table-cell>
        </table:table-row>
        <table:table-row table:style-name="ro1">
          <table:table-cell/>
          <table:table-cell office:value-type="float" office:value="807199" calcext:value-type="float">
            <text:p>807199</text:p>
          </table:table-cell>
          <table:table-cell/>
          <table:table-cell office:value-type="float" office:value="1359238" calcext:value-type="float">
            <text:p>1359238</text:p>
          </table:table-cell>
        </table:table-row>
        <table:table-row table:style-name="ro1">
          <table:table-cell/>
          <table:table-cell office:value-type="float" office:value="786748" calcext:value-type="float">
            <text:p>786748</text:p>
          </table:table-cell>
          <table:table-cell/>
          <table:table-cell office:value-type="float" office:value="1416246" calcext:value-type="float">
            <text:p>1416246</text:p>
          </table:table-cell>
        </table:table-row>
        <table:table-row table:style-name="ro1">
          <table:table-cell/>
          <table:table-cell office:value-type="float" office:value="744191" calcext:value-type="float">
            <text:p>744191</text:p>
          </table:table-cell>
          <table:table-cell/>
          <table:table-cell office:value-type="float" office:value="1339226" calcext:value-type="float">
            <text:p>1339226</text:p>
          </table:table-cell>
        </table:table-row>
        <table:table-row table:style-name="ro1">
          <table:table-cell/>
          <table:table-cell office:value-type="float" office:value="759874" calcext:value-type="float">
            <text:p>759874</text:p>
          </table:table-cell>
          <table:table-cell/>
          <table:table-cell office:value-type="float" office:value="1278593" calcext:value-type="float">
            <text:p>1278593</text:p>
          </table:table-cell>
        </table:table-row>
        <table:table-row table:style-name="ro1">
          <table:table-cell/>
          <table:table-cell office:value-type="float" office:value="792400" calcext:value-type="float">
            <text:p>792400</text:p>
          </table:table-cell>
          <table:table-cell/>
          <table:table-cell office:value-type="float" office:value="1117250" calcext:value-type="float">
            <text:p>1117250</text:p>
          </table:table-cell>
        </table:table-row>
        <table:table-row table:style-name="ro1">
          <table:table-cell/>
          <table:table-cell office:value-type="float" office:value="790216" calcext:value-type="float">
            <text:p>790216</text:p>
          </table:table-cell>
          <table:table-cell/>
          <table:table-cell office:value-type="float" office:value="799619" calcext:value-type="float">
            <text:p>799619</text:p>
          </table:table-cell>
        </table:table-row>
        <table:table-row table:style-name="ro1">
          <table:table-cell/>
          <table:table-cell office:value-type="float" office:value="754265" calcext:value-type="float">
            <text:p>754265</text:p>
          </table:table-cell>
          <table:table-cell/>
          <table:table-cell office:value-type="float" office:value="736129" calcext:value-type="float">
            <text:p>736129</text:p>
          </table:table-cell>
        </table:table-row>
        <table:table-row table:style-name="ro1">
          <table:table-cell/>
          <table:table-cell office:value-type="float" office:value="792222" calcext:value-type="float">
            <text:p>792222</text:p>
          </table:table-cell>
          <table:table-cell/>
          <table:table-cell office:value-type="float" office:value="741573" calcext:value-type="float">
            <text:p>741573</text:p>
          </table:table-cell>
        </table:table-row>
        <table:table-row table:style-name="ro1">
          <table:table-cell/>
          <table:table-cell office:value-type="float" office:value="850602" calcext:value-type="float">
            <text:p>850602</text:p>
          </table:table-cell>
          <table:table-cell/>
          <table:table-cell office:value-type="float" office:value="733237" calcext:value-type="float">
            <text:p>733237</text:p>
          </table:table-cell>
        </table:table-row>
        <table:table-row table:style-name="ro1">
          <table:table-cell/>
          <table:table-cell office:value-type="float" office:value="792160" calcext:value-type="float">
            <text:p>792160</text:p>
          </table:table-cell>
          <table:table-cell/>
          <table:table-cell office:value-type="float" office:value="748296" calcext:value-type="float">
            <text:p>748296</text:p>
          </table:table-cell>
        </table:table-row>
        <table:table-row table:style-name="ro1">
          <table:table-cell/>
          <table:table-cell office:value-type="float" office:value="791688" calcext:value-type="float">
            <text:p>791688</text:p>
          </table:table-cell>
          <table:table-cell/>
          <table:table-cell office:value-type="float" office:value="792913" calcext:value-type="float">
            <text:p>792913</text:p>
          </table:table-cell>
        </table:table-row>
        <table:table-row table:style-name="ro1">
          <table:table-cell/>
          <table:table-cell office:value-type="float" office:value="1105824" calcext:value-type="float">
            <text:p>1105824</text:p>
          </table:table-cell>
          <table:table-cell/>
          <table:table-cell office:value-type="float" office:value="779670" calcext:value-type="float">
            <text:p>779670</text:p>
          </table:table-cell>
        </table:table-row>
        <table:table-row table:style-name="ro1">
          <table:table-cell/>
          <table:table-cell office:value-type="float" office:value="1272675" calcext:value-type="float">
            <text:p>1272675</text:p>
          </table:table-cell>
          <table:table-cell/>
          <table:table-cell office:value-type="float" office:value="779863" calcext:value-type="float">
            <text:p>779863</text:p>
          </table:table-cell>
        </table:table-row>
        <table:table-row table:style-name="ro1">
          <table:table-cell/>
          <table:table-cell office:value-type="float" office:value="1357448" calcext:value-type="float">
            <text:p>1357448</text:p>
          </table:table-cell>
          <table:table-cell/>
          <table:table-cell office:value-type="float" office:value="783975" calcext:value-type="float">
            <text:p>783975</text:p>
          </table:table-cell>
        </table:table-row>
        <table:table-row table:style-name="ro1">
          <table:table-cell/>
          <table:table-cell office:value-type="float" office:value="997228" calcext:value-type="float">
            <text:p>997228</text:p>
          </table:table-cell>
          <table:table-cell/>
          <table:table-cell office:value-type="float" office:value="759453" calcext:value-type="float">
            <text:p>759453</text:p>
          </table:table-cell>
        </table:table-row>
        <table:table-row table:style-name="ro1">
          <table:table-cell/>
          <table:table-cell office:value-type="float" office:value="742453" calcext:value-type="float">
            <text:p>742453</text:p>
          </table:table-cell>
          <table:table-cell/>
          <table:table-cell office:value-type="float" office:value="735182" calcext:value-type="float">
            <text:p>735182</text:p>
          </table:table-cell>
        </table:table-row>
        <table:table-row table:style-name="ro1">
          <table:table-cell/>
          <table:table-cell office:value-type="float" office:value="743808" calcext:value-type="float">
            <text:p>743808</text:p>
          </table:table-cell>
          <table:table-cell/>
          <table:table-cell office:value-type="float" office:value="735506" calcext:value-type="float">
            <text:p>735506</text:p>
          </table:table-cell>
        </table:table-row>
        <table:table-row table:style-name="ro1">
          <table:table-cell/>
          <table:table-cell office:value-type="float" office:value="814823" calcext:value-type="float">
            <text:p>814823</text:p>
          </table:table-cell>
          <table:table-cell/>
          <table:table-cell office:value-type="float" office:value="780470" calcext:value-type="float">
            <text:p>780470</text:p>
          </table:table-cell>
        </table:table-row>
        <table:table-row table:style-name="ro1">
          <table:table-cell/>
          <table:table-cell office:value-type="float" office:value="743409" calcext:value-type="float">
            <text:p>743409</text:p>
          </table:table-cell>
          <table:table-cell/>
          <table:table-cell office:value-type="float" office:value="733047" calcext:value-type="float">
            <text:p>733047</text:p>
          </table:table-cell>
        </table:table-row>
        <table:table-row table:style-name="ro1">
          <table:table-cell/>
          <table:table-cell office:value-type="float" office:value="794616" calcext:value-type="float">
            <text:p>794616</text:p>
          </table:table-cell>
          <table:table-cell/>
          <table:table-cell office:value-type="float" office:value="747636" calcext:value-type="float">
            <text:p>747636</text:p>
          </table:table-cell>
        </table:table-row>
        <table:table-row table:style-name="ro1">
          <table:table-cell/>
          <table:table-cell office:value-type="float" office:value="804605" calcext:value-type="float">
            <text:p>804605</text:p>
          </table:table-cell>
          <table:table-cell/>
          <table:table-cell office:value-type="float" office:value="778896" calcext:value-type="float">
            <text:p>778896</text:p>
          </table:table-cell>
        </table:table-row>
        <table:table-row table:style-name="ro1">
          <table:table-cell/>
          <table:table-cell office:value-type="float" office:value="806292" calcext:value-type="float">
            <text:p>806292</text:p>
          </table:table-cell>
          <table:table-cell/>
          <table:table-cell office:value-type="float" office:value="782150" calcext:value-type="float">
            <text:p>782150</text:p>
          </table:table-cell>
        </table:table-row>
        <table:table-row table:style-name="ro1">
          <table:table-cell/>
          <table:table-cell office:value-type="float" office:value="813947" calcext:value-type="float">
            <text:p>813947</text:p>
          </table:table-cell>
          <table:table-cell/>
          <table:table-cell office:value-type="float" office:value="837432" calcext:value-type="float">
            <text:p>837432</text:p>
          </table:table-cell>
        </table:table-row>
        <table:table-row table:style-name="ro1">
          <table:table-cell/>
          <table:table-cell office:value-type="float" office:value="963514" calcext:value-type="float">
            <text:p>963514</text:p>
          </table:table-cell>
          <table:table-cell/>
          <table:table-cell office:value-type="float" office:value="778611" calcext:value-type="float">
            <text:p>778611</text:p>
          </table:table-cell>
        </table:table-row>
        <table:table-row table:style-name="ro1">
          <table:table-cell/>
          <table:table-cell office:value-type="float" office:value="1117608" calcext:value-type="float">
            <text:p>1117608</text:p>
          </table:table-cell>
          <table:table-cell/>
          <table:table-cell office:value-type="float" office:value="1120932" calcext:value-type="float">
            <text:p>1120932</text:p>
          </table:table-cell>
        </table:table-row>
        <table:table-row table:style-name="ro1">
          <table:table-cell/>
          <table:table-cell office:value-type="float" office:value="1100690" calcext:value-type="float">
            <text:p>1100690</text:p>
          </table:table-cell>
          <table:table-cell/>
          <table:table-cell office:value-type="float" office:value="1250660" calcext:value-type="float">
            <text:p>1250660</text:p>
          </table:table-cell>
        </table:table-row>
        <table:table-row table:style-name="ro1">
          <table:table-cell/>
          <table:table-cell office:value-type="float" office:value="783840" calcext:value-type="float">
            <text:p>783840</text:p>
          </table:table-cell>
          <table:table-cell/>
          <table:table-cell office:value-type="float" office:value="1241004" calcext:value-type="float">
            <text:p>1241004</text:p>
          </table:table-cell>
        </table:table-row>
        <table:table-row table:style-name="ro1">
          <table:table-cell/>
          <table:table-cell office:value-type="float" office:value="783779" calcext:value-type="float">
            <text:p>783779</text:p>
          </table:table-cell>
          <table:table-cell/>
          <table:table-cell office:value-type="float" office:value="982622" calcext:value-type="float">
            <text:p>982622</text:p>
          </table:table-cell>
        </table:table-row>
        <table:table-row table:style-name="ro1">
          <table:table-cell/>
          <table:table-cell office:value-type="float" office:value="846077" calcext:value-type="float">
            <text:p>846077</text:p>
          </table:table-cell>
          <table:table-cell/>
          <table:table-cell office:value-type="float" office:value="727473" calcext:value-type="float">
            <text:p>727473</text:p>
          </table:table-cell>
        </table:table-row>
        <table:table-row table:style-name="ro1">
          <table:table-cell/>
          <table:table-cell office:value-type="float" office:value="807960" calcext:value-type="float">
            <text:p>807960</text:p>
          </table:table-cell>
          <table:table-cell/>
          <table:table-cell office:value-type="float" office:value="729007" calcext:value-type="float">
            <text:p>729007</text:p>
          </table:table-cell>
        </table:table-row>
        <table:table-row table:style-name="ro1">
          <table:table-cell/>
          <table:table-cell office:value-type="float" office:value="848581" calcext:value-type="float">
            <text:p>848581</text:p>
          </table:table-cell>
          <table:table-cell/>
          <table:table-cell office:value-type="float" office:value="732251" calcext:value-type="float">
            <text:p>732251</text:p>
          </table:table-cell>
        </table:table-row>
        <table:table-row table:style-name="ro1">
          <table:table-cell/>
          <table:table-cell office:value-type="float" office:value="809688" calcext:value-type="float">
            <text:p>809688</text:p>
          </table:table-cell>
          <table:table-cell/>
          <table:table-cell office:value-type="float" office:value="734060" calcext:value-type="float">
            <text:p>734060</text:p>
          </table:table-cell>
        </table:table-row>
        <table:table-row table:style-name="ro1">
          <table:table-cell/>
          <table:table-cell office:value-type="float" office:value="847799" calcext:value-type="float">
            <text:p>847799</text:p>
          </table:table-cell>
          <table:table-cell/>
          <table:table-cell office:value-type="float" office:value="756697" calcext:value-type="float">
            <text:p>756697</text:p>
          </table:table-cell>
        </table:table-row>
        <table:table-row table:style-name="ro1">
          <table:table-cell/>
          <table:table-cell office:value-type="float" office:value="797306" calcext:value-type="float">
            <text:p>797306</text:p>
          </table:table-cell>
          <table:table-cell/>
          <table:table-cell office:value-type="float" office:value="785937" calcext:value-type="float">
            <text:p>785937</text:p>
          </table:table-cell>
        </table:table-row>
        <table:table-row table:style-name="ro1">
          <table:table-cell/>
          <table:table-cell office:value-type="float" office:value="809357" calcext:value-type="float">
            <text:p>809357</text:p>
          </table:table-cell>
          <table:table-cell/>
          <table:table-cell office:value-type="float" office:value="797866" calcext:value-type="float">
            <text:p>797866</text:p>
          </table:table-cell>
        </table:table-row>
        <table:table-row table:style-name="ro1">
          <table:table-cell/>
          <table:table-cell office:value-type="float" office:value="746116" calcext:value-type="float">
            <text:p>746116</text:p>
          </table:table-cell>
          <table:table-cell/>
          <table:table-cell office:value-type="float" office:value="802300" calcext:value-type="float">
            <text:p>802300</text:p>
          </table:table-cell>
        </table:table-row>
        <table:table-row table:style-name="ro1">
          <table:table-cell/>
          <table:table-cell office:value-type="float" office:value="746683" calcext:value-type="float">
            <text:p>746683</text:p>
          </table:table-cell>
          <table:table-cell/>
          <table:table-cell office:value-type="float" office:value="914175" calcext:value-type="float">
            <text:p>914175</text:p>
          </table:table-cell>
        </table:table-row>
        <table:table-row table:style-name="ro1">
          <table:table-cell/>
          <table:table-cell office:value-type="float" office:value="792697" calcext:value-type="float">
            <text:p>792697</text:p>
          </table:table-cell>
          <table:table-cell/>
          <table:table-cell office:value-type="float" office:value="849394" calcext:value-type="float">
            <text:p>849394</text:p>
          </table:table-cell>
        </table:table-row>
        <table:table-row table:style-name="ro1">
          <table:table-cell/>
          <table:table-cell office:value-type="float" office:value="795521" calcext:value-type="float">
            <text:p>795521</text:p>
          </table:table-cell>
          <table:table-cell/>
          <table:table-cell office:value-type="float" office:value="794667" calcext:value-type="float">
            <text:p>794667</text:p>
          </table:table-cell>
        </table:table-row>
        <table:table-row table:style-name="ro1">
          <table:table-cell/>
          <table:table-cell office:value-type="float" office:value="802177" calcext:value-type="float">
            <text:p>802177</text:p>
          </table:table-cell>
          <table:table-cell/>
          <table:table-cell office:value-type="float" office:value="733930" calcext:value-type="float">
            <text:p>733930</text:p>
          </table:table-cell>
        </table:table-row>
        <table:table-row table:style-name="ro1">
          <table:table-cell/>
          <table:table-cell office:value-type="float" office:value="836733" calcext:value-type="float">
            <text:p>836733</text:p>
          </table:table-cell>
          <table:table-cell/>
          <table:table-cell office:value-type="float" office:value="744642" calcext:value-type="float">
            <text:p>744642</text:p>
          </table:table-cell>
        </table:table-row>
        <table:table-row table:style-name="ro1">
          <table:table-cell/>
          <table:table-cell office:value-type="float" office:value="799282" calcext:value-type="float">
            <text:p>799282</text:p>
          </table:table-cell>
          <table:table-cell/>
          <table:table-cell office:value-type="float" office:value="739977" calcext:value-type="float">
            <text:p>739977</text:p>
          </table:table-cell>
        </table:table-row>
        <table:table-row table:style-name="ro1">
          <table:table-cell/>
          <table:table-cell office:value-type="float" office:value="762214" calcext:value-type="float">
            <text:p>762214</text:p>
          </table:table-cell>
          <table:table-cell/>
          <table:table-cell office:value-type="float" office:value="786355" calcext:value-type="float">
            <text:p>786355</text:p>
          </table:table-cell>
        </table:table-row>
        <table:table-row table:style-name="ro1">
          <table:table-cell/>
          <table:table-cell office:value-type="float" office:value="754579" calcext:value-type="float">
            <text:p>754579</text:p>
          </table:table-cell>
          <table:table-cell/>
          <table:table-cell office:value-type="float" office:value="789710" calcext:value-type="float">
            <text:p>789710</text:p>
          </table:table-cell>
        </table:table-row>
        <table:table-row table:style-name="ro1">
          <table:table-cell/>
          <table:table-cell office:value-type="float" office:value="745281" calcext:value-type="float">
            <text:p>745281</text:p>
          </table:table-cell>
          <table:table-cell/>
          <table:table-cell office:value-type="float" office:value="787749" calcext:value-type="float">
            <text:p>787749</text:p>
          </table:table-cell>
        </table:table-row>
        <table:table-row table:style-name="ro1">
          <table:table-cell/>
          <table:table-cell office:value-type="float" office:value="761944" calcext:value-type="float">
            <text:p>761944</text:p>
          </table:table-cell>
          <table:table-cell/>
          <table:table-cell office:value-type="float" office:value="786280" calcext:value-type="float">
            <text:p>786280</text:p>
          </table:table-cell>
        </table:table-row>
        <table:table-row table:style-name="ro1">
          <table:table-cell/>
          <table:table-cell office:value-type="float" office:value="745742" calcext:value-type="float">
            <text:p>745742</text:p>
          </table:table-cell>
          <table:table-cell/>
          <table:table-cell office:value-type="float" office:value="837979" calcext:value-type="float">
            <text:p>837979</text:p>
          </table:table-cell>
        </table:table-row>
        <table:table-row table:style-name="ro1">
          <table:table-cell/>
          <table:table-cell office:value-type="float" office:value="798048" calcext:value-type="float">
            <text:p>798048</text:p>
          </table:table-cell>
          <table:table-cell/>
          <table:table-cell office:value-type="float" office:value="782536" calcext:value-type="float">
            <text:p>782536</text:p>
          </table:table-cell>
        </table:table-row>
        <table:table-row table:style-name="ro1">
          <table:table-cell/>
          <table:table-cell office:value-type="float" office:value="804080" calcext:value-type="float">
            <text:p>804080</text:p>
          </table:table-cell>
          <table:table-cell/>
          <table:table-cell office:value-type="float" office:value="739561" calcext:value-type="float">
            <text:p>739561</text:p>
          </table:table-cell>
        </table:table-row>
        <table:table-row table:style-name="ro1">
          <table:table-cell/>
          <table:table-cell office:value-type="float" office:value="798656" calcext:value-type="float">
            <text:p>798656</text:p>
          </table:table-cell>
          <table:table-cell/>
          <table:table-cell office:value-type="float" office:value="736575" calcext:value-type="float">
            <text:p>736575</text:p>
          </table:table-cell>
        </table:table-row>
        <table:table-row table:style-name="ro1">
          <table:table-cell/>
          <table:table-cell office:value-type="float" office:value="808617" calcext:value-type="float">
            <text:p>808617</text:p>
          </table:table-cell>
          <table:table-cell/>
          <table:table-cell office:value-type="float" office:value="735340" calcext:value-type="float">
            <text:p>735340</text:p>
          </table:table-cell>
        </table:table-row>
        <table:table-row table:style-name="ro1">
          <table:table-cell/>
          <table:table-cell office:value-type="float" office:value="849311" calcext:value-type="float">
            <text:p>849311</text:p>
          </table:table-cell>
          <table:table-cell/>
          <table:table-cell office:value-type="float" office:value="739085" calcext:value-type="float">
            <text:p>739085</text:p>
          </table:table-cell>
        </table:table-row>
        <table:table-row table:style-name="ro1">
          <table:table-cell/>
          <table:table-cell office:value-type="float" office:value="1294671" calcext:value-type="float">
            <text:p>1294671</text:p>
          </table:table-cell>
          <table:table-cell/>
          <table:table-cell office:value-type="float" office:value="843638" calcext:value-type="float">
            <text:p>843638</text:p>
          </table:table-cell>
        </table:table-row>
        <table:table-row table:style-name="ro1">
          <table:table-cell/>
          <table:table-cell office:value-type="float" office:value="1276871" calcext:value-type="float">
            <text:p>1276871</text:p>
          </table:table-cell>
          <table:table-cell/>
          <table:table-cell office:value-type="float" office:value="783139" calcext:value-type="float">
            <text:p>783139</text:p>
          </table:table-cell>
        </table:table-row>
        <table:table-row table:style-name="ro1">
          <table:table-cell/>
          <table:table-cell office:value-type="float" office:value="1254824" calcext:value-type="float">
            <text:p>1254824</text:p>
          </table:table-cell>
          <table:table-cell/>
          <table:table-cell office:value-type="float" office:value="852896" calcext:value-type="float">
            <text:p>852896</text:p>
          </table:table-cell>
        </table:table-row>
        <table:table-row table:style-name="ro1">
          <table:table-cell/>
          <table:table-cell office:value-type="float" office:value="955651" calcext:value-type="float">
            <text:p>955651</text:p>
          </table:table-cell>
          <table:table-cell/>
          <table:table-cell office:value-type="float" office:value="783948" calcext:value-type="float">
            <text:p>783948</text:p>
          </table:table-cell>
        </table:table-row>
        <table:table-row table:style-name="ro1">
          <table:table-cell/>
          <table:table-cell office:value-type="float" office:value="911607" calcext:value-type="float">
            <text:p>911607</text:p>
          </table:table-cell>
          <table:table-cell/>
          <table:table-cell office:value-type="float" office:value="770046" calcext:value-type="float">
            <text:p>770046</text:p>
          </table:table-cell>
        </table:table-row>
        <table:table-row table:style-name="ro1">
          <table:table-cell/>
          <table:table-cell office:value-type="float" office:value="944930" calcext:value-type="float">
            <text:p>944930</text:p>
          </table:table-cell>
          <table:table-cell/>
          <table:table-cell office:value-type="float" office:value="735199" calcext:value-type="float">
            <text:p>735199</text:p>
          </table:table-cell>
        </table:table-row>
        <table:table-row table:style-name="ro1">
          <table:table-cell/>
          <table:table-cell office:value-type="float" office:value="894276" calcext:value-type="float">
            <text:p>894276</text:p>
          </table:table-cell>
          <table:table-cell/>
          <table:table-cell office:value-type="float" office:value="734543" calcext:value-type="float">
            <text:p>734543</text:p>
          </table:table-cell>
        </table:table-row>
        <table:table-row table:style-name="ro1">
          <table:table-cell/>
          <table:table-cell office:value-type="float" office:value="810302" calcext:value-type="float">
            <text:p>810302</text:p>
          </table:table-cell>
          <table:table-cell/>
          <table:table-cell office:value-type="float" office:value="736176" calcext:value-type="float">
            <text:p>736176</text:p>
          </table:table-cell>
        </table:table-row>
        <table:table-row table:style-name="ro1">
          <table:table-cell/>
          <table:table-cell office:value-type="float" office:value="808983" calcext:value-type="float">
            <text:p>808983</text:p>
          </table:table-cell>
          <table:table-cell/>
          <table:table-cell office:value-type="float" office:value="791891" calcext:value-type="float">
            <text:p>791891</text:p>
          </table:table-cell>
        </table:table-row>
        <table:table-row table:style-name="ro1">
          <table:table-cell/>
          <table:table-cell office:value-type="float" office:value="816938" calcext:value-type="float">
            <text:p>816938</text:p>
          </table:table-cell>
          <table:table-cell/>
          <table:table-cell office:value-type="float" office:value="797700" calcext:value-type="float">
            <text:p>797700</text:p>
          </table:table-cell>
        </table:table-row>
        <table:table-row table:style-name="ro1">
          <table:table-cell/>
          <table:table-cell office:value-type="float" office:value="841842" calcext:value-type="float">
            <text:p>841842</text:p>
          </table:table-cell>
          <table:table-cell/>
          <table:table-cell office:value-type="float" office:value="786106" calcext:value-type="float">
            <text:p>786106</text:p>
          </table:table-cell>
        </table:table-row>
        <table:table-row table:style-name="ro1">
          <table:table-cell/>
          <table:table-cell office:value-type="float" office:value="783651" calcext:value-type="float">
            <text:p>783651</text:p>
          </table:table-cell>
          <table:table-cell/>
          <table:table-cell office:value-type="float" office:value="819101" calcext:value-type="float">
            <text:p>819101</text:p>
          </table:table-cell>
        </table:table-row>
        <table:table-row table:style-name="ro1">
          <table:table-cell/>
          <table:table-cell office:value-type="float" office:value="741338" calcext:value-type="float">
            <text:p>741338</text:p>
          </table:table-cell>
          <table:table-cell/>
          <table:table-cell office:value-type="float" office:value="834785" calcext:value-type="float">
            <text:p>834785</text:p>
          </table:table-cell>
        </table:table-row>
        <table:table-row table:style-name="ro1">
          <table:table-cell/>
          <table:table-cell office:value-type="float" office:value="787242" calcext:value-type="float">
            <text:p>787242</text:p>
          </table:table-cell>
          <table:table-cell/>
          <table:table-cell office:value-type="float" office:value="786530" calcext:value-type="float">
            <text:p>786530</text:p>
          </table:table-cell>
        </table:table-row>
        <table:table-row table:style-name="ro1">
          <table:table-cell/>
          <table:table-cell office:value-type="float" office:value="783794" calcext:value-type="float">
            <text:p>783794</text:p>
          </table:table-cell>
          <table:table-cell/>
          <table:table-cell office:value-type="float" office:value="1030485" calcext:value-type="float">
            <text:p>1030485</text:p>
          </table:table-cell>
        </table:table-row>
        <table:table-row table:style-name="ro1">
          <table:table-cell/>
          <table:table-cell office:value-type="float" office:value="749062" calcext:value-type="float">
            <text:p>749062</text:p>
          </table:table-cell>
          <table:table-cell/>
          <table:table-cell office:value-type="float" office:value="1247279" calcext:value-type="float">
            <text:p>1247279</text:p>
          </table:table-cell>
        </table:table-row>
        <table:table-row table:style-name="ro1">
          <table:table-cell/>
          <table:table-cell office:value-type="float" office:value="772868" calcext:value-type="float">
            <text:p>772868</text:p>
          </table:table-cell>
          <table:table-cell/>
          <table:table-cell office:value-type="float" office:value="1241832" calcext:value-type="float">
            <text:p>1241832</text:p>
          </table:table-cell>
        </table:table-row>
        <table:table-row table:style-name="ro1">
          <table:table-cell/>
          <table:table-cell office:value-type="float" office:value="805284" calcext:value-type="float">
            <text:p>805284</text:p>
          </table:table-cell>
          <table:table-cell/>
          <table:table-cell office:value-type="float" office:value="1074551" calcext:value-type="float">
            <text:p>1074551</text:p>
          </table:table-cell>
        </table:table-row>
        <table:table-row table:style-name="ro1">
          <table:table-cell/>
          <table:table-cell office:value-type="float" office:value="797971" calcext:value-type="float">
            <text:p>797971</text:p>
          </table:table-cell>
          <table:table-cell/>
          <table:table-cell office:value-type="float" office:value="865767" calcext:value-type="float">
            <text:p>865767</text:p>
          </table:table-cell>
        </table:table-row>
        <table:table-row table:style-name="ro1">
          <table:table-cell/>
          <table:table-cell office:value-type="float" office:value="804026" calcext:value-type="float">
            <text:p>804026</text:p>
          </table:table-cell>
          <table:table-cell/>
          <table:table-cell office:value-type="float" office:value="917081" calcext:value-type="float">
            <text:p>917081</text:p>
          </table:table-cell>
        </table:table-row>
        <table:table-row table:style-name="ro1">
          <table:table-cell/>
          <table:table-cell office:value-type="float" office:value="838359" calcext:value-type="float">
            <text:p>838359</text:p>
          </table:table-cell>
          <table:table-cell/>
          <table:table-cell office:value-type="float" office:value="927645" calcext:value-type="float">
            <text:p>927645</text:p>
          </table:table-cell>
        </table:table-row>
        <table:table-row table:style-name="ro1">
          <table:table-cell/>
          <table:table-cell office:value-type="float" office:value="816493" calcext:value-type="float">
            <text:p>816493</text:p>
          </table:table-cell>
          <table:table-cell/>
          <table:table-cell office:value-type="float" office:value="860877" calcext:value-type="float">
            <text:p>860877</text:p>
          </table:table-cell>
        </table:table-row>
        <table:table-row table:style-name="ro1">
          <table:table-cell/>
          <table:table-cell office:value-type="float" office:value="805600" calcext:value-type="float">
            <text:p>805600</text:p>
          </table:table-cell>
          <table:table-cell/>
          <table:table-cell office:value-type="float" office:value="778386" calcext:value-type="float">
            <text:p>778386</text:p>
          </table:table-cell>
        </table:table-row>
        <table:table-row table:style-name="ro1">
          <table:table-cell/>
          <table:table-cell office:value-type="float" office:value="749295" calcext:value-type="float">
            <text:p>749295</text:p>
          </table:table-cell>
          <table:table-cell/>
          <table:table-cell office:value-type="float" office:value="782066" calcext:value-type="float">
            <text:p>782066</text:p>
          </table:table-cell>
        </table:table-row>
        <table:table-row table:style-name="ro1">
          <table:table-cell/>
          <table:table-cell office:value-type="float" office:value="748709" calcext:value-type="float">
            <text:p>748709</text:p>
          </table:table-cell>
          <table:table-cell/>
          <table:table-cell office:value-type="float" office:value="786695" calcext:value-type="float">
            <text:p>786695</text:p>
          </table:table-cell>
        </table:table-row>
        <table:table-row table:style-name="ro1">
          <table:table-cell/>
          <table:table-cell office:value-type="float" office:value="769546" calcext:value-type="float">
            <text:p>769546</text:p>
          </table:table-cell>
          <table:table-cell/>
          <table:table-cell office:value-type="float" office:value="779613" calcext:value-type="float">
            <text:p>779613</text:p>
          </table:table-cell>
        </table:table-row>
        <table:table-row table:style-name="ro1">
          <table:table-cell/>
          <table:table-cell office:value-type="float" office:value="837999" calcext:value-type="float">
            <text:p>837999</text:p>
          </table:table-cell>
          <table:table-cell/>
          <table:table-cell office:value-type="float" office:value="769268" calcext:value-type="float">
            <text:p>769268</text:p>
          </table:table-cell>
        </table:table-row>
        <table:table-row table:style-name="ro1">
          <table:table-cell/>
          <table:table-cell office:value-type="float" office:value="810047" calcext:value-type="float">
            <text:p>810047</text:p>
          </table:table-cell>
          <table:table-cell/>
          <table:table-cell office:value-type="float" office:value="777958" calcext:value-type="float">
            <text:p>777958</text:p>
          </table:table-cell>
        </table:table-row>
        <table:table-row table:style-name="ro1">
          <table:table-cell/>
          <table:table-cell office:value-type="float" office:value="806357" calcext:value-type="float">
            <text:p>806357</text:p>
          </table:table-cell>
          <table:table-cell/>
          <table:table-cell office:value-type="float" office:value="730267" calcext:value-type="float">
            <text:p>730267</text:p>
          </table:table-cell>
        </table:table-row>
        <table:table-row table:style-name="ro1">
          <table:table-cell/>
          <table:table-cell office:value-type="float" office:value="796666" calcext:value-type="float">
            <text:p>796666</text:p>
          </table:table-cell>
          <table:table-cell/>
          <table:table-cell office:value-type="float" office:value="747216" calcext:value-type="float">
            <text:p>747216</text:p>
          </table:table-cell>
        </table:table-row>
        <table:table-row table:style-name="ro1">
          <table:table-cell/>
          <table:table-cell office:value-type="float" office:value="992958" calcext:value-type="float">
            <text:p>992958</text:p>
          </table:table-cell>
          <table:table-cell/>
          <table:table-cell office:value-type="float" office:value="732055" calcext:value-type="float">
            <text:p>732055</text:p>
          </table:table-cell>
        </table:table-row>
        <table:table-row table:style-name="ro1">
          <table:table-cell/>
          <table:table-cell office:value-type="float" office:value="1307097" calcext:value-type="float">
            <text:p>1307097</text:p>
          </table:table-cell>
          <table:table-cell/>
          <table:table-cell office:value-type="float" office:value="745075" calcext:value-type="float">
            <text:p>745075</text:p>
          </table:table-cell>
        </table:table-row>
        <table:table-row table:style-name="ro1">
          <table:table-cell/>
          <table:table-cell office:value-type="float" office:value="1296237" calcext:value-type="float">
            <text:p>1296237</text:p>
          </table:table-cell>
          <table:table-cell/>
          <table:table-cell office:value-type="float" office:value="789838" calcext:value-type="float">
            <text:p>789838</text:p>
          </table:table-cell>
        </table:table-row>
        <table:table-row table:style-name="ro1">
          <table:table-cell/>
          <table:table-cell office:value-type="float" office:value="1165844" calcext:value-type="float">
            <text:p>1165844</text:p>
          </table:table-cell>
          <table:table-cell/>
          <table:table-cell office:value-type="float" office:value="776779" calcext:value-type="float">
            <text:p>776779</text:p>
          </table:table-cell>
        </table:table-row>
        <table:table-row table:style-name="ro1">
          <table:table-cell/>
          <table:table-cell office:value-type="float" office:value="750419" calcext:value-type="float">
            <text:p>750419</text:p>
          </table:table-cell>
          <table:table-cell/>
          <table:table-cell office:value-type="float" office:value="778354" calcext:value-type="float">
            <text:p>778354</text:p>
          </table:table-cell>
        </table:table-row>
        <table:table-row table:style-name="ro1">
          <table:table-cell/>
          <table:table-cell office:value-type="float" office:value="753167" calcext:value-type="float">
            <text:p>753167</text:p>
          </table:table-cell>
          <table:table-cell/>
          <table:table-cell office:value-type="float" office:value="783211" calcext:value-type="float">
            <text:p>783211</text:p>
          </table:table-cell>
        </table:table-row>
        <table:table-row table:style-name="ro1">
          <table:table-cell/>
          <table:table-cell office:value-type="float" office:value="764457" calcext:value-type="float">
            <text:p>764457</text:p>
          </table:table-cell>
          <table:table-cell/>
          <table:table-cell office:value-type="float" office:value="758656" calcext:value-type="float">
            <text:p>758656</text:p>
          </table:table-cell>
        </table:table-row>
        <table:table-row table:style-name="ro1">
          <table:table-cell/>
          <table:table-cell office:value-type="float" office:value="752617" calcext:value-type="float">
            <text:p>752617</text:p>
          </table:table-cell>
          <table:table-cell/>
          <table:table-cell office:value-type="float" office:value="731237" calcext:value-type="float">
            <text:p>731237</text:p>
          </table:table-cell>
        </table:table-row>
        <table:table-row table:style-name="ro1">
          <table:table-cell/>
          <table:table-cell office:value-type="float" office:value="770233" calcext:value-type="float">
            <text:p>770233</text:p>
          </table:table-cell>
          <table:table-cell/>
          <table:table-cell office:value-type="float" office:value="731788" calcext:value-type="float">
            <text:p>731788</text:p>
          </table:table-cell>
        </table:table-row>
        <table:table-row table:style-name="ro1">
          <table:table-cell/>
          <table:table-cell office:value-type="float" office:value="823504" calcext:value-type="float">
            <text:p>823504</text:p>
          </table:table-cell>
          <table:table-cell/>
          <table:table-cell office:value-type="float" office:value="759637" calcext:value-type="float">
            <text:p>759637</text:p>
          </table:table-cell>
        </table:table-row>
        <table:table-row table:style-name="ro1">
          <table:table-cell/>
          <table:table-cell office:value-type="float" office:value="798896" calcext:value-type="float">
            <text:p>798896</text:p>
          </table:table-cell>
          <table:table-cell/>
          <table:table-cell office:value-type="float" office:value="778871" calcext:value-type="float">
            <text:p>778871</text:p>
          </table:table-cell>
        </table:table-row>
        <table:table-row table:style-name="ro1">
          <table:table-cell/>
          <table:table-cell office:value-type="float" office:value="819777" calcext:value-type="float">
            <text:p>819777</text:p>
          </table:table-cell>
          <table:table-cell/>
          <table:table-cell office:value-type="float" office:value="783215" calcext:value-type="float">
            <text:p>783215</text:p>
          </table:table-cell>
        </table:table-row>
        <table:table-row table:style-name="ro1">
          <table:table-cell/>
          <table:table-cell office:value-type="float" office:value="803275" calcext:value-type="float">
            <text:p>803275</text:p>
          </table:table-cell>
          <table:table-cell/>
          <table:table-cell office:value-type="float" office:value="828553" calcext:value-type="float">
            <text:p>828553</text:p>
          </table:table-cell>
        </table:table-row>
        <table:table-row table:style-name="ro1">
          <table:table-cell/>
          <table:table-cell office:value-type="float" office:value="1101991" calcext:value-type="float">
            <text:p>1101991</text:p>
          </table:table-cell>
          <table:table-cell/>
          <table:table-cell office:value-type="float" office:value="783212" calcext:value-type="float">
            <text:p>783212</text:p>
          </table:table-cell>
        </table:table-row>
        <table:table-row table:style-name="ro1">
          <table:table-cell/>
          <table:table-cell office:value-type="float" office:value="1287875" calcext:value-type="float">
            <text:p>1287875</text:p>
          </table:table-cell>
          <table:table-cell/>
          <table:table-cell office:value-type="float" office:value="779774" calcext:value-type="float">
            <text:p>779774</text:p>
          </table:table-cell>
        </table:table-row>
        <table:table-row table:style-name="ro1">
          <table:table-cell/>
          <table:table-cell office:value-type="float" office:value="1279091" calcext:value-type="float">
            <text:p>1279091</text:p>
          </table:table-cell>
          <table:table-cell/>
          <table:table-cell office:value-type="float" office:value="832402" calcext:value-type="float">
            <text:p>832402</text:p>
          </table:table-cell>
        </table:table-row>
        <table:table-row table:style-name="ro1">
          <table:table-cell/>
          <table:table-cell office:value-type="float" office:value="969082" calcext:value-type="float">
            <text:p>969082</text:p>
          </table:table-cell>
          <table:table-cell/>
          <table:table-cell office:value-type="float" office:value="1072971" calcext:value-type="float">
            <text:p>1072971</text:p>
          </table:table-cell>
        </table:table-row>
        <table:table-row table:style-name="ro1">
          <table:table-cell/>
          <table:table-cell office:value-type="float" office:value="808118" calcext:value-type="float">
            <text:p>808118</text:p>
          </table:table-cell>
          <table:table-cell/>
          <table:table-cell office:value-type="float" office:value="1243475" calcext:value-type="float">
            <text:p>1243475</text:p>
          </table:table-cell>
        </table:table-row>
        <table:table-row table:style-name="ro1">
          <table:table-cell/>
          <table:table-cell office:value-type="float" office:value="799837" calcext:value-type="float">
            <text:p>799837</text:p>
          </table:table-cell>
          <table:table-cell/>
          <table:table-cell office:value-type="float" office:value="1240782" calcext:value-type="float">
            <text:p>1240782</text:p>
          </table:table-cell>
        </table:table-row>
        <table:table-row table:style-name="ro1">
          <table:table-cell/>
          <table:table-cell office:value-type="float" office:value="837838" calcext:value-type="float">
            <text:p>837838</text:p>
          </table:table-cell>
          <table:table-cell/>
          <table:table-cell office:value-type="float" office:value="990562" calcext:value-type="float">
            <text:p>990562</text:p>
          </table:table-cell>
        </table:table-row>
        <table:table-row table:style-name="ro1">
          <table:table-cell/>
          <table:table-cell office:value-type="float" office:value="774893" calcext:value-type="float">
            <text:p>774893</text:p>
          </table:table-cell>
          <table:table-cell/>
          <table:table-cell office:value-type="float" office:value="731043" calcext:value-type="float">
            <text:p>731043</text:p>
          </table:table-cell>
        </table:table-row>
        <table:table-row table:style-name="ro1">
          <table:table-cell/>
          <table:table-cell office:value-type="float" office:value="847305" calcext:value-type="float">
            <text:p>847305</text:p>
          </table:table-cell>
          <table:table-cell/>
          <table:table-cell office:value-type="float" office:value="729816" calcext:value-type="float">
            <text:p>729816</text:p>
          </table:table-cell>
        </table:table-row>
        <table:table-row table:style-name="ro1">
          <table:table-cell/>
          <table:table-cell office:value-type="float" office:value="800239" calcext:value-type="float">
            <text:p>800239</text:p>
          </table:table-cell>
          <table:table-cell/>
          <table:table-cell office:value-type="float" office:value="735275" calcext:value-type="float">
            <text:p>735275</text:p>
          </table:table-cell>
        </table:table-row>
        <table:table-row table:style-name="ro1">
          <table:table-cell/>
          <table:table-cell office:value-type="float" office:value="808310" calcext:value-type="float">
            <text:p>808310</text:p>
          </table:table-cell>
          <table:table-cell/>
          <table:table-cell office:value-type="float" office:value="728505" calcext:value-type="float">
            <text:p>728505</text:p>
          </table:table-cell>
        </table:table-row>
        <table:table-row table:style-name="ro1">
          <table:table-cell/>
          <table:table-cell office:value-type="float" office:value="799982" calcext:value-type="float">
            <text:p>799982</text:p>
          </table:table-cell>
          <table:table-cell/>
          <table:table-cell office:value-type="float" office:value="807776" calcext:value-type="float">
            <text:p>807776</text:p>
          </table:table-cell>
        </table:table-row>
        <table:table-row table:style-name="ro1">
          <table:table-cell/>
          <table:table-cell office:value-type="float" office:value="855379" calcext:value-type="float">
            <text:p>855379</text:p>
          </table:table-cell>
          <table:table-cell/>
          <table:table-cell office:value-type="float" office:value="822794" calcext:value-type="float">
            <text:p>822794</text:p>
          </table:table-cell>
        </table:table-row>
        <table:table-row table:style-name="ro1">
          <table:table-cell/>
          <table:table-cell office:value-type="float" office:value="754377" calcext:value-type="float">
            <text:p>754377</text:p>
          </table:table-cell>
          <table:table-cell/>
          <table:table-cell office:value-type="float" office:value="831873" calcext:value-type="float">
            <text:p>831873</text:p>
          </table:table-cell>
        </table:table-row>
        <table:table-row table:style-name="ro1">
          <table:table-cell/>
          <table:table-cell office:value-type="float" office:value="783720" calcext:value-type="float">
            <text:p>783720</text:p>
          </table:table-cell>
          <table:table-cell/>
          <table:table-cell office:value-type="float" office:value="821279" calcext:value-type="float">
            <text:p>821279</text:p>
          </table:table-cell>
        </table:table-row>
        <table:table-row table:style-name="ro1">
          <table:table-cell/>
          <table:table-cell office:value-type="float" office:value="701270" calcext:value-type="float">
            <text:p>701270</text:p>
          </table:table-cell>
          <table:table-cell/>
          <table:table-cell office:value-type="float" office:value="776738" calcext:value-type="float">
            <text:p>776738</text:p>
          </table:table-cell>
        </table:table-row>
        <table:table-row table:style-name="ro1">
          <table:table-cell/>
          <table:table-cell office:value-type="float" office:value="746912" calcext:value-type="float">
            <text:p>746912</text:p>
          </table:table-cell>
          <table:table-cell/>
          <table:table-cell office:value-type="float" office:value="1152098" calcext:value-type="float">
            <text:p>1152098</text:p>
          </table:table-cell>
        </table:table-row>
        <table:table-row table:style-name="ro1">
          <table:table-cell/>
          <table:table-cell office:value-type="float" office:value="694684" calcext:value-type="float">
            <text:p>694684</text:p>
          </table:table-cell>
          <table:table-cell/>
          <table:table-cell office:value-type="float" office:value="1246243" calcext:value-type="float">
            <text:p>1246243</text:p>
          </table:table-cell>
        </table:table-row>
        <table:table-row table:style-name="ro1">
          <table:table-cell/>
          <table:table-cell office:value-type="float" office:value="701190" calcext:value-type="float">
            <text:p>701190</text:p>
          </table:table-cell>
          <table:table-cell/>
          <table:table-cell office:value-type="float" office:value="1250739" calcext:value-type="float">
            <text:p>1250739</text:p>
          </table:table-cell>
        </table:table-row>
        <table:table-row table:style-name="ro1">
          <table:table-cell/>
          <table:table-cell office:value-type="float" office:value="708614" calcext:value-type="float">
            <text:p>708614</text:p>
          </table:table-cell>
          <table:table-cell/>
          <table:table-cell office:value-type="float" office:value="907511" calcext:value-type="float">
            <text:p>907511</text:p>
          </table:table-cell>
        </table:table-row>
        <table:table-row table:style-name="ro1">
          <table:table-cell/>
          <table:table-cell office:value-type="float" office:value="702624" calcext:value-type="float">
            <text:p>702624</text:p>
          </table:table-cell>
          <table:table-cell/>
          <table:table-cell office:value-type="float" office:value="730206" calcext:value-type="float">
            <text:p>730206</text:p>
          </table:table-cell>
        </table:table-row>
        <table:table-row table:style-name="ro1">
          <table:table-cell/>
          <table:table-cell office:value-type="float" office:value="703871" calcext:value-type="float">
            <text:p>703871</text:p>
          </table:table-cell>
          <table:table-cell/>
          <table:table-cell office:value-type="float" office:value="734544" calcext:value-type="float">
            <text:p>734544</text:p>
          </table:table-cell>
        </table:table-row>
        <table:table-row table:style-name="ro1">
          <table:table-cell/>
          <table:table-cell office:value-type="float" office:value="698496" calcext:value-type="float">
            <text:p>698496</text:p>
          </table:table-cell>
          <table:table-cell/>
          <table:table-cell office:value-type="float" office:value="734586" calcext:value-type="float">
            <text:p>734586</text:p>
          </table:table-cell>
        </table:table-row>
        <table:table-row table:style-name="ro1">
          <table:table-cell/>
          <table:table-cell office:value-type="float" office:value="696462" calcext:value-type="float">
            <text:p>696462</text:p>
          </table:table-cell>
          <table:table-cell/>
          <table:table-cell office:value-type="float" office:value="751448" calcext:value-type="float">
            <text:p>751448</text:p>
          </table:table-cell>
        </table:table-row>
        <table:table-row table:style-name="ro1">
          <table:table-cell/>
          <table:table-cell office:value-type="float" office:value="697861" calcext:value-type="float">
            <text:p>697861</text:p>
          </table:table-cell>
          <table:table-cell/>
          <table:table-cell office:value-type="float" office:value="760917" calcext:value-type="float">
            <text:p>760917</text:p>
          </table:table-cell>
        </table:table-row>
        <table:table-row table:style-name="ro1">
          <table:table-cell/>
          <table:table-cell office:value-type="float" office:value="706789" calcext:value-type="float">
            <text:p>706789</text:p>
          </table:table-cell>
          <table:table-cell/>
          <table:table-cell office:value-type="float" office:value="781153" calcext:value-type="float">
            <text:p>781153</text:p>
          </table:table-cell>
        </table:table-row>
        <table:table-row table:style-name="ro1">
          <table:table-cell/>
          <table:table-cell office:value-type="float" office:value="701757" calcext:value-type="float">
            <text:p>701757</text:p>
          </table:table-cell>
          <table:table-cell/>
          <table:table-cell office:value-type="float" office:value="785147" calcext:value-type="float">
            <text:p>785147</text:p>
          </table:table-cell>
        </table:table-row>
        <table:table-row table:style-name="ro1">
          <table:table-cell/>
          <table:table-cell office:value-type="float" office:value="743223" calcext:value-type="float">
            <text:p>743223</text:p>
          </table:table-cell>
          <table:table-cell/>
          <table:table-cell office:value-type="float" office:value="837278" calcext:value-type="float">
            <text:p>837278</text:p>
          </table:table-cell>
        </table:table-row>
        <table:table-row table:style-name="ro1">
          <table:table-cell/>
          <table:table-cell office:value-type="float" office:value="767716" calcext:value-type="float">
            <text:p>767716</text:p>
          </table:table-cell>
          <table:table-cell/>
          <table:table-cell office:value-type="float" office:value="777560" calcext:value-type="float">
            <text:p>777560</text:p>
          </table:table-cell>
        </table:table-row>
        <table:table-row table:style-name="ro1">
          <table:table-cell/>
          <table:table-cell office:value-type="float" office:value="709069" calcext:value-type="float">
            <text:p>709069</text:p>
          </table:table-cell>
          <table:table-cell/>
          <table:table-cell office:value-type="float" office:value="741038" calcext:value-type="float">
            <text:p>741038</text:p>
          </table:table-cell>
        </table:table-row>
        <table:table-row table:style-name="ro1">
          <table:table-cell/>
          <table:table-cell office:value-type="float" office:value="739240" calcext:value-type="float">
            <text:p>739240</text:p>
          </table:table-cell>
          <table:table-cell/>
          <table:table-cell office:value-type="float" office:value="732953" calcext:value-type="float">
            <text:p>732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3:19:11.923559286</meta:creation-date>
    <dc:date>2018-05-15T13:22:44.328876009</dc:date>
    <meta:editing-duration>PT3M34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95cm" svg:height="8.994cm" xlink:href=".." xlink:type="simple" chart:class="chart:line" chart:style-name="ch1">
        <chart:legend chart:legend-position="end" svg:x="31.532cm" svg:y="4.198cm" style:legend-expansion="high" chart:style-name="ch2"/>
        <chart:plot-area chart:style-name="ch3" table:cell-range-address="Sheet1.B1:Sheet1.B500" svg:x="0.675cm" svg:y="0.179cm" svg:width="30.182cm" svg:height="8.636cm">
          <chartooo:coordinate-region svg:x="2.222cm" svg:y="0.3cm" svg:width="28.635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818">
                <text:p>894818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2789">
                <text:p>822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4571">
                <text:p>754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9280">
                <text:p>789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965">
                <text:p>805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1374">
                <text:p>761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6010">
                <text:p>8060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1108">
                <text:p>761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8157">
                <text:p>808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9519">
                <text:p>85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5486">
                <text:p>765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7945">
                <text:p>807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6214">
                <text:p>756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2719">
                <text:p>782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8896">
                <text:p>758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1580">
                <text:p>8115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4574">
                <text:p>764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2408">
                <text:p>762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8827">
                <text:p>798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2363">
                <text:p>7723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3142">
                <text:p>753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4307">
                <text:p>804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8284">
                <text:p>7482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4242">
                <text:p>744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1076">
                <text:p>791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2124">
                <text:p>782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8752">
                <text:p>808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7830">
                <text:p>7578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8580">
                <text:p>7485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2758">
                <text:p>762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5813">
                <text:p>755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4879">
                <text:p>754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1372">
                <text:p>801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9819">
                <text:p>739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8146">
                <text:p>778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5528">
                <text:p>805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6071">
                <text:p>746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1747">
                <text:p>7517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244">
                <text:p>750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7749">
                <text:p>8177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6280">
                <text:p>8062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89">
                <text:p>8000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6559">
                <text:p>796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1370">
                <text:p>7613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4571">
                <text:p>754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5524">
                <text:p>765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9105">
                <text:p>799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8950">
                <text:p>7489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4267">
                <text:p>7942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7391">
                <text:p>747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2672">
                <text:p>742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8623">
                <text:p>758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9888">
                <text:p>739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6293">
                <text:p>746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0261">
                <text:p>7602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7418">
                <text:p>7474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1327">
                <text:p>7413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8235">
                <text:p>748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4440">
                <text:p>7444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9638">
                <text:p>7496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1117">
                <text:p>7911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4497">
                <text:p>7444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1439">
                <text:p>811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1136">
                <text:p>771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2546">
                <text:p>7725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1481">
                <text:p>771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8345">
                <text:p>748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2604">
                <text:p>7526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4779">
                <text:p>954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6600">
                <text:p>7466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8331">
                <text:p>8283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9894">
                <text:p>779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9908">
                <text:p>7799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9303">
                <text:p>7893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8352">
                <text:p>798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3800">
                <text:p>823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5837">
                <text:p>745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0896">
                <text:p>750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9032">
                <text:p>7990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2499">
                <text:p>7824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9720">
                <text:p>7797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6018">
                <text:p>756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5440">
                <text:p>7854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7691">
                <text:p>7576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5107">
                <text:p>795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7255">
                <text:p>747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5412">
                <text:p>765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2981">
                <text:p>802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5991">
                <text:p>745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5868">
                <text:p>7758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4668">
                <text:p>754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2222">
                <text:p>752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7747">
                <text:p>807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9212">
                <text:p>7492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1212">
                <text:p>761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20468">
                <text:p>8204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5647">
                <text:p>755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1291">
                <text:p>8112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3335">
                <text:p>7933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6570">
                <text:p>8465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2049">
                <text:p>7620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1682">
                <text:p>781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7502">
                <text:p>757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8995">
                <text:p>7489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9634">
                <text:p>7496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1277">
                <text:p>7512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2550">
                <text:p>7925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5930">
                <text:p>7459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4124">
                <text:p>7741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6489">
                <text:p>7664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8847">
                <text:p>7588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5319">
                <text:p>775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7803">
                <text:p>747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1774">
                <text:p>8017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0194">
                <text:p>7701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4780">
                <text:p>8147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6860">
                <text:p>7868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7777">
                <text:p>8077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2770">
                <text:p>8027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4229">
                <text:p>8542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1515">
                <text:p>7815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4331">
                <text:p>7843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9077">
                <text:p>7690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16247">
                <text:p>8162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1333">
                <text:p>771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0224">
                <text:p>830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1464">
                <text:p>781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67958">
                <text:p>767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8746">
                <text:p>7787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3635">
                <text:p>7836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3283">
                <text:p>7732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6230">
                <text:p>7762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76510">
                <text:p>7765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0527">
                <text:p>8305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3239">
                <text:p>8132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60515">
                <text:p>7605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0329">
                <text:p>8103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74796">
                <text:p>774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8661">
                <text:p>808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1881">
                <text:p>7718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66193">
                <text:p>7661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7143">
                <text:p>7671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3846">
                <text:p>7638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58247">
                <text:p>7582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9972">
                <text:p>7999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6581">
                <text:p>8065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3122">
                <text:p>833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7414">
                <text:p>7874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70673">
                <text:p>770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4835">
                <text:p>7848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2099">
                <text:p>7720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6128">
                <text:p>7661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1442">
                <text:p>7714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1011">
                <text:p>7710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210">
                <text:p>7702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14302">
                <text:p>8143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63736">
                <text:p>763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2401">
                <text:p>8224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5310">
                <text:p>7753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68286">
                <text:p>768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8661">
                <text:p>8186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8949">
                <text:p>8089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2724">
                <text:p>8327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8869">
                <text:p>8088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1289">
                <text:p>811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7045">
                <text:p>7670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9576">
                <text:p>8295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5652">
                <text:p>7656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74831">
                <text:p>7748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19529">
                <text:p>819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5278">
                <text:p>7652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6901">
                <text:p>7769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1834">
                <text:p>7718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9044">
                <text:p>8190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1010">
                <text:p>8910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32751">
                <text:p>8327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651">
                <text:p>8806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19120">
                <text:p>8191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6133">
                <text:p>8261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8226">
                <text:p>8482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0280">
                <text:p>7702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7188">
                <text:p>7671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7189">
                <text:p>7671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10818">
                <text:p>8108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91166">
                <text:p>7911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24588">
                <text:p>8245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6451">
                <text:p>8364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4088">
                <text:p>8040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4829">
                <text:p>794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6793">
                <text:p>7767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6556">
                <text:p>7965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7042">
                <text:p>7870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4879">
                <text:p>7648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7128">
                <text:p>7671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99392">
                <text:p>799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9898">
                <text:p>7698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61265">
                <text:p>7612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3874">
                <text:p>7738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7674">
                <text:p>8276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0754">
                <text:p>8607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39079">
                <text:p>8390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4077">
                <text:p>8540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34628">
                <text:p>8346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78384">
                <text:p>7783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9076">
                <text:p>8190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79677">
                <text:p>7796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9437">
                <text:p>8294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9892">
                <text:p>7898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29138">
                <text:p>8291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69972">
                <text:p>7699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8768">
                <text:p>7787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70877">
                <text:p>7708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6123">
                <text:p>766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39875">
                <text:p>839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9241">
                <text:p>8592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25280">
                <text:p>8252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83370">
                <text:p>8833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8294">
                <text:p>8282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8750">
                <text:p>8687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5253">
                <text:p>8152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3321">
                <text:p>8333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5159">
                <text:p>8151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04631">
                <text:p>8046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2610">
                <text:p>8726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8055">
                <text:p>8280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5099">
                <text:p>8250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1204">
                <text:p>8212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0106">
                <text:p>840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5479">
                <text:p>7854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9953">
                <text:p>7699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8927">
                <text:p>7789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7120">
                <text:p>7971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9086">
                <text:p>8390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1274">
                <text:p>8512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7202">
                <text:p>8172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23033">
                <text:p>8230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5402">
                <text:p>8454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94175">
                <text:p>8941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65381">
                <text:p>8653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88633">
                <text:p>7886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3926">
                <text:p>803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2942">
                <text:p>8029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6255">
                <text:p>7562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27435">
                <text:p>8274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2095">
                <text:p>7820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4257">
                <text:p>8042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18935">
                <text:p>8189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3011">
                <text:p>8030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14746">
                <text:p>8147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60726">
                <text:p>7607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6510">
                <text:p>7565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83834">
                <text:p>7838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1849">
                <text:p>7518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7298">
                <text:p>7472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24367">
                <text:p>8243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1695">
                <text:p>7916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49964">
                <text:p>8499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4514">
                <text:p>7945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9085">
                <text:p>7890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0191">
                <text:p>800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2160">
                <text:p>7421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2467">
                <text:p>7424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58570">
                <text:p>7585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51173">
                <text:p>7511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7669">
                <text:p>7976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24772">
                <text:p>8247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83212">
                <text:p>8832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5391">
                <text:p>8153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58539">
                <text:p>10585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93996">
                <text:p>12939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80665">
                <text:p>12806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61432">
                <text:p>10614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5511">
                <text:p>755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2488">
                <text:p>7624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49866">
                <text:p>7498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0437">
                <text:p>7504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2914">
                <text:p>8029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01835">
                <text:p>8018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4523">
                <text:p>8545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01854">
                <text:p>8018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9047">
                <text:p>7990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64394">
                <text:p>7643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3019">
                <text:p>7930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3227">
                <text:p>8032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55795">
                <text:p>7557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6099">
                <text:p>7560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8100">
                <text:p>808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99905">
                <text:p>7999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0581">
                <text:p>8005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9253">
                <text:p>8692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9949">
                <text:p>10099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4589">
                <text:p>12945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59456">
                <text:p>13594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4862">
                <text:p>10748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81948">
                <text:p>8819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28662">
                <text:p>8286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50940">
                <text:p>7509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1032">
                <text:p>7510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1726">
                <text:p>7417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3720">
                <text:p>7437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7005">
                <text:p>8070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06823">
                <text:p>8068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10130">
                <text:p>8101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11326">
                <text:p>8113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00688">
                <text:p>8006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0726">
                <text:p>8107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6115">
                <text:p>8461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4948">
                <text:p>7849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57121">
                <text:p>7571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9689">
                <text:p>7496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90779">
                <text:p>7907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4619">
                <text:p>754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4218">
                <text:p>7642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5964">
                <text:p>8559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4427">
                <text:p>8544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6503">
                <text:p>7965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9511">
                <text:p>8195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36467">
                <text:p>12364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01899">
                <text:p>13018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90062">
                <text:p>12900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62765">
                <text:p>9627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4591">
                <text:p>774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7427">
                <text:p>7674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6693">
                <text:p>7866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07434">
                <text:p>8074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09442">
                <text:p>8094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04908">
                <text:p>8049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2141">
                <text:p>8221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06833">
                <text:p>8068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92013">
                <text:p>10920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77270">
                <text:p>12772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97442">
                <text:p>12974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86477">
                <text:p>10864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91204">
                <text:p>7912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0724">
                <text:p>7707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47070">
                <text:p>7470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1633">
                <text:p>7516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90412">
                <text:p>7904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12732">
                <text:p>8127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07364">
                <text:p>8073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00493">
                <text:p>8004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18779">
                <text:p>8187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8710">
                <text:p>7787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60329">
                <text:p>7603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08053">
                <text:p>8080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03806">
                <text:p>8038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68431">
                <text:p>7684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01870">
                <text:p>8018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8697">
                <text:p>7986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5029">
                <text:p>8550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27284">
                <text:p>8272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2045">
                <text:p>7820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71721">
                <text:p>7717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94017">
                <text:p>7940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46169">
                <text:p>8461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62403">
                <text:p>8624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30308">
                <text:p>830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3269">
                <text:p>8032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56432">
                <text:p>8564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46411">
                <text:p>8464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32413">
                <text:p>932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96249">
                <text:p>12962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82830">
                <text:p>12828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48148">
                <text:p>14481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73752">
                <text:p>12737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73458">
                <text:p>12734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66888">
                <text:p>8668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43453">
                <text:p>7434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41986">
                <text:p>7419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92555">
                <text:p>7925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8030">
                <text:p>74803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97301">
                <text:p>7973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93322">
                <text:p>7933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90355">
                <text:p>7903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7199">
                <text:p>8071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6748">
                <text:p>7867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44191">
                <text:p>7441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9874">
                <text:p>7598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2400">
                <text:p>7924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0216">
                <text:p>7902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54265">
                <text:p>7542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2222">
                <text:p>7922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0602">
                <text:p>8506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2160">
                <text:p>79216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1688">
                <text:p>7916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05824">
                <text:p>11058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72675">
                <text:p>12726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57448">
                <text:p>13574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97228">
                <text:p>9972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2453">
                <text:p>7424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43808">
                <text:p>7438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4823">
                <text:p>8148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43409">
                <text:p>7434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4616">
                <text:p>7946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4605">
                <text:p>8046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6292">
                <text:p>8062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3947">
                <text:p>8139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63514">
                <text:p>9635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17608">
                <text:p>11176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00690">
                <text:p>11006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83840">
                <text:p>7838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83779">
                <text:p>7837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46077">
                <text:p>8460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960">
                <text:p>8079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48581">
                <text:p>8485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9688">
                <text:p>8096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47799">
                <text:p>8477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97306">
                <text:p>7973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9357">
                <text:p>8093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46116">
                <text:p>7461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6683">
                <text:p>7466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92697">
                <text:p>7926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95521">
                <text:p>7955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2177">
                <text:p>8021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6733">
                <text:p>8367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99282">
                <text:p>7992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2214">
                <text:p>7622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54579">
                <text:p>7545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45281">
                <text:p>7452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1944">
                <text:p>7619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45742">
                <text:p>7457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98048">
                <text:p>7980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4080">
                <text:p>8040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98656">
                <text:p>7986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08617">
                <text:p>8086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9311">
                <text:p>8493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94671">
                <text:p>12946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76871">
                <text:p>12768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54824">
                <text:p>12548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55651">
                <text:p>9556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11607">
                <text:p>9116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44930">
                <text:p>9449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4276">
                <text:p>8942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10302">
                <text:p>8103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08983">
                <text:p>8089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16938">
                <text:p>8169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41842">
                <text:p>8418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3651">
                <text:p>7836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41338">
                <text:p>7413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87242">
                <text:p>7872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83794">
                <text:p>7837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49062">
                <text:p>7490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2868">
                <text:p>7728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05284">
                <text:p>8052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97971">
                <text:p>7979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04026">
                <text:p>8040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38359">
                <text:p>8383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16493">
                <text:p>8164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05600">
                <text:p>8056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49295">
                <text:p>7492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48709">
                <text:p>7487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69546">
                <text:p>7695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7999">
                <text:p>8379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10047">
                <text:p>8100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06357">
                <text:p>8063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96666">
                <text:p>7966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2958">
                <text:p>9929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07097">
                <text:p>13070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6237">
                <text:p>12962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65844">
                <text:p>11658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50419">
                <text:p>750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53167">
                <text:p>7531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4457">
                <text:p>7644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52617">
                <text:p>7526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70233">
                <text:p>7702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23504">
                <text:p>8235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98896">
                <text:p>7988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19777">
                <text:p>8197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03275">
                <text:p>8032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01991">
                <text:p>11019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87875">
                <text:p>12878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79091">
                <text:p>12790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69082">
                <text:p>9690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08118">
                <text:p>8081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99837">
                <text:p>7998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37838">
                <text:p>8378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74893">
                <text:p>7748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47305">
                <text:p>8473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00239">
                <text:p>8002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08310">
                <text:p>8083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99982">
                <text:p>7999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55379">
                <text:p>8553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54377">
                <text:p>7543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3720">
                <text:p>7837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01270">
                <text:p>7012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46912">
                <text:p>7469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4684">
                <text:p>6946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01190">
                <text:p>70119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08614">
                <text:p>7086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02624">
                <text:p>7026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3871">
                <text:p>7038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98496">
                <text:p>6984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6462">
                <text:p>6964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7861">
                <text:p>6978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6789">
                <text:p>7067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1757">
                <text:p>7017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43223">
                <text:p>7432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67716">
                <text:p>767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9069">
                <text:p>7090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39240">
                <text:p>7392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614cm" svg:height="8.994cm" xlink:href=".." xlink:type="simple" chart:class="chart:line" chart:style-name="ch1">
        <chart:legend chart:legend-position="end" svg:x="31.351cm" svg:y="4.198cm" style:legend-expansion="high" chart:style-name="ch2"/>
        <chart:plot-area chart:style-name="ch3" table:cell-range-address="Sheet1.D1:Sheet1.D500" svg:x="0.672cm" svg:y="0.179cm" svg:width="30.007cm" svg:height="8.636cm">
          <chartooo:coordinate-region svg:x="2.219cm" svg:y="0.3cm" svg:width="28.46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901">
                <text:p>860901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5665">
                <text:p>775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4953">
                <text:p>754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4734">
                <text:p>754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402">
                <text:p>749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2368">
                <text:p>752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6363">
                <text:p>746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5904">
                <text:p>795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2194">
                <text:p>752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5786">
                <text:p>775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6539">
                <text:p>766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4812">
                <text:p>734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9434">
                <text:p>729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7165">
                <text:p>737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3606">
                <text:p>733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0346">
                <text:p>780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1878">
                <text:p>7318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5088">
                <text:p>735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1448">
                <text:p>731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1959">
                <text:p>731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0009">
                <text:p>780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0230">
                <text:p>7802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3375">
                <text:p>793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3007">
                <text:p>79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8393">
                <text:p>738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5056">
                <text:p>745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9106">
                <text:p>759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9075">
                <text:p>739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4056">
                <text:p>764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2259">
                <text:p>7322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184">
                <text:p>775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0640">
                <text:p>7306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0341">
                <text:p>730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4118">
                <text:p>784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2468">
                <text:p>732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2637">
                <text:p>7326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1476">
                <text:p>7414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7783">
                <text:p>737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9850">
                <text:p>7698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4178">
                <text:p>744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4149">
                <text:p>784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6985">
                <text:p>736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5775">
                <text:p>735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5879">
                <text:p>7358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5202">
                <text:p>735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8889">
                <text:p>73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5762">
                <text:p>735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4867">
                <text:p>734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1144">
                <text:p>721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1422">
                <text:p>741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7253">
                <text:p>777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3138">
                <text:p>723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4720">
                <text:p>7247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4322">
                <text:p>734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221">
                <text:p>728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8684">
                <text:p>7286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0539">
                <text:p>7505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0800">
                <text:p>7308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7153">
                <text:p>737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4388">
                <text:p>7343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5373">
                <text:p>725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8712">
                <text:p>7287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1821">
                <text:p>7718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9770">
                <text:p>7297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5353">
                <text:p>735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7071">
                <text:p>737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2302">
                <text:p>732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6480">
                <text:p>7564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7399">
                <text:p>787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7975">
                <text:p>737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6416">
                <text:p>7964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7931">
                <text:p>737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7162">
                <text:p>737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5653">
                <text:p>7356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2184">
                <text:p>7321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0438">
                <text:p>7404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8337">
                <text:p>788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3688">
                <text:p>733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8652">
                <text:p>738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5134">
                <text:p>7351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1421">
                <text:p>7314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3561">
                <text:p>733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6893">
                <text:p>7368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8813">
                <text:p>7788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9381">
                <text:p>739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3085">
                <text:p>733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3448">
                <text:p>783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0193">
                <text:p>740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77491">
                <text:p>777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9058">
                <text:p>779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6658">
                <text:p>7366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1143">
                <text:p>7811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6656">
                <text:p>746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8109">
                <text:p>738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7225">
                <text:p>7372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9796">
                <text:p>7497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3547">
                <text:p>733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2572">
                <text:p>732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9691">
                <text:p>7696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1300">
                <text:p>7713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2192">
                <text:p>742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31458">
                <text:p>731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3150">
                <text:p>7331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9125">
                <text:p>739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5984">
                <text:p>775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0906">
                <text:p>7309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2699">
                <text:p>7826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37779">
                <text:p>7377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3405">
                <text:p>7334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9693">
                <text:p>749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2040">
                <text:p>7920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6738">
                <text:p>736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5294">
                <text:p>735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6570">
                <text:p>7965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4744">
                <text:p>7347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0670">
                <text:p>7306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0957">
                <text:p>7309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0269">
                <text:p>740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3848">
                <text:p>733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2546">
                <text:p>7325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8751">
                <text:p>7487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7002">
                <text:p>737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2409">
                <text:p>7924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1243">
                <text:p>7812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1824">
                <text:p>751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3142">
                <text:p>743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5509">
                <text:p>7955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7207">
                <text:p>7472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8889">
                <text:p>748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7962">
                <text:p>7879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39170">
                <text:p>7391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54926">
                <text:p>7549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1539">
                <text:p>7415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1752">
                <text:p>7917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0050">
                <text:p>8000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2030">
                <text:p>7420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5628">
                <text:p>7956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9438">
                <text:p>7394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2970">
                <text:p>7829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8932">
                <text:p>7489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7101">
                <text:p>7771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3708">
                <text:p>783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1217">
                <text:p>7512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1332">
                <text:p>7413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5118">
                <text:p>7451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5606">
                <text:p>7456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2702">
                <text:p>742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3615">
                <text:p>7936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065">
                <text:p>7400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0710">
                <text:p>7407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9288">
                <text:p>759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4206">
                <text:p>754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1390">
                <text:p>7613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0509">
                <text:p>7605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5797">
                <text:p>7657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8826">
                <text:p>7588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5653">
                <text:p>7456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0189">
                <text:p>740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3477">
                <text:p>7534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2183">
                <text:p>7421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4045">
                <text:p>7840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2485">
                <text:p>8024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2907">
                <text:p>7429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8781">
                <text:p>7387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3651">
                <text:p>803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1059">
                <text:p>7410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4284">
                <text:p>7442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7830">
                <text:p>7478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9166">
                <text:p>7591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45370">
                <text:p>7453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0187">
                <text:p>7901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8783">
                <text:p>738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5506">
                <text:p>785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2113">
                <text:p>7421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2650">
                <text:p>7826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6154">
                <text:p>7461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6586">
                <text:p>7465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3119">
                <text:p>743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9555">
                <text:p>7995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1194">
                <text:p>7411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2230">
                <text:p>802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1507">
                <text:p>8015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66691">
                <text:p>8666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4057">
                <text:p>7940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2275">
                <text:p>832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2912">
                <text:p>782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54928">
                <text:p>7549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5179">
                <text:p>7751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5360">
                <text:p>8053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0817">
                <text:p>7408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9125">
                <text:p>739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96727">
                <text:p>7967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6698">
                <text:p>8266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94640">
                <text:p>7946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8333">
                <text:p>858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4429">
                <text:p>8644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0165">
                <text:p>7801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8996">
                <text:p>7589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3704">
                <text:p>7537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52289">
                <text:p>7522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2808">
                <text:p>7428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5956">
                <text:p>785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5747">
                <text:p>7857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0170">
                <text:p>7401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8585">
                <text:p>7385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7991">
                <text:p>747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9277">
                <text:p>7892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4093">
                <text:p>7940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8355">
                <text:p>7883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90407">
                <text:p>7904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0521">
                <text:p>7705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8783">
                <text:p>7387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3082">
                <text:p>7430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0512">
                <text:p>740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8819">
                <text:p>7388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8207">
                <text:p>7482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0230">
                <text:p>7702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2097">
                <text:p>7520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1032">
                <text:p>7810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7845">
                <text:p>7378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7715">
                <text:p>7377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4364">
                <text:p>7343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9938">
                <text:p>7799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7532">
                <text:p>7975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9952">
                <text:p>7899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87984">
                <text:p>7879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37996">
                <text:p>8379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6484">
                <text:p>7364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9484">
                <text:p>7394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2577">
                <text:p>7425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7359">
                <text:p>7773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2261">
                <text:p>7422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3600">
                <text:p>8436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5118">
                <text:p>7951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96311">
                <text:p>796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30920">
                <text:p>8309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4788">
                <text:p>8047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4231">
                <text:p>7342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4404">
                <text:p>7344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89526">
                <text:p>7895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6463">
                <text:p>7364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8854">
                <text:p>7488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1520">
                <text:p>7915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27818">
                <text:p>8278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9834">
                <text:p>7898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7096">
                <text:p>8570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4689">
                <text:p>804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35463">
                <text:p>8354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18292">
                <text:p>8182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34283">
                <text:p>7342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2426">
                <text:p>7424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32456">
                <text:p>7324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2820">
                <text:p>7828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1950">
                <text:p>7319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75557">
                <text:p>7755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1084">
                <text:p>7810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9337">
                <text:p>7793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7341">
                <text:p>7773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4590">
                <text:p>82459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85005">
                <text:p>7850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67617">
                <text:p>7676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7637">
                <text:p>7476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2109">
                <text:p>732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0626">
                <text:p>7306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4056">
                <text:p>784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9127">
                <text:p>8191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85006">
                <text:p>7850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80931">
                <text:p>7809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0030">
                <text:p>7800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83764">
                <text:p>7837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7022">
                <text:p>7770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31140">
                <text:p>7311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1183">
                <text:p>7811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0717">
                <text:p>7907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23958">
                <text:p>823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39443">
                <text:p>8394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2291">
                <text:p>782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06986">
                <text:p>8069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13179">
                <text:p>10131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47815">
                <text:p>12478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41859">
                <text:p>12418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94680">
                <text:p>10946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63297">
                <text:p>7632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2930">
                <text:p>7829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28035">
                <text:p>7280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8963">
                <text:p>728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7928">
                <text:p>7579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3451">
                <text:p>7834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7456">
                <text:p>7774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9689">
                <text:p>7796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79022">
                <text:p>7790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5604">
                <text:p>7556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8668">
                <text:p>7586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5922">
                <text:p>785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3759">
                <text:p>7437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8286">
                <text:p>7782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58711">
                <text:p>7587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6359">
                <text:p>8263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9766">
                <text:p>7797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24783">
                <text:p>8247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8562">
                <text:p>7785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54047">
                <text:p>11540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47300">
                <text:p>12473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50607">
                <text:p>12506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2581">
                <text:p>9725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11945">
                <text:p>9119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34923">
                <text:p>734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38961">
                <text:p>7389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38609">
                <text:p>7386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33166">
                <text:p>7331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2837">
                <text:p>7828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40786">
                <text:p>7407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32992">
                <text:p>7329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2431">
                <text:p>7324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4848">
                <text:p>7848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1517">
                <text:p>7815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84335">
                <text:p>7843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34336">
                <text:p>8343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82585">
                <text:p>7825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5990">
                <text:p>74599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29312">
                <text:p>7293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3178">
                <text:p>7731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3615">
                <text:p>7736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33577">
                <text:p>7335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9377">
                <text:p>7793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4108">
                <text:p>7941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88999">
                <text:p>788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5894">
                <text:p>8258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18997">
                <text:p>9189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44584">
                <text:p>12445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37951">
                <text:p>12379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93249">
                <text:p>11932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4978">
                <text:p>8349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9853">
                <text:p>7798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30840">
                <text:p>7308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30376">
                <text:p>7303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4614">
                <text:p>7946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8493">
                <text:p>7784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28198">
                <text:p>8281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25638">
                <text:p>8256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6789">
                <text:p>7767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25307">
                <text:p>10253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37677">
                <text:p>12376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40527">
                <text:p>12405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73989">
                <text:p>10739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83347">
                <text:p>7833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9716">
                <text:p>7297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84856">
                <text:p>7848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47459">
                <text:p>7474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5947">
                <text:p>7559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78750">
                <text:p>7787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79458">
                <text:p>7794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77761">
                <text:p>7777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0329">
                <text:p>7803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0405">
                <text:p>7504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2096">
                <text:p>7320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4408">
                <text:p>7344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2609">
                <text:p>7826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5479">
                <text:p>7754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19423">
                <text:p>8194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32257">
                <text:p>8322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28111">
                <text:p>8281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5652">
                <text:p>7856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10691">
                <text:p>810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5308">
                <text:p>7553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1789">
                <text:p>8017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0672">
                <text:p>7506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5671">
                <text:p>8056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44526">
                <text:p>7445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14378">
                <text:p>8143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87421">
                <text:p>8874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42978">
                <text:p>8429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06342">
                <text:p>9063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49681">
                <text:p>11496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59238">
                <text:p>13592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16246">
                <text:p>14162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39226">
                <text:p>13392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78593">
                <text:p>12785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17250">
                <text:p>11172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9619">
                <text:p>7996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36129">
                <text:p>7361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41573">
                <text:p>7415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33237">
                <text:p>7332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48296">
                <text:p>7482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2913">
                <text:p>7929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9670">
                <text:p>7796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9863">
                <text:p>779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3975">
                <text:p>7839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9453">
                <text:p>759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5182">
                <text:p>7351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35506">
                <text:p>7355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0470">
                <text:p>7804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33047">
                <text:p>7330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47636">
                <text:p>7476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8896">
                <text:p>7788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82150">
                <text:p>7821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37432">
                <text:p>8374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78611">
                <text:p>7786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20932">
                <text:p>11209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50660">
                <text:p>12506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41004">
                <text:p>12410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82622">
                <text:p>9826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7473">
                <text:p>7274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29007">
                <text:p>7290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32251">
                <text:p>7322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34060">
                <text:p>7340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56697">
                <text:p>7566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5937">
                <text:p>7859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97866">
                <text:p>7978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2300">
                <text:p>8023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14175">
                <text:p>9141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49394">
                <text:p>8493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94667">
                <text:p>794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33930">
                <text:p>73393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44642">
                <text:p>7446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39977">
                <text:p>7399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6355">
                <text:p>7863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89710">
                <text:p>7897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7749">
                <text:p>7877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86280">
                <text:p>7862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7979">
                <text:p>8379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2536">
                <text:p>7825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39561">
                <text:p>7395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36575">
                <text:p>7365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35340">
                <text:p>7353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39085">
                <text:p>7390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43638">
                <text:p>8436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83139">
                <text:p>7831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2896">
                <text:p>8528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3948">
                <text:p>7839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0046">
                <text:p>7700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35199">
                <text:p>7351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34543">
                <text:p>7345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36176">
                <text:p>7361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91891">
                <text:p>7918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7700">
                <text:p>7977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86106">
                <text:p>7861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19101">
                <text:p>8191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4785">
                <text:p>8347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86530">
                <text:p>7865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30485">
                <text:p>10304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47279">
                <text:p>12472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41832">
                <text:p>12418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74551">
                <text:p>10745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5767">
                <text:p>8657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17081">
                <text:p>9170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27645">
                <text:p>9276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0877">
                <text:p>8608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78386">
                <text:p>7783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82066">
                <text:p>7820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86695">
                <text:p>7866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79613">
                <text:p>7796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9268">
                <text:p>7692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7958">
                <text:p>7779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30267">
                <text:p>7302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47216">
                <text:p>7472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2055">
                <text:p>7320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45075">
                <text:p>7450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89838">
                <text:p>7898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6779">
                <text:p>7767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78354">
                <text:p>7783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83211">
                <text:p>7832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58656">
                <text:p>7586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1237">
                <text:p>7312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31788">
                <text:p>7317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59637">
                <text:p>7596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78871">
                <text:p>7788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83215">
                <text:p>7832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28553">
                <text:p>8285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83212">
                <text:p>7832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79774">
                <text:p>7797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2402">
                <text:p>8324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72971">
                <text:p>10729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43475">
                <text:p>12434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40782">
                <text:p>12407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0562">
                <text:p>9905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1043">
                <text:p>7310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29816">
                <text:p>7298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35275">
                <text:p>735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8505">
                <text:p>7285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07776">
                <text:p>8077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2794">
                <text:p>8227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31873">
                <text:p>8318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1279">
                <text:p>8212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6738">
                <text:p>7767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52098">
                <text:p>11520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46243">
                <text:p>12462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50739">
                <text:p>12507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7511">
                <text:p>9075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0206">
                <text:p>7302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34544">
                <text:p>7345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34586">
                <text:p>7345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51448">
                <text:p>7514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0917">
                <text:p>7609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81153">
                <text:p>7811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5147">
                <text:p>785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7278">
                <text:p>8372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77560">
                <text:p>7775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41038">
                <text:p>7410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32953">
                <text:p>7329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